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tos" svg:font-family="Apto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0625in" fo:margin-left="0in" fo:margin-top="0in" fo:margin-bottom="0in" table:align="left" style:writing-mode="lr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2.0306in"/>
    </style:style>
    <style:style style:name="Table1.C" style:family="table-column">
      <style:table-column-properties style:column-width="2.6257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1.5pt solid #000000"/>
    </style:style>
    <style:style style:name="Table1.2" style:family="table-row">
      <style:table-row-properties style:min-row-height="0.9097in" fo:keep-together="auto"/>
    </style:style>
    <style:style style:name="Table1.3" style:family="table-row">
      <style:table-row-properties style:min-row-height="1.0972in" fo:keep-together="auto"/>
    </style:style>
    <style:style style:name="Table1.4" style:family="table-row">
      <style:table-row-properties style:min-row-height="0.941in" fo:keep-together="auto"/>
    </style:style>
    <style:style style:name="Table1.7" style:family="table-row">
      <style:table-row-properties style:min-row-height="2.0347in" fo:keep-together="auto"/>
    </style:style>
    <style:style style:name="Table1.8" style:family="table-row">
      <style:table-row-properties style:min-row-height="1.2847in" fo:keep-together="auto"/>
    </style:style>
    <style:style style:name="Table1.9" style:family="table-row">
      <style:table-row-properties style:min-row-height="1.4722in" fo:keep-together="auto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3847in"/>
    </style:style>
    <style:style style:name="Table2.B" style:family="table-column">
      <style:table-column-properties style:column-width="1.7188in"/>
    </style:style>
    <style:style style:name="Table2.C" style:family="table-column">
      <style:table-column-properties style:column-width="1.5729in"/>
    </style:style>
    <style:style style:name="Table2.D" style:family="table-column">
      <style:table-column-properties style:column-width="1.8229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1.5pt solid #000000"/>
    </style:style>
    <style:style style:name="Table2.2" style:family="table-row">
      <style:table-row-properties style:min-row-height="0.7847in" fo:keep-together="auto"/>
    </style:style>
    <style:style style:name="Table2.4" style:family="table-row">
      <style:table-row-properties style:min-row-height="0.941in" fo:keep-together="auto"/>
    </style:style>
    <style:style style:name="Table2.5" style:family="table-row">
      <style:table-row-properties style:min-row-height="1.0972in" fo:keep-together="auto"/>
    </style:style>
    <style:style style:name="Table2.7" style:family="table-row">
      <style:table-row-properties style:min-row-height="0.9097in" fo:keep-together="auto"/>
    </style:style>
    <style:style style:name="Table2.11" style:family="table-row">
      <style:table-row-properties style:min-row-height="0.7222in" fo:keep-together="auto"/>
    </style:style>
    <style:style style:name="Table3" style:family="table">
      <style:table-properties style:width="5.9049in" fo:margin-left="0in" fo:margin-top="0in" fo:margin-bottom="0in" table:align="left" style:writing-mode="lr-tb"/>
    </style:style>
    <style:style style:name="Table3.A" style:family="table-column">
      <style:table-column-properties style:column-width="1.2549in"/>
    </style:style>
    <style:style style:name="Table3.B" style:family="table-column">
      <style:table-column-properties style:column-width="1.6514in"/>
    </style:style>
    <style:style style:name="Table3.C" style:family="table-column">
      <style:table-column-properties style:column-width="2.9986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7222in" fo:keep-together="auto"/>
    </style:style>
    <style:style style:name="Table3.3" style:family="table-row">
      <style:table-row-properties style:min-row-height="0.5347in" fo:keep-together="auto"/>
    </style:style>
    <style:style style:name="Table3.5" style:family="table-row">
      <style:table-row-properties style:min-row-height="0.9097in" fo:keep-together="auto"/>
    </style:style>
    <style:style style:name="Table4" style:family="table">
      <style:table-properties style:width="5.9049in" fo:margin-left="0in" fo:margin-top="0in" fo:margin-bottom="0in" table:align="left" style:writing-mode="lr-tb"/>
    </style:style>
    <style:style style:name="Table4.A" style:family="table-column">
      <style:table-column-properties style:column-width="1.7861in"/>
    </style:style>
    <style:style style:name="Table4.B" style:family="table-column">
      <style:table-column-properties style:column-width="1.7194in"/>
    </style:style>
    <style:style style:name="Table4.C" style:family="table-column">
      <style:table-column-properties style:column-width="2.3993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="none"/>
    </style:style>
    <style:style style:name="Table4.2" style:family="table-row">
      <style:table-row-properties style:min-row-height="0.5347in" fo:keep-together="auto"/>
    </style:style>
    <style:style style:name="Table4.4" style:family="table-row">
      <style:table-row-properties style:min-row-height="0.4722in" fo:keep-together="auto"/>
    </style:style>
    <style:style style:name="Table4.7" style:family="table-row">
      <style:table-row-properties style:min-row-height="0.6285in" fo:keep-together="auto"/>
    </style:style>
    <style:style style:name="Table5" style:family="table">
      <style:table-properties style:width="5.9049in" fo:margin-left="0in" fo:margin-top="0in" fo:margin-bottom="0in" table:align="left" style:writing-mode="lr-tb"/>
    </style:style>
    <style:style style:name="Table5.A" style:family="table-column">
      <style:table-column-properties style:column-width="1.5875in"/>
    </style:style>
    <style:style style:name="Table5.B" style:family="table-column">
      <style:table-column-properties style:column-width="1.7576in"/>
    </style:style>
    <style:style style:name="Table5.C" style:family="table-column">
      <style:table-column-properties style:column-width="2.5597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" fo:padding="0.0694in" fo:border="none"/>
    </style:style>
    <style:style style:name="Table5.2" style:family="table-row">
      <style:table-row-properties style:min-row-height="0.5347in" fo:keep-together="auto"/>
    </style:style>
    <style:style style:name="Table6" style:family="table">
      <style:table-properties style:width="5.9049in" fo:margin-left="0in" fo:margin-top="0in" fo:margin-bottom="0in" table:align="left" style:writing-mode="lr-tb"/>
    </style:style>
    <style:style style:name="Table6.A" style:family="table-column">
      <style:table-column-properties style:column-width="1.5757in"/>
    </style:style>
    <style:style style:name="Table6.B" style:family="table-column">
      <style:table-column-properties style:column-width="1.8299in"/>
    </style:style>
    <style:style style:name="Table6.C" style:family="table-column">
      <style:table-column-properties style:column-width="2.4993in"/>
    </style:style>
    <style:style style:name="Table6.1" style:family="table-row">
      <style:table-row-properties style:min-row-height="0.3472in" fo:keep-together="auto"/>
    </style:style>
    <style:style style:name="Table6.A1" style:family="table-cell">
      <style:table-cell-properties style:vertical-align="" fo:padding="0.0694in" fo:border="none"/>
    </style:style>
    <style:style style:name="Table6.2" style:family="table-row">
      <style:table-row-properties style:min-row-height="0.5347in" fo:keep-together="auto"/>
    </style:style>
    <style:style style:name="Table7" style:family="table">
      <style:table-properties style:width="5.9049in" fo:margin-left="0in" fo:margin-top="0in" fo:margin-bottom="0in" table:align="left" style:writing-mode="lr-tb"/>
    </style:style>
    <style:style style:name="Table7.A" style:family="table-column">
      <style:table-column-properties style:column-width="1.8833in"/>
    </style:style>
    <style:style style:name="Table7.B" style:family="table-column">
      <style:table-column-properties style:column-width="1.4389in"/>
    </style:style>
    <style:style style:name="Table7.C" style:family="table-column">
      <style:table-column-properties style:column-width="2.5826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" fo:padding="0.0694in" fo:border="none"/>
    </style:style>
    <style:style style:name="Table7.2" style:family="table-row">
      <style:table-row-properties style:min-row-height="0.5347in" fo:keep-together="auto"/>
    </style:style>
    <style:style style:name="Table7.3" style:family="table-row">
      <style:table-row-properties style:min-row-height="0.4722in" fo:keep-together="auto"/>
    </style:style>
    <style:style style:name="Table8" style:family="table">
      <style:table-properties style:width="5.9049in" fo:margin-left="0in" fo:margin-top="0in" fo:margin-bottom="0in" table:align="left" style:writing-mode="lr-tb"/>
    </style:style>
    <style:style style:name="Table8.A" style:family="table-column">
      <style:table-column-properties style:column-width="1.2764in"/>
    </style:style>
    <style:style style:name="Table8.B" style:family="table-column">
      <style:table-column-properties style:column-width="2.3049in"/>
    </style:style>
    <style:style style:name="Table8.C" style:family="table-column">
      <style:table-column-properties style:column-width="2.3236in"/>
    </style:style>
    <style:style style:name="Table8.1" style:family="table-row">
      <style:table-row-properties style:min-row-height="0.5347in" fo:keep-together="auto"/>
    </style:style>
    <style:style style:name="Table8.A1" style:family="table-cell">
      <style:table-cell-properties style:vertical-align="" fo:padding="0.0694in" fo:border="none"/>
    </style:style>
    <style:style style:name="Table8.2" style:family="table-row">
      <style:table-row-properties style:min-row-height="0.4722in" fo:keep-together="auto"/>
    </style:style>
    <style:style style:name="Table8.4" style:family="table-row">
      <style:table-row-properties style:min-row-height="0.3472in" fo:keep-together="auto"/>
    </style:style>
    <style:style style:name="Table9" style:family="table">
      <style:table-properties style:width="5.9049in" fo:margin-left="0in" fo:margin-top="0in" fo:margin-bottom="0in" table:align="left" style:writing-mode="lr-tb"/>
    </style:style>
    <style:style style:name="Table9.A" style:family="table-column">
      <style:table-column-properties style:column-width="1.4653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3146in"/>
    </style:style>
    <style:style style:name="Table9.1" style:family="table-row">
      <style:table-row-properties style:min-row-height="0.3472in" fo:keep-together="auto"/>
    </style:style>
    <style:style style:name="Table9.A1" style:family="table-cell">
      <style:table-cell-properties style:vertical-align="" fo:padding="0.0694in" fo:border="none"/>
    </style:style>
    <style:style style:name="Table9.2" style:family="table-row">
      <style:table-row-properties style:min-row-height="0.5347in" fo:keep-together="auto"/>
    </style:style>
    <style:style style:name="P1" style:family="paragraph" style:parent-style-name="Standard">
      <style:paragraph-properties>
        <style:tab-stops>
          <style:tab-stop style:position="1.0335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0335in"/>
        </style:tab-stops>
      </style:paragraph-properties>
    </style:style>
    <style:style style:name="P3" style:family="paragraph" style:parent-style-name="Standard">
      <style:paragraph-properties fo:margin-top="0.1665in" fo:margin-bottom="0.1665in" loext:contextual-spacing="false" fo:line-height="100%">
        <style:tab-stops>
          <style:tab-stop style:position="1.0335in"/>
        </style:tab-stops>
      </style:paragraph-properties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>
        <style:tab-stops>
          <style:tab-stop style:position="1.0335in"/>
        </style:tab-stops>
      </style:paragraph-properties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9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7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8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>
        <style:tab-stops>
          <style:tab-stop style:position="1.0335in"/>
        </style:tab-stops>
      </style:paragraph-properties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Heading_20_1">
      <style:paragraph-properties fo:keep-together="auto" fo:keep-with-next="auto">
        <style:tab-stops>
          <style:tab-stop style:position="1.0335in"/>
        </style:tab-stops>
      </style:paragraph-properties>
    </style:style>
    <style:style style:name="P21" style:family="paragraph" style:parent-style-name="Heading_20_4">
      <style:paragraph-properties fo:keep-together="auto" fo:keep-with-next="auto">
        <style:tab-stops>
          <style:tab-stop style:position="1.0335in"/>
        </style:tab-stops>
      </style:paragraph-properties>
    </style:style>
    <style:style style:name="P22" style:family="paragraph" style:parent-style-name="Heading_20_2">
      <style:paragraph-properties fo:keep-together="auto" fo:keep-with-next="auto">
        <style:tab-stops>
          <style:tab-stop style:position="1.0335in"/>
        </style:tab-stops>
      </style:paragraph-properties>
    </style:style>
    <style:style style:name="P23" style:family="paragraph" style:parent-style-name="Heading_20_3">
      <style:paragraph-properties fo:margin-top="0.1665in" fo:margin-bottom="0.1665in" loext:contextual-spacing="false" fo:line-height="100%" fo:keep-together="auto" fo:keep-with-next="auto">
        <style:tab-stops>
          <style:tab-stop style:position="1.0335in"/>
        </style:tab-stops>
      </style:paragraph-properties>
    </style:style>
    <style:style style:name="P24" style:family="paragraph" style:parent-style-name="Heading_20_3">
      <style:paragraph-properties fo:margin-top="0.1665in" fo:margin-bottom="0.1665in" loext:contextual-spacing="false" fo:line-height="100%" fo:keep-together="auto" fo:keep-with-next="auto">
        <style:tab-stops>
          <style:tab-stop style:position="1.0335in"/>
        </style:tab-stops>
      </style:paragraph-properties>
      <style:text-properties fo:font-size="13pt" style:font-size-asian="13pt" style:font-size-complex="13pt"/>
    </style:style>
    <style:style style:name="P25" style:family="paragraph" style:parent-style-name="Heading_20_3">
      <style:paragraph-properties fo:text-align="center" style:justify-single-word="false" fo:keep-together="auto" fo:keep-with-next="auto">
        <style:tab-stops>
          <style:tab-stop style:position="1.0335in"/>
        </style:tab-stops>
      </style:paragraph-properties>
    </style:style>
    <style:style style:name="P26" style:family="paragraph" style:parent-style-name="Heading_20_3">
      <style:paragraph-properties fo:keep-together="auto" fo:keep-with-next="auto">
        <style:tab-stops>
          <style:tab-stop style:position="1.0335in"/>
        </style:tab-stops>
      </style:paragraph-properties>
    </style:style>
    <style:style style:name="P27" style:family="paragraph" style:parent-style-name="Heading_20_3">
      <style:paragraph-properties fo:keep-together="auto" fo:keep-with-next="auto">
        <style:tab-stops>
          <style:tab-stop style:position="1.0335in"/>
        </style:tab-stops>
      </style:paragraph-properties>
      <style:text-properties fo:font-size="13pt" style:font-size-asian="13pt" style:font-size-complex="13pt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188038" style:font-name="Roboto Mono" fo:font-size="13pt" style:font-name-asian="Roboto Mono1" style:font-size-asian="13pt" style:font-name-complex="Roboto Mono1" style:font-size-complex="13pt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fo:font-size="17pt" style:font-name-asian="Roboto Mono1" style:font-size-asian="17pt" style:font-name-complex="Roboto Mono1" style:font-size-complex="17pt"/>
    </style:style>
    <style:style style:name="T6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7" style:family="text">
      <style:text-properties fo:font-weight="bold" style:font-weight-asian="bold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d ~ # vaya a su directorio de trabajo</text:p>
      <text:p text:style-name="Standard"/>
      <text:p text:style-name="Standard"># Compruebe que está en su directorio de trabajo</text:p>
      <text:p text:style-name="Standard"/>
      <text:p text:style-name="Standard">pwd # Muestra la ruta del directorio actual</text:p>
      <text:p text:style-name="Standard"/>
      <text:p text:style-name="Standard">whoami # Muestra el usuario conectado</text:p>
      <text:p text:style-name="Standard">echo $USER # Muestra el usuario conectado</text:p>
      <text:p text:style-name="Standard">echo $LOGNAME # Muestra el usuario conectado</text:p>
      <text:p text:style-name="Standard"/>
      <text:p text:style-name="Standard">cat /etc/passwd # Muestra la configuración de los usuarios. Buscar la línea del usuario conectado y comprobar que el penúltimo campo coincide con lo mostrado por el comando pwd anterior.</text:p>
      <text:p text:style-name="Standard"/>
      <text:p text:style-name="Standard">ls ../../bin/x???* # Con trayectoria relativa, liste los archivos de "/bin" que comiencen por "x" y que tengan 3 o más caracteres</text:p>
      <text:p text:style-name="Standard"/>
      <text:p text:style-name="Standard">ls ../../bin/[aeiou]*[aeiou] ../../bin/[aeiou] # Con trayectoria relativa, liste los archivos de "/bin" que comiencen y terminen por vocal</text:p>
      <text:p text:style-name="Standard"/>
      <text:p text:style-name="Standard">mkdir ejercicio # En su directorio de trabajo cree un directorio llamado ejercicio</text:p>
      <text:p text:style-name="Standard"/>
      <text:p text:style-name="Standard">cp ../../etc/group ejercicio/grupos # Copie con trayectorio relativa el archivo "/etc/group" en el directorio "ejercicio" con el nombre "grupos"</text:p>
      <text:p text:style-name="Standard"/>
      <text:p text:style-name="Standard">cd ejercicio # Muévase al directorio ejercicio</text:p>
      <text:p text:style-name="Standard"/>
      <text:p text:style-name="Standard">mkdir -p {2000..2100}/{01..12} # Cree un directorio para cada año entre <text:s/>el 2000 y el 2100 y que cada año tenga un subdirectorio para cada mes del 01 al 12</text:p>
      <text:p text:style-name="Standard"/>
      <text:p text:style-name="Standard">touch {2000..2100}/{01..12}/{01..31} # Cree un archivo del 01 al 31 que corresponde a los días de cada mes</text:p>
      <text:p text:style-name="Standard"/>
      <text:p text:style-name="Standard"><text:soft-page-break/>rm {2000..2100}/{0{2,4,6,9},11}/31 # Borre los días 31 de los meses que no tengan 31 días</text:p>
      <text:p text:style-name="Standard"/>
      <text:p text:style-name="Standard">touch {2000,2004,2008,2010,....... completar....,2096}/02/29 # Añada los 29 de febrero</text:p>
      <text:p text:style-name="Standard"/>
      <text:p text:style-name="Standard">ls */*/31 # Mostrar todos los días 31 de todos los meses de 31 días de todos los años</text:p>
      <text:p text:style-name="Standard"/>
      <text:p text:style-name="Standard"/>
      <text:p text:style-name="Standard"/>
      <text:p text:style-name="Standard">¿Cuántas veces se repite la inicial del nombre de los usuarios que más común?</text:p>
      <text:p text:style-name="Standard">cat /etc/passwd | cut -c1 | sort | uniq -c | tr -s ' ' : | sort -t: -k2nr <text:s/>| head -1 | cut -f2 -d:</text:p>
      <text:p text:style-name="Standard"/>
      <text:p text:style-name="Standard"/>
      <text:p text:style-name="Standard"/>
      <text:p text:style-name="Standard">cat emails | grep -Eo "^[a-z0-9]+(\.+[a-z0-9]+)*@[a-z0-9]+(\.+[a-z0-9]+)*(\.+[a-z0-9]{2,})"</text:p>
      <text:p text:style-name="Standard"/>
      <text:p text:style-name="Standard"><text:s/>NOSE DE DONDE SON ////</text:p>
      <text:p text:style-name="Standard">cat /etc/passwd | cut -d: -f1-3 | sort -n | grep <text:s/>:[0-9][0-9]$ |cut -d: -f1</text:p>
      <text:p text:style-name="Standard"><text:s/></text:p>
      <text:p text:style-name="Standard">cat /etc/passwd | cut -f1,3,4 -d: | grep -Ev "^[^:]+:([^:]+):\1"</text:p>
      <text:p text:style-name="Standard"><text:s/></text:p>
      <text:p text:style-name="Standard"/>
      <text:p text:style-name="Standard">////</text:p>
      <text:p text:style-name="Standard"/>
      <text:p text:style-name="Standard"/>
      <text:p text:style-name="Standard">Mostrar cuántos caracteres tiene cada usuario</text:p>
      <text:p text:style-name="Standard"><text:s/></text:p>
      <text:p text:style-name="Standard">cat /etc/passwd | cut -f1 -d: | xargs -I{} bash -c "echo -n {}: ; echo {} | wc -c"</text:p>
      <text:p text:style-name="Standard"><text:soft-page-break/></text:p>
      <text:p text:style-name="Standard"/>
      <text:p text:style-name="Standard"/>
      <text:p text:style-name="Standard">Nombre de usuario más largo:</text:p>
      <text:p text:style-name="Standard"><text:s/></text:p>
      <text:p text:style-name="Standard">cat /etc/passwd | cut -f1 -d: | xargs -Iuser bash -c 'echo -n user: ; echo -n user | wc -c' | sort -n -k2 -t: | tail -1 | cut -f1 -d:</text:p>
      <text:p text:style-name="Standard"/>
      <text:p text:style-name="Standard"/>
      <text:p text:style-name="Standard">cat users | cut -f1 -d: | xargs -Iuser bash -c 'echo -n user: ; echo -n user | wc -c' | grep ":$(cat users | cut -f1 -d: | xargs -Iuser bash -c 'echo -n user: ; echo -n user | wc -c' | sort -n -k2 -t: | tail -1 | cut -f2 -d:)$" | cut -f1 -d:</text:p>
      <text:p text:style-name="Standard"/>
      <text:p text:style-name="Standard"/>
      <text:p text:style-name="Standard"/>
      <text:p text:style-name="Standard">Sumar el tamaño de los ficheros de /etc/</text:p>
      <text:p text:style-name="Standard"><text:s/></text:p>
      <text:p text:style-name="Standard">echo $(ls -l /etc/ | tr -s ' ' | cut -f5 -d' ') | tr ' ' + | bc</text:p>
      <text:p text:style-name="Standard"><text:s/></text:p>
      <text:p text:style-name="Standard">Lo mismo pero sólo de ficheros regulares:</text:p>
      <text:p text:style-name="Standard"><text:s/></text:p>
      <text:p text:style-name="Standard">echo $(ls -la /etc/ | grep "^-" | tr -s ' ' | cut -f5 -d' ') | tr ' ' + | bc</text:p>
      <text:p text:style-name="Standard"><text:s/></text:p>
      <text:p text:style-name="Standard">echo $(find /etc -maxdepth 1 -type f -printf %s+)0 | bc</text:p>
      <text:p text:style-name="Standard"/>
      <text:p text:style-name="Standard"/>
      <text:p text:style-name="Standard"/>
      <text:p text:style-name="Standard">userlengths=$(cat users | cut -f1 -d: | xargs -Iuser bash -c 'echo -n user: ; echo -n user | wc -c')</text:p>
      <text:p text:style-name="Standard">maxlength=$(echo -e "$userlengths" | cut -f2 -d: | sort -n | tail -1)</text:p>
      <text:p text:style-name="Standard"/>
      <text:p text:style-name="Standard"><text:soft-page-break/>echo -e "$userlengths" | grep ":$maxlength$" | cut -f1 -d:</text:p>
      <text:p text:style-name="Standard"/>
      <text:p text:style-name="Standard">NOSE DE DONDE SON /////</text:p>
      <text:p text:style-name="Standard">cat /etc/passwd | cut -d: -f1 | xargs -I{} bash -c 'groups {}'</text:p>
      <text:p text:style-name="Standard"><text:s/></text:p>
      <text:p text:style-name="Standard">paste -d: &lt;(cut -d: -f1 /etc/passwd) &lt;(id -Gn $(cut -d: -f1 /etc/passwd) | tr ' ' ,)</text:p>
      <text:p text:style-name="Standard"><text:s/></text:p>
      <text:p text:style-name="Standard">cut -d: -f1 /etc/passwd | xargs -I{} bash -c 'echo -n {}: ; echo $((cat /etc/group | grep -E "^[^:]+:[^:]:$(cat /etc/passwd | grep "^{}:" | cut -f3 -d:)" | cut -f1 -d: ; cat /etc/group | grep -E ":{}$|:{},|,{},|,{}$" | cut -f1 -d:) | sort | uniq) | tr " " ,'</text:p>
      <text:p text:style-name="Standard"><text:s/></text:p>
      <text:p text:style-name="Standard"/>
      <text:p text:style-name="Standard">///////</text:p>
      <text:p text:style-name="Standard"/>
      <text:p text:style-name="Standard"/>
      <text:p text:style-name="Standard">@gmail.com</text:p>
      <text:p text:style-name="Standard">.pepe@gmail.com</text:p>
      <text:p text:style-name="Standard">pepegmail.com</text:p>
      <text:p text:style-name="Standard">pepe@gmailcom</text:p>
      <text:p text:style-name="Standard">pepe.@gmail.com</text:p>
      <text:p text:style-name="Standard">pepe@.gmail.com</text:p>
      <text:p text:style-name="Standard">pepe@gmail@uk.com</text:p>
      <text:p text:style-name="Standard">pepe.perez@gmail.c</text:p>
      <text:p text:style-name="Standard">pepe@gmail@uk.</text:p>
      <text:p text:style-name="Standard"/>
      <text:p text:style-name="Standard"/>
      <text:p text:style-name="Standard">#!/bin/bash</text:p>
      <text:p text:style-name="Standard"><text:s/></text:p>
      <text:p text:style-name="Standard">cat /etc/passwd | cut -f1 -d: |</text:p>
      <text:p text:style-name="Standard"><text:soft-page-break/></text:p>
      <text:p text:style-name="Standard"><text:s text:c="4"/>while read user ; do</text:p>
      <text:p text:style-name="Standard"/>
      <text:p text:style-name="Standard"><text:s text:c="8"/>first=$(echo $user | cut -c1)</text:p>
      <text:p text:style-name="Standard"/>
      <text:p text:style-name="Standard"><text:s text:c="8"/>last=$(echo $user | rev | cut -c1)</text:p>
      <text:p text:style-name="Standard"/>
      <text:p text:style-name="Standard"><text:s text:c="8"/>if [ $first = $last ] ; then</text:p>
      <text:p text:style-name="Standard"/>
      <text:p text:style-name="Standard"><text:s text:c="12"/>echo $user</text:p>
      <text:p text:style-name="Standard"/>
      <text:p text:style-name="Standard"><text:s text:c="8"/>fi</text:p>
      <text:p text:style-name="Standard"/>
      <text:p text:style-name="Standard"><text:s text:c="4"/>done</text:p>
      <text:p text:style-name="Standard"><text:s/></text:p>
      <text:p text:style-name="Standard">cat /etc/passwd | cut -f1 -d: | xargs -I{} bash -c 'echo {} | grep -xE "(.).*\1"'</text:p>
      <text:p text:style-name="Standard"/>
      <text:p text:style-name="Standard"/>
      <text:p text:style-name="Standard">@gmail.com</text:p>
      <text:p text:style-name="Standard">.pepe@gmail.com</text:p>
      <text:p text:style-name="Standard">pepegmail.com</text:p>
      <text:p text:style-name="Standard">pepe@gmailcom</text:p>
      <text:p text:style-name="Standard">pepe.@gmail.com</text:p>
      <text:p text:style-name="Standard">pepe@.gmail.com</text:p>
      <text:p text:style-name="Standard">pepe@gmail@uk.com</text:p>
      <text:p text:style-name="Standard">pepe.perez@gmail.c</text:p>
      <text:p text:style-name="Standard">pepe@gmail@uk.</text:p>
      <text:p text:style-name="Standard"><text:soft-page-break/></text:p>
      <text:p text:style-name="Standard"/>
      <text:p text:style-name="Standard">#!/bin/bash</text:p>
      <text:p text:style-name="Standard"><text:s/></text:p>
      <text:p text:style-name="Standard">cat /etc/passwd | cut -f1 -d: |</text:p>
      <text:p text:style-name="Standard"/>
      <text:p text:style-name="Standard"><text:s text:c="4"/>while read user ; do</text:p>
      <text:p text:style-name="Standard"/>
      <text:p text:style-name="Standard"><text:s text:c="8"/>first=$(echo $user | cut -c1)</text:p>
      <text:p text:style-name="Standard"/>
      <text:p text:style-name="Standard"><text:s text:c="8"/>last=$(echo $user | rev | cut -c1)</text:p>
      <text:p text:style-name="Standard"/>
      <text:p text:style-name="Standard"><text:s text:c="8"/>if [ $first = $last ] ; then</text:p>
      <text:p text:style-name="Standard"/>
      <text:p text:style-name="Standard"><text:s text:c="12"/>echo $user</text:p>
      <text:p text:style-name="Standard"/>
      <text:p text:style-name="Standard"><text:s text:c="8"/>fi</text:p>
      <text:p text:style-name="Standard"/>
      <text:p text:style-name="Standard"><text:s text:c="4"/>done</text:p>
      <text:p text:style-name="Standard"><text:s/></text:p>
      <text:p text:style-name="Standard">cat /etc/passwd | cut -f1 -d: | xargs -I{} bash -c 'echo {} | grep -xE "(.).*\1"'</text:p>
      <text:p text:style-name="Standard"/>
      <text:p text:style-name="Standard">#!/bin/bash</text:p>
      <text:p text:style-name="Standard"/>
      <text:p text:style-name="Standard">function check_format {</text:p>
      <text:p text:style-name="Standard"><text:s text:c="4"/>echo $1 | grep -Exo "[0-9]{1,2}/[0-9]{1,2}/([0-9]{2}|[0-9]{4})"</text:p>
      <text:p text:style-name="Standard">}</text:p>
      <text:p text:style-name="Standard"><text:soft-page-break/></text:p>
      <text:p text:style-name="Standard">function map {</text:p>
      <text:p text:style-name="Standard"><text:s text:c="4"/>command=$1</text:p>
      <text:p text:style-name="Standard"><text:s text:c="4"/>while read x ; do</text:p>
      <text:p text:style-name="Standard"><text:s text:c="8"/>$command $x</text:p>
      <text:p text:style-name="Standard"><text:s text:c="4"/>done <text:s text:c="3"/></text:p>
      <text:p text:style-name="Standard">}</text:p>
      <text:p text:style-name="Standard"/>
      <text:p text:style-name="Standard">function get_params {</text:p>
      <text:p text:style-name="Standard"><text:s text:c="4"/>for param in $@ ; do</text:p>
      <text:p text:style-name="Standard"><text:s text:c="8"/>echo $param</text:p>
      <text:p text:style-name="Standard"><text:s text:c="4"/>done</text:p>
      <text:p text:style-name="Standard">}</text:p>
      <text:p text:style-name="Standard"/>
      <text:p text:style-name="Standard">function check_date {</text:p>
      <text:p text:style-name="Standard"><text:s text:c="4"/>day=$1</text:p>
      <text:p text:style-name="Standard"><text:s text:c="4"/>month=$2</text:p>
      <text:p text:style-name="Standard"><text:s text:c="4"/>year=$3</text:p>
      <text:p text:style-name="Standard"/>
      <text:p text:style-name="Standard"><text:s text:c="4"/>if [ $day -gt 0 ] &amp;&amp; [ $day -le 31 ] &amp;&amp;</text:p>
      <text:p text:style-name="Standard"><text:s text:c="7"/>[ $month -gt 0 ] &amp;&amp; [ $month -le 12 ]; then</text:p>
      <text:p text:style-name="Standard"><text:s text:c="8"/>if [ $day -le 28 ]; then</text:p>
      <text:p text:style-name="Standard"><text:s text:c="12"/>echo $1 $2 $3</text:p>
      <text:p text:style-name="Standard"><text:s text:c="8"/>elif [ $day -eq 31 ] &amp;&amp;</text:p>
      <text:p text:style-name="Standard"><text:s text:c="8"/>([ $month -eq 1 ] || [ $month -eq 3 ] || [ $month -eq 5 ] ||</text:p>
      <text:p text:style-name="Standard"><text:s text:c="8"/>[ $month -eq 7 ] || [ $month -eq 8 ] || [ $month -eq 10 ] ||</text:p>
      <text:p text:style-name="Standard"><text:s text:c="8"/>[ $month -eq 12 ]); then</text:p>
      <text:p text:style-name="Standard"><text:soft-page-break/><text:s text:c="12"/>echo $1 $2 $3</text:p>
      <text:p text:style-name="Standard"><text:s text:c="8"/>elif [ $day -eq 30 ] &amp;&amp; [ $month -ne 2 ]; then</text:p>
      <text:p text:style-name="Standard"><text:s text:c="12"/>echo $1 $2 $3</text:p>
      <text:p text:style-name="Standard"><text:s text:c="8"/>elif [ $day -eq 29 ] &amp;&amp; [ $month -eq 2 ]; then</text:p>
      <text:p text:style-name="Standard"><text:s text:c="12"/>if [ $day -eq 29 ] &amp;&amp; is_leap $year; then</text:p>
      <text:p text:style-name="Standard"><text:s text:c="16"/>echo $1 $2 $3</text:p>
      <text:p text:style-name="Standard"><text:s text:c="12"/>fi</text:p>
      <text:p text:style-name="Standard"><text:s text:c="8"/>fi</text:p>
      <text:p text:style-name="Standard"><text:s text:c="4"/>fi</text:p>
      <text:p text:style-name="Standard">}</text:p>
      <text:p text:style-name="Standard"/>
      <text:p text:style-name="Standard">function filter_bigger {</text:p>
      <text:p text:style-name="Standard"><text:s text:c="4"/>sysdate=$(date +%F | tr -d '-')</text:p>
      <text:p text:style-name="Standard"><text:s text:c="4"/>day=$(echo $1 + 0 | bc)</text:p>
      <text:p text:style-name="Standard"><text:s text:c="4"/>month=$(echo $2 + 0 | bc)</text:p>
      <text:p text:style-name="Standard"><text:s text:c="4"/>year=$3</text:p>
      <text:p text:style-name="Standard"><text:s text:c="4"/>if [ $year -lt 100 ]; then</text:p>
      <text:p text:style-name="Standard"><text:s text:c="8"/>year=20$year</text:p>
      <text:p text:style-name="Standard"><text:s text:c="4"/>fi</text:p>
      <text:p text:style-name="Standard"><text:s text:c="4"/>if [ $day -lt 10 ]; then</text:p>
      <text:p text:style-name="Standard"><text:s text:c="8"/>day=0$day</text:p>
      <text:p text:style-name="Standard"><text:s text:c="4"/>fi</text:p>
      <text:p text:style-name="Standard"><text:s text:c="4"/>if [ $month -lt 10 ]; then</text:p>
      <text:p text:style-name="Standard"><text:s text:c="8"/>month=0$month</text:p>
      <text:p text:style-name="Standard"><text:s text:c="4"/>fi</text:p>
      <text:p text:style-name="Standard"><text:s text:c="4"/>fecha=$year$month$day</text:p>
      <text:p text:style-name="Standard"/>
      <text:p text:style-name="Standard"><text:soft-page-break/><text:s text:c="4"/>if [ $fecha -gt $sysdate ]; then</text:p>
      <text:p text:style-name="Standard"><text:s text:c="8"/>echo $day/$month/$year</text:p>
      <text:p text:style-name="Standard"><text:s text:c="4"/>fi</text:p>
      <text:p text:style-name="Standard">}</text:p>
      <text:p text:style-name="Standard"/>
      <text:p text:style-name="Standard">function is_leap {</text:p>
      <text:p text:style-name="Standard"><text:s text:c="4"/>year=$1</text:p>
      <text:p text:style-name="Standard"><text:s text:c="4"/>if [ $(echo $year % 4 | bc) -eq 0 ] &amp;&amp; [ $(echo $year % 100 | bc) -ne 0 ] ||</text:p>
      <text:p text:style-name="Standard"><text:s text:c="4"/>[ $(echo $year % 400 | bc) -eq 0 ]; then</text:p>
      <text:p text:style-name="Standard"><text:s text:c="8"/>return 0 <text:s text:c="2"/></text:p>
      <text:p text:style-name="Standard"><text:s text:c="4"/>else</text:p>
      <text:p text:style-name="Standard"><text:s text:c="8"/>return 1 </text:p>
      <text:p text:style-name="Standard"><text:s text:c="4"/>fi</text:p>
      <text:p text:style-name="Standard">}</text:p>
      <text:p text:style-name="Standard"/>
      <text:p text:style-name="Standard">get_params $@ | map check_format | tr '/' ' ' | map check_date | map filter_bigger</text:p>
      <text:p text:style-name="Standard"/>
      <text:p text:style-name="Standard">#!/bin/bash</text:p>
      <text:p text:style-name="Standard"/>
      <text:p text:style-name="Standard">function check_format {</text:p>
      <text:p text:style-name="Standard"><text:s text:c="4"/>if (echo $* | grep -xvE "[0-9]{2}:[0-9]{2}:[0-9]{2}" &gt;/dev/null) ||</text:p>
      <text:p text:style-name="Standard"><text:s text:c="8"/>[ $(get_hour $1) -gt 23 ] ||</text:p>
      <text:p text:style-name="Standard"><text:s text:c="8"/>[ $(get_min $1) -gt 59 ] ||</text:p>
      <text:p text:style-name="Standard"><text:s text:c="8"/>[ $(get_sec $1) -gt 59 ] ; then</text:p>
      <text:p text:style-name="Standard"><text:s text:c="8"/>return 1</text:p>
      <text:p text:style-name="Standard"><text:s text:c="4"/>else</text:p>
      <text:p text:style-name="Standard"><text:s text:c="8"/>return 0</text:p>
      <text:p text:style-name="Standard"><text:soft-page-break/><text:s text:c="4"/>fi</text:p>
      <text:p text:style-name="Standard">}</text:p>
      <text:p text:style-name="Standard"/>
      <text:p text:style-name="Standard">function check_ge {</text:p>
      <text:p text:style-name="Standard"><text:s text:c="4"/>time2=$1</text:p>
      <text:p text:style-name="Standard"><text:s text:c="4"/>time1=$2</text:p>
      <text:p text:style-name="Standard"><text:s text:c="4"/>check_format $time1 &amp;&amp;</text:p>
      <text:p text:style-name="Standard"><text:s text:c="4"/>check_format $time2 &amp;&amp;</text:p>
      <text:p text:style-name="Standard"><text:s text:c="4"/>[ $(transform_seconds $time1) -ge $(transform_seconds $time2) ]</text:p>
      <text:p text:style-name="Standard">}</text:p>
      <text:p text:style-name="Standard"/>
      <text:p text:style-name="Standard">function get_hour {</text:p>
      <text:p text:style-name="Standard"><text:s text:c="4"/>echo ${1%%:*}</text:p>
      <text:p text:style-name="Standard">}</text:p>
      <text:p text:style-name="Standard"/>
      <text:p text:style-name="Standard">function get_min {</text:p>
      <text:p text:style-name="Standard"><text:s text:c="4"/>echo $1 | cut -d: -f2</text:p>
      <text:p text:style-name="Standard">}</text:p>
      <text:p text:style-name="Standard"/>
      <text:p text:style-name="Standard">function get_sec {</text:p>
      <text:p text:style-name="Standard"><text:s text:c="4"/>echo ${1##*:}</text:p>
      <text:p text:style-name="Standard">}</text:p>
      <text:p text:style-name="Standard"/>
      <text:p text:style-name="Standard">function transform_seconds {</text:p>
      <text:p text:style-name="Standard"><text:s text:c="4"/>echo $(get_hour $1) '*' 3600 + $(get_min $1) '*' 60 + $(get_sec $1) | bc</text:p>
      <text:p text:style-name="Standard">}</text:p>
      <text:p text:style-name="Standard"/>
      <text:p text:style-name="Standard"><text:soft-page-break/>function add_zero {</text:p>
      <text:p text:style-name="Standard"><text:s text:c="4"/>if [ $1 -lt 10 ]; then</text:p>
      <text:p text:style-name="Standard"><text:s text:c="8"/>echo -n 0$1</text:p>
      <text:p text:style-name="Standard"><text:s text:c="4"/>else</text:p>
      <text:p text:style-name="Standard"><text:s text:c="8"/>echo -n $1</text:p>
      <text:p text:style-name="Standard"><text:s text:c="4"/>fi</text:p>
      <text:p text:style-name="Standard">}</text:p>
      <text:p text:style-name="Standard"/>
      <text:p text:style-name="Standard">function pluralize {</text:p>
      <text:p text:style-name="Standard"><text:s text:c="4"/>number=$1</text:p>
      <text:p text:style-name="Standard"><text:s text:c="4"/>word=$2</text:p>
      <text:p text:style-name="Standard"><text:s text:c="4"/>echo -n $number $word</text:p>
      <text:p text:style-name="Standard"><text:s text:c="4"/>if [ $number -ne 1 ]; then</text:p>
      <text:p text:style-name="Standard"><text:s text:c="8"/>echo -n "s"</text:p>
      <text:p text:style-name="Standard"><text:s text:c="4"/>fi</text:p>
      <text:p text:style-name="Standard">}</text:p>
      <text:p text:style-name="Standard"/>
      <text:p text:style-name="Standard">function format_seconds {</text:p>
      <text:p text:style-name="Standard"><text:s text:c="4"/>days=$(($1 / 86400))</text:p>
      <text:p text:style-name="Standard"><text:s text:c="4"/>hh=$((($1 - days * 86400) / 3600))</text:p>
      <text:p text:style-name="Standard"><text:s text:c="4"/>mm=$((($1 - hh * 3600 - days * 86400)/60))</text:p>
      <text:p text:style-name="Standard"><text:s text:c="4"/>ss=$(($1 - mm * 60 - hh * 3600 - days * 86400))</text:p>
      <text:p text:style-name="Standard"><text:s text:c="4"/>if [ $days -gt 0 ]; then</text:p>
      <text:p text:style-name="Standard"><text:s text:c="8"/>echo -n "$(pluralize $days día), "</text:p>
      <text:p text:style-name="Standard"><text:s text:c="4"/>fi</text:p>
      <text:p text:style-name="Standard"><text:s text:c="4"/>echo "$(pluralize $hh hora), $(pluralize $mm minuto) y $(pluralize $ss segundo)"</text:p>
      <text:p text:style-name="Standard">}</text:p>
      <text:p text:style-name="Standard"><text:soft-page-break/></text:p>
      <text:p text:style-name="Standard">function add {</text:p>
      <text:p text:style-name="Standard"><text:s text:c="4"/>sum=0</text:p>
      <text:p text:style-name="Standard"><text:s text:c="4"/>while read x ; do</text:p>
      <text:p text:style-name="Standard"><text:s text:c="8"/>sum=$(($sum+x))</text:p>
      <text:p text:style-name="Standard"><text:s text:c="4"/>done <text:s text:c="3"/></text:p>
      <text:p text:style-name="Standard"><text:s text:c="4"/>echo $sum</text:p>
      <text:p text:style-name="Standard">}</text:p>
      <text:p text:style-name="Standard"/>
      <text:p text:style-name="Standard">function filter {</text:p>
      <text:p text:style-name="Standard"><text:s text:c="4"/>command=$*</text:p>
      <text:p text:style-name="Standard"><text:s text:c="4"/>while read x ; do</text:p>
      <text:p text:style-name="Standard"><text:s text:c="8"/>if $command $x ; then</text:p>
      <text:p text:style-name="Standard"><text:s text:c="12"/>echo $x</text:p>
      <text:p text:style-name="Standard"><text:s text:c="8"/>fi</text:p>
      <text:p text:style-name="Standard"><text:s text:c="4"/>done <text:s text:c="3"/></text:p>
      <text:p text:style-name="Standard">}</text:p>
      <text:p text:style-name="Standard"/>
      <text:p text:style-name="Standard">function map {</text:p>
      <text:p text:style-name="Standard"><text:s text:c="4"/>command=$*</text:p>
      <text:p text:style-name="Standard"><text:s text:c="4"/>while read x ; do</text:p>
      <text:p text:style-name="Standard"><text:s text:c="8"/>$command $x</text:p>
      <text:p text:style-name="Standard"><text:s text:c="4"/>done <text:s text:c="3"/></text:p>
      <text:p text:style-name="Standard">}</text:p>
      <text:p text:style-name="Standard"/>
      <text:p text:style-name="Standard">function get_params {</text:p>
      <text:p text:style-name="Standard"><text:s text:c="4"/>for param in $@ ; do</text:p>
      <text:p text:style-name="Standard"><text:soft-page-break/><text:s text:c="8"/>echo $param</text:p>
      <text:p text:style-name="Standard"><text:s text:c="4"/>done</text:p>
      <text:p text:style-name="Standard"/>
      <text:p text:style-name="Standard"><text:s text:c="4"/>if [ ! -t 0 ] ; then # está abierta la entrada estándar por tubería</text:p>
      <text:p text:style-name="Standard"><text:s text:c="8"/>cat</text:p>
      <text:p text:style-name="Standard"><text:s text:c="4"/>fi</text:p>
      <text:p text:style-name="Standard">}</text:p>
      <text:p text:style-name="Standard"/>
      <text:p text:style-name="Standard">get_params $@ <text:s text:c="16"/>|</text:p>
      <text:p text:style-name="Standard"><text:s text:c="4"/>filter check_ge 12:00:00 <text:s/>|</text:p>
      <text:p text:style-name="Standard"><text:s text:c="4"/>map transform_seconds <text:s text:c="4"/>|</text:p>
      <text:p text:style-name="Standard"><text:s text:c="4"/>add <text:s text:c="22"/>|</text:p>
      <text:p text:style-name="Standard"><text:s text:c="4"/>map format_seconds</text:p>
      <text:p text:style-name="Standard"/>
      <text:p text:style-name="Standard"/>
      <text:p text:style-name="Standard">#!/bin/bash</text:p>
      <text:p text:style-name="Standard"/>
      <text:p text:style-name="Standard">function check_format {</text:p>
      <text:p text:style-name="Standard"><text:s text:c="4"/>if (echo $* | grep -xvE "[0-9]{2}:[0-9]{2}:[0-9]{2}" &gt;/dev/null) ||</text:p>
      <text:p text:style-name="Standard"><text:s text:c="8"/>[ $(get_hour $1) -gt 23 ] ||</text:p>
      <text:p text:style-name="Standard"><text:s text:c="8"/>[ $(get_min $1) -gt 59 ] ||</text:p>
      <text:p text:style-name="Standard"><text:s text:c="8"/>[ $(get_sec $1) -gt 59 ] ||</text:p>
      <text:p text:style-name="Standard"><text:s text:c="8"/>[ $(get_hour $1) -lt 12 ]; then</text:p>
      <text:p text:style-name="Standard"><text:s text:c="8"/>return 1</text:p>
      <text:p text:style-name="Standard"><text:s text:c="4"/>else</text:p>
      <text:p text:style-name="Standard"><text:s text:c="8"/>return 0</text:p>
      <text:p text:style-name="Standard"><text:s text:c="4"/>fi</text:p>
      <text:p text:style-name="Standard"><text:soft-page-break/>}</text:p>
      <text:p text:style-name="Standard"/>
      <text:p text:style-name="Standard">function get_hour {</text:p>
      <text:p text:style-name="Standard"><text:s text:c="4"/>echo ${1%%:*}</text:p>
      <text:p text:style-name="Standard">}</text:p>
      <text:p text:style-name="Standard"/>
      <text:p text:style-name="Standard">function get_min {</text:p>
      <text:p text:style-name="Standard"><text:s text:c="4"/>echo $1 | cut -d: -f2</text:p>
      <text:p text:style-name="Standard">}</text:p>
      <text:p text:style-name="Standard"/>
      <text:p text:style-name="Standard">function get_sec {</text:p>
      <text:p text:style-name="Standard"><text:s text:c="4"/>echo ${1##*:}</text:p>
      <text:p text:style-name="Standard">}</text:p>
      <text:p text:style-name="Standard"/>
      <text:p text:style-name="Standard">function transform_seconds {</text:p>
      <text:p text:style-name="Standard"><text:s text:c="4"/>echo $(get_hour $1) * 3600 + $(get_min $1) * 60 + $(get_sec $1) | bc</text:p>
      <text:p text:style-name="Standard">}</text:p>
      <text:p text:style-name="Standard"/>
      <text:p text:style-name="Standard">function add_zero {</text:p>
      <text:p text:style-name="Standard"><text:s text:c="4"/>if [ $1 -lt 10 ]; then</text:p>
      <text:p text:style-name="Standard"><text:s text:c="8"/>echo -n 0$1</text:p>
      <text:p text:style-name="Standard"><text:s text:c="4"/>else</text:p>
      <text:p text:style-name="Standard"><text:s text:c="8"/>echo -n $1</text:p>
      <text:p text:style-name="Standard"><text:s text:c="4"/>fi</text:p>
      <text:p text:style-name="Standard">}</text:p>
      <text:p text:style-name="Standard"/>
      <text:p text:style-name="Standard">function check_plural {</text:p>
      <text:p text:style-name="Standard"><text:soft-page-break/><text:s text:c="4"/>number=$1</text:p>
      <text:p text:style-name="Standard"><text:s text:c="4"/>word=$2</text:p>
      <text:p text:style-name="Standard"><text:s text:c="4"/>echo -n $number $word</text:p>
      <text:p text:style-name="Standard"><text:s text:c="4"/>if [ $number -ne 1 ]; then</text:p>
      <text:p text:style-name="Standard"><text:s text:c="8"/>echo -n "s"</text:p>
      <text:p text:style-name="Standard"><text:s text:c="4"/>fi</text:p>
      <text:p text:style-name="Standard">}</text:p>
      <text:p text:style-name="Standard"/>
      <text:p text:style-name="Standard">function format_seconds {</text:p>
      <text:p text:style-name="Standard"><text:s text:c="4"/>days=$(($1 / 86400))</text:p>
      <text:p text:style-name="Standard"><text:s text:c="4"/>hh=$((($1 - days * 86400) / 3600))</text:p>
      <text:p text:style-name="Standard"><text:s text:c="4"/>mm=$((($1 - hh * 3600 - days * 86400)/60))</text:p>
      <text:p text:style-name="Standard"><text:s text:c="4"/>ss=$(($1 - mm * 60 - hh * 3600 - days * 86400))</text:p>
      <text:p text:style-name="Standard"><text:s text:c="4"/>if [ $days -gt 0 ]; then</text:p>
      <text:p text:style-name="Standard"><text:s text:c="8"/>echo -n "$(check_plural $days día), "</text:p>
      <text:p text:style-name="Standard"><text:s text:c="4"/>fi</text:p>
      <text:p text:style-name="Standard"><text:s text:c="4"/>echo "$(check_plural $hh hora), $(check_plural $mm minuto) y $(check_plural $ss segundo)"</text:p>
      <text:p text:style-name="Standard">}</text:p>
      <text:p text:style-name="Standard"/>
      <text:p text:style-name="Standard">function add {</text:p>
      <text:p text:style-name="Standard"><text:s text:c="4"/>sum=0</text:p>
      <text:p text:style-name="Standard"><text:s text:c="4"/>while read x ; do</text:p>
      <text:p text:style-name="Standard"><text:s text:c="8"/>sum=$(($sum+x))</text:p>
      <text:p text:style-name="Standard"><text:s text:c="4"/>done <text:s text:c="3"/></text:p>
      <text:p text:style-name="Standard"><text:s text:c="4"/>echo $sum</text:p>
      <text:p text:style-name="Standard">}</text:p>
      <text:p text:style-name="Standard"/>
      <text:p text:style-name="Standard"><text:soft-page-break/>function filter {</text:p>
      <text:p text:style-name="Standard"><text:s text:c="4"/>command=$1</text:p>
      <text:p text:style-name="Standard"><text:s text:c="4"/>while read x ; do</text:p>
      <text:p text:style-name="Standard"><text:s text:c="8"/>if $command $x ; then</text:p>
      <text:p text:style-name="Standard"><text:s text:c="12"/>echo $x</text:p>
      <text:p text:style-name="Standard"><text:s text:c="8"/>fi</text:p>
      <text:p text:style-name="Standard"><text:s text:c="4"/>done <text:s text:c="3"/></text:p>
      <text:p text:style-name="Standard">}</text:p>
      <text:p text:style-name="Standard"/>
      <text:p text:style-name="Standard">function map {</text:p>
      <text:p text:style-name="Standard"><text:s text:c="4"/>command=$1</text:p>
      <text:p text:style-name="Standard"><text:s text:c="4"/>while read x ; do</text:p>
      <text:p text:style-name="Standard"><text:s text:c="8"/>$command $x</text:p>
      <text:p text:style-name="Standard"><text:s text:c="4"/>done <text:s text:c="3"/></text:p>
      <text:p text:style-name="Standard">}</text:p>
      <text:p text:style-name="Standard"/>
      <text:p text:style-name="Standard">function get_params {</text:p>
      <text:p text:style-name="Standard"><text:s text:c="4"/>for param in $@ ; do</text:p>
      <text:p text:style-name="Standard"><text:s text:c="8"/>echo $param</text:p>
      <text:p text:style-name="Standard"><text:s text:c="4"/>done</text:p>
      <text:p text:style-name="Standard"/>
      <text:p text:style-name="Standard"><text:s text:c="4"/>if [ ! -t 0 ] ; then # está abierta la entrada estándar por tubería</text:p>
      <text:p text:style-name="Standard"><text:s text:c="8"/>cat</text:p>
      <text:p text:style-name="Standard"><text:s text:c="4"/>fi</text:p>
      <text:p text:style-name="Standard">}</text:p>
      <text:p text:style-name="Standard"/>
      <text:p text:style-name="Standard">get_params $@ <text:s text:c="14"/>|</text:p>
      <text:p text:style-name="Standard"><text:soft-page-break/><text:s text:c="4"/>filter check_format <text:s text:c="4"/>|</text:p>
      <text:p text:style-name="Standard"><text:s text:c="4"/>map transform_seconds <text:s text:c="2"/>|</text:p>
      <text:p text:style-name="Standard"><text:s text:c="4"/>add <text:s text:c="20"/>|</text:p>
      <text:p text:style-name="Standard"><text:s text:c="4"/>map format_seconds</text:p>
      <text:p text:style-name="Standard"><text:s text:c="3"/>#!/bin/bash</text:p>
      <text:p text:style-name="Standard"/>
      <text:p text:style-name="Standard">function less_than_255 {</text:p>
      <text:p text:style-name="Standard"><text:s text:c="4"/>read field</text:p>
      <text:p text:style-name="Standard"><text:s text:c="4"/>if [ "$field" -le 255 ] ; then</text:p>
      <text:p text:style-name="Standard"><text:s text:c="7"/>return 0</text:p>
      <text:p text:style-name="Standard"><text:s text:c="4"/>else</text:p>
      <text:p text:style-name="Standard"><text:s text:c="7"/>return 1</text:p>
      <text:p text:style-name="Standard"><text:s text:c="4"/>fi</text:p>
      <text:p text:style-name="Standard">}</text:p>
      <text:p text:style-name="Standard"/>
      <text:p text:style-name="Standard">function filter {</text:p>
      <text:p text:style-name="Standard"><text:s text:c="4"/>command=$1</text:p>
      <text:p text:style-name="Standard"><text:s text:c="4"/>while read x ; do</text:p>
      <text:p text:style-name="Standard"><text:s text:c="8"/>if $command $x ; then</text:p>
      <text:p text:style-name="Standard"><text:s text:c="12"/>echo $x</text:p>
      <text:p text:style-name="Standard"><text:s text:c="8"/>fi</text:p>
      <text:p text:style-name="Standard"><text:s text:c="4"/>done <text:s text:c="3"/></text:p>
      <text:p text:style-name="Standard">}</text:p>
      <text:p text:style-name="Standard"/>
      <text:p text:style-name="Standard">function map {</text:p>
      <text:p text:style-name="Standard"><text:s text:c="4"/>command=$1</text:p>
      <text:p text:style-name="Standard"><text:s text:c="4"/>while read x ; do</text:p>
      <text:p text:style-name="Standard"><text:soft-page-break/><text:s text:c="8"/>$command $x</text:p>
      <text:p text:style-name="Standard"><text:s text:c="4"/>done <text:s text:c="3"/></text:p>
      <text:p text:style-name="Standard">}</text:p>
      <text:p text:style-name="Standard"/>
      <text:p text:style-name="Standard"/>
      <text:p text:style-name="Standard">function check_field {</text:p>
      <text:p text:style-name="Standard"><text:s text:c="4"/>field=$1</text:p>
      <text:p text:style-name="Standard"><text:s text:c="4"/>echo $field | less_than_255</text:p>
      <text:p text:style-name="Standard">}</text:p>
      <text:p text:style-name="Standard"/>
      <text:p text:style-name="Standard">function check_ip {</text:p>
      <text:p text:style-name="Standard"><text:s text:c="4"/>ip=$1</text:p>
      <text:p text:style-name="Standard"><text:s text:c="4"/>field_numbers=$(echo $ip | grep -oE "[0-9]+" | filter check_field | wc -l)</text:p>
      <text:p text:style-name="Standard"><text:s text:c="4"/>if [ $field_numbers -ne 4 ] ; then</text:p>
      <text:p text:style-name="Standard"><text:s text:c="6"/>return 1</text:p>
      <text:p text:style-name="Standard"><text:s text:c="4"/>fi <text:s text:c="3"/></text:p>
      <text:p text:style-name="Standard">}</text:p>
      <text:p text:style-name="Standard"/>
      <text:p text:style-name="Standard">function format_field {</text:p>
      <text:p text:style-name="Standard"><text:s text:c="4"/>field=$1</text:p>
      <text:p text:style-name="Standard"><text:s text:c="4"/>echo $field+0 | bc</text:p>
      <text:p text:style-name="Standard">}</text:p>
      <text:p text:style-name="Standard"/>
      <text:p text:style-name="Standard">function format_ip {</text:p>
      <text:p text:style-name="Standard"><text:s text:c="4"/>ip=$1</text:p>
      <text:p text:style-name="Standard"><text:s text:c="4"/>echo $(echo $ip | grep -oE "[0-9]+" | map format_field) | tr ' ' .</text:p>
      <text:p text:style-name="Standard">}</text:p>
      <text:p text:style-name="Standard"><text:soft-page-break/></text:p>
      <text:p text:style-name="Standard">grep -xE "[0-9]+\.[0-9]+\.[0-9]+\.[0-9]+" | filter check_ip | map format_ip</text:p>
      <text:p text:style-name="Standard"/>
      <text:p text:style-name="Standard">12.45.255.127</text:p>
      <text:p text:style-name="Standard">12.45.255</text:p>
      <text:p text:style-name="Standard">12.45.255.</text:p>
      <text:p text:style-name="Standard">12.45.255.256</text:p>
      <text:p text:style-name="Standard">12.45.-25.254</text:p>
      <text:p text:style-name="Standard">12.45.34.25.254</text:p>
      <text:p text:style-name="Standard">12.45.34.320</text:p>
      <text:p text:style-name="Standard">12.A.23.23</text:p>
      <text:p text:style-name="Standard">12.12.12/12</text:p>
      <text:p text:style-name="Standard">12.45.255. 127</text:p>
      <text:p text:style-name="Standard">13.13.13.13</text:p>
      <text:p text:style-name="Standard">.45.255.12</text:p>
      <text:p text:style-name="Standard">014.00014.14.14</text:p>
      <text:p text:style-name="Standard">1.09.2.3</text:p>
      <text:p text:style-name="Standard">3.0.000.4</text:p>
      <text:p text:style-name="P1">00.000.0.0<text:tab/></text:p>
      <text:p text:style-name="P1"/>
      <text:p text:style-name="P1">#!/bin/bash</text:p>
      <text:p text:style-name="P1"/>
      <text:p text:style-name="P1">function check_format {</text:p>
      <text:p text:style-name="P1"><text:s text:c="4"/>if (echo $* | grep -xvE "[0-9]{2}:[0-9]{2}:[0-9]{2}" &gt;/dev/null) ||</text:p>
      <text:p text:style-name="P1"><text:s text:c="8"/>[ $(get_hour $1) -gt 23 ] ||</text:p>
      <text:p text:style-name="P1"><text:s text:c="8"/>[ $(get_min $1) -gt 59 ] ||</text:p>
      <text:p text:style-name="P1"><text:s text:c="8"/>[ $(get_sec $1) -gt 59 ] ; then</text:p>
      <text:p text:style-name="P1"><text:soft-page-break/><text:s text:c="8"/>return 1</text:p>
      <text:p text:style-name="P1"><text:s text:c="4"/>else</text:p>
      <text:p text:style-name="P1"><text:s text:c="8"/>return 0</text:p>
      <text:p text:style-name="P1"><text:s text:c="4"/>fi</text:p>
      <text:p text:style-name="P1">}</text:p>
      <text:p text:style-name="P1"/>
      <text:p text:style-name="P1">function get_hour {</text:p>
      <text:p text:style-name="P1"><text:s text:c="4"/>echo ${1%%:*}</text:p>
      <text:p text:style-name="P1">}</text:p>
      <text:p text:style-name="P1"/>
      <text:p text:style-name="P1">function get_min {</text:p>
      <text:p text:style-name="P1"><text:s text:c="4"/>echo $1 | cut -d: -f2</text:p>
      <text:p text:style-name="P1">}</text:p>
      <text:p text:style-name="P1"/>
      <text:p text:style-name="P1">function get_sec {</text:p>
      <text:p text:style-name="P1"><text:s text:c="4"/>echo ${1##*:}</text:p>
      <text:p text:style-name="P1">}</text:p>
      <text:p text:style-name="P1"/>
      <text:p text:style-name="P1">function transform_seconds {</text:p>
      <text:p text:style-name="P1"><text:s text:c="4"/>echo $(($(get_hour $1) * 3600 +</text:p>
      <text:p text:style-name="P1"><text:s text:c="4"/>$(get_min $1) * 60 + $(get_sec $1)))</text:p>
      <text:p text:style-name="P1">}</text:p>
      <text:p text:style-name="P1"/>
      <text:p text:style-name="P1">function add_zero {</text:p>
      <text:p text:style-name="P1"><text:s text:c="4"/>if [ $1 -lt 10 ]; then</text:p>
      <text:p text:style-name="P1"><text:s text:c="8"/>echo -n 0$1</text:p>
      <text:p text:style-name="P1"><text:s text:c="4"/>else</text:p>
      <text:p text:style-name="P1"><text:soft-page-break/><text:s text:c="8"/>echo -n $1</text:p>
      <text:p text:style-name="P1"><text:s text:c="4"/>fi</text:p>
      <text:p text:style-name="P1">}</text:p>
      <text:p text:style-name="P1"/>
      <text:p text:style-name="P1">function format_seconds {</text:p>
      <text:p text:style-name="P1"><text:s text:c="4"/>hh=$(($1 / 3600))</text:p>
      <text:p text:style-name="P1"><text:s text:c="4"/>mm=$((($1 - hh * 3600)/60))</text:p>
      <text:p text:style-name="P1"><text:s text:c="4"/>ss=$(($1 - mm * 60 - hh * 3600))</text:p>
      <text:p text:style-name="P1"><text:s text:c="4"/>echo "$(add_zero $hh):$(add_zero $mm):$(add_zero $ss)"</text:p>
      <text:p text:style-name="P1">}</text:p>
      <text:p text:style-name="P1"/>
      <text:p text:style-name="P1">function first_last {</text:p>
      <text:p text:style-name="P1"><text:s text:c="4"/>read first</text:p>
      <text:p text:style-name="P1"><text:s text:c="4"/>[ -z "$first" ] &amp;&amp; first=00:00:00</text:p>
      <text:p text:style-name="P1"/>
      <text:p text:style-name="P1"><text:s text:c="4"/>while read next ; do</text:p>
      <text:p text:style-name="P1"><text:s text:c="8"/>last=$next</text:p>
      <text:p text:style-name="P1"><text:s text:c="4"/>done</text:p>
      <text:p text:style-name="P1"><text:s text:c="4"/>[ -z "$last" ] &amp;&amp; last=$first</text:p>
      <text:p text:style-name="P1"/>
      <text:p text:style-name="P1"><text:s text:c="4"/>echo $first</text:p>
      <text:p text:style-name="P1"><text:s text:c="4"/>echo $last</text:p>
      <text:p text:style-name="P1">}</text:p>
      <text:p text:style-name="P1"/>
      <text:p text:style-name="P1">function filter {</text:p>
      <text:p text:style-name="P1"><text:s text:c="4"/>command=$1</text:p>
      <text:p text:style-name="P1"><text:s text:c="4"/>while read x ; do</text:p>
      <text:p text:style-name="P1"><text:soft-page-break/><text:s text:c="8"/>if $command $x ; then</text:p>
      <text:p text:style-name="P1"><text:s text:c="12"/>echo $x</text:p>
      <text:p text:style-name="P1"><text:s text:c="8"/>fi</text:p>
      <text:p text:style-name="P1"><text:s text:c="4"/>done <text:s text:c="3"/></text:p>
      <text:p text:style-name="P1">}</text:p>
      <text:p text:style-name="P1"/>
      <text:p text:style-name="P1">function map {</text:p>
      <text:p text:style-name="P1"><text:s text:c="4"/>command=$1</text:p>
      <text:p text:style-name="P1"><text:s text:c="4"/>while read x ; do</text:p>
      <text:p text:style-name="P1"><text:s text:c="8"/>$command $x</text:p>
      <text:p text:style-name="P1"><text:s text:c="4"/>done <text:s text:c="3"/></text:p>
      <text:p text:style-name="P1">}</text:p>
      <text:p text:style-name="P1"/>
      <text:p text:style-name="P1">function diff_time {</text:p>
      <text:p text:style-name="P1"><text:s text:c="4"/>read first</text:p>
      <text:p text:style-name="P1"><text:s text:c="4"/>read last</text:p>
      <text:p text:style-name="P1"><text:s text:c="4"/>echo $(($last-first))</text:p>
      <text:p text:style-name="P1">}</text:p>
      <text:p text:style-name="P1"/>
      <text:p text:style-name="P1">function get_params {</text:p>
      <text:p text:style-name="P1"><text:s text:c="4"/>for param in $@ ; do</text:p>
      <text:p text:style-name="P1"><text:s text:c="8"/>echo $param</text:p>
      <text:p text:style-name="P1"><text:s text:c="4"/>done</text:p>
      <text:p text:style-name="P1"/>
      <text:p text:style-name="P1"><text:s text:c="4"/>if [ ! -t 0 ] ; then # está abierta la entrada estándar por tubería</text:p>
      <text:p text:style-name="P1"><text:s text:c="8"/>cat</text:p>
      <text:p text:style-name="P1"><text:s text:c="4"/>fi</text:p>
      <text:p text:style-name="P1"><text:soft-page-break/>}</text:p>
      <text:p text:style-name="P1"/>
      <text:p text:style-name="P1">get_params $@ <text:s text:c="14"/>|</text:p>
      <text:p text:style-name="P1"><text:s text:c="4"/>filter check_format <text:s text:c="4"/>|</text:p>
      <text:p text:style-name="P1"><text:s text:c="4"/>sort <text:s text:c="19"/>|</text:p>
      <text:p text:style-name="P1"><text:s text:c="4"/>first_last <text:s text:c="13"/>| </text:p>
      <text:p text:style-name="P1"><text:s text:c="4"/>map transform_seconds <text:s text:c="2"/>|</text:p>
      <text:p text:style-name="P1"><text:s text:c="4"/>diff_time <text:s text:c="14"/>|</text:p>
      <text:p text:style-name="P1"><text:s text:c="4"/>map format_seconds</text:p>
      <text:p text:style-name="P1"/>
      <text:p text:style-name="P1"/>
      <text:p text:style-name="P1"/>
      <text:p text:style-name="P1">#!/bin/bash</text:p>
      <text:p text:style-name="P1"/>
      <text:p text:style-name="P1">function check_format {</text:p>
      <text:p text:style-name="P1"><text:s text:c="4"/>if (echo $* | grep -xvE "[0-9]{2}:[0-9]{2}:[0-9]{2}" &gt;/dev/null) ||</text:p>
      <text:p text:style-name="P1"><text:s text:c="8"/>[ $(get_hour $1) -gt 23 ] ||</text:p>
      <text:p text:style-name="P1"><text:s text:c="8"/>[ $(get_min $1) -gt 59 ] ||</text:p>
      <text:p text:style-name="P1"><text:s text:c="8"/>[ $(get_sec $1) -gt 59 ] ; then</text:p>
      <text:p text:style-name="P1"><text:s text:c="8"/>return 1</text:p>
      <text:p text:style-name="P1"><text:s text:c="4"/>else</text:p>
      <text:p text:style-name="P1"><text:s text:c="8"/>return 0</text:p>
      <text:p text:style-name="P1"><text:s text:c="4"/>fi</text:p>
      <text:p text:style-name="P1">}</text:p>
      <text:p text:style-name="P1"/>
      <text:p text:style-name="P1">function get_hour {</text:p>
      <text:p text:style-name="P1"><text:s text:c="4"/>echo ${1%%:*}</text:p>
      <text:p text:style-name="P1"><text:soft-page-break/>}</text:p>
      <text:p text:style-name="P1"/>
      <text:p text:style-name="P1">function get_min {</text:p>
      <text:p text:style-name="P1"><text:s text:c="4"/>echo $1 | cut -d: -f2</text:p>
      <text:p text:style-name="P1">}</text:p>
      <text:p text:style-name="P1"/>
      <text:p text:style-name="P1">function get_sec {</text:p>
      <text:p text:style-name="P1"><text:s text:c="4"/>echo ${1##*:}</text:p>
      <text:p text:style-name="P1">}</text:p>
      <text:p text:style-name="P1"/>
      <text:p text:style-name="P1">function transform_seconds {</text:p>
      <text:p text:style-name="P1"><text:s text:c="4"/>echo $(($(get_hour $1) * 3600 +</text:p>
      <text:p text:style-name="P1"><text:s text:c="4"/>$(get_min $1) * 60 + $(get_sec $1)))</text:p>
      <text:p text:style-name="P1">}</text:p>
      <text:p text:style-name="P1"/>
      <text:p text:style-name="P1">function add_zero {</text:p>
      <text:p text:style-name="P1"><text:s text:c="4"/>if [ $1 -lt 10 ]; then</text:p>
      <text:p text:style-name="P1"><text:s text:c="8"/>echo -n 0$1</text:p>
      <text:p text:style-name="P1"><text:s text:c="4"/>else</text:p>
      <text:p text:style-name="P1"><text:s text:c="8"/>echo -n $1</text:p>
      <text:p text:style-name="P1"><text:s text:c="4"/>fi</text:p>
      <text:p text:style-name="P1">}</text:p>
      <text:p text:style-name="P1"/>
      <text:p text:style-name="P1">function format_seconds {</text:p>
      <text:p text:style-name="P1"><text:s text:c="4"/>hh=$(($1 / 3600))</text:p>
      <text:p text:style-name="P1"><text:s text:c="4"/>mm=$((($1 - hh * 3600)/60))</text:p>
      <text:p text:style-name="P1"><text:s text:c="4"/>ss=$(($1 - mm * 60 - hh * 3600))</text:p>
      <text:p text:style-name="P1"><text:soft-page-break/><text:s text:c="4"/>echo "$(add_zero $hh):$(add_zero $mm):$(add_zero $ss)"</text:p>
      <text:p text:style-name="P1">}</text:p>
      <text:p text:style-name="P1"/>
      <text:p text:style-name="P1">function valid_time {</text:p>
      <text:p text:style-name="P1"><text:s text:c="4"/>while read time ; do</text:p>
      <text:p text:style-name="P1"><text:s text:c="8"/>if check_format $time ; then</text:p>
      <text:p text:style-name="P1"><text:s text:c="12"/>echo $time</text:p>
      <text:p text:style-name="P1"><text:s text:c="8"/>fi</text:p>
      <text:p text:style-name="P1"><text:s text:c="4"/>done <text:s text:c="3"/></text:p>
      <text:p text:style-name="P1">}</text:p>
      <text:p text:style-name="P1"/>
      <text:p text:style-name="P1">function first_last {</text:p>
      <text:p text:style-name="P1"><text:s text:c="4"/>read first</text:p>
      <text:p text:style-name="P1"><text:s text:c="4"/>[ -z "$first" ] &amp;&amp; first=00:00:00</text:p>
      <text:p text:style-name="P1"/>
      <text:p text:style-name="P1"><text:s text:c="4"/>while read next ; do</text:p>
      <text:p text:style-name="P1"><text:s text:c="8"/>last=$next</text:p>
      <text:p text:style-name="P1"><text:s text:c="4"/>done</text:p>
      <text:p text:style-name="P1"><text:s text:c="4"/>[ -z "$last" ] &amp;&amp; last=$first</text:p>
      <text:p text:style-name="P1"/>
      <text:p text:style-name="P1"><text:s text:c="4"/>echo $first</text:p>
      <text:p text:style-name="P1"><text:s text:c="4"/>echo $last</text:p>
      <text:p text:style-name="P1">}</text:p>
      <text:p text:style-name="P1"/>
      <text:p text:style-name="P1">function to_seconds {</text:p>
      <text:p text:style-name="P1"><text:s text:c="4"/>while read time ; do</text:p>
      <text:p text:style-name="P1"><text:s text:c="8"/>transform_seconds $time</text:p>
      <text:p text:style-name="P1"><text:soft-page-break/><text:s text:c="4"/>done</text:p>
      <text:p text:style-name="P1">}</text:p>
      <text:p text:style-name="P1"/>
      <text:p text:style-name="P1">function from_seconds {</text:p>
      <text:p text:style-name="P1"><text:s text:c="4"/>while read time ; do</text:p>
      <text:p text:style-name="P1"><text:s text:c="8"/>format_seconds $time</text:p>
      <text:p text:style-name="P1"><text:s text:c="4"/>done</text:p>
      <text:p text:style-name="P1">}</text:p>
      <text:p text:style-name="P1"/>
      <text:p text:style-name="P1">function diff_time {</text:p>
      <text:p text:style-name="P1"><text:s text:c="4"/>read first</text:p>
      <text:p text:style-name="P1"><text:s text:c="4"/>read last</text:p>
      <text:p text:style-name="P1"><text:s text:c="4"/>echo $(($last-first))</text:p>
      <text:p text:style-name="P1">}</text:p>
      <text:p text:style-name="P1"/>
      <text:p text:style-name="P1">function get_params {</text:p>
      <text:p text:style-name="P1"><text:s text:c="4"/>if [ $# -gt 0 ] ; then</text:p>
      <text:p text:style-name="P1"><text:s text:c="8"/>echo $@ | tr ' ' '\n' <text:s text:c="3"/></text:p>
      <text:p text:style-name="P1"><text:s text:c="4"/>fi</text:p>
      <text:p text:style-name="P1"><text:s text:c="4"/>if [ -p /dev/stdin ] ; then # está abierta la entrada estándar</text:p>
      <text:p text:style-name="P1"><text:s text:c="8"/>while read time ; do</text:p>
      <text:p text:style-name="P1"><text:s text:c="12"/>echo $time</text:p>
      <text:p text:style-name="P1"><text:s text:c="8"/>done</text:p>
      <text:p text:style-name="P1"><text:s text:c="4"/>fi</text:p>
      <text:p text:style-name="P1">}</text:p>
      <text:p text:style-name="P1"/>
      <text:p text:style-name="P1">get_params $@ | valid_time | sort | first_last | to_seconds | diff_time | from_seconds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#!/bin/bash</text:p>
      <text:p text:style-name="P1"/>
      <text:p text:style-name="P1">function check_format {</text:p>
      <text:p text:style-name="P1"><text:s text:c="4"/>if (echo $1 | grep -xvE "[0-9]{2}:[0-9]{2}:[0-9]{2}" &gt;/dev/null) ||</text:p>
      <text:p text:style-name="P1"><text:s text:c="8"/>[ $(get_hour $1) -gt 23 ] ||</text:p>
      <text:p text:style-name="P1"><text:s text:c="8"/>[ $(get_min $1) -gt 59 ] ||</text:p>
      <text:p text:style-name="P1"><text:s text:c="8"/>[ $(get_sec $1) -gt 59 ] ; then</text:p>
      <text:p text:style-name="P1"><text:s text:c="8"/>return 1</text:p>
      <text:p text:style-name="P1"><text:s text:c="4"/>else</text:p>
      <text:p text:style-name="P1"><text:s text:c="8"/>return 0</text:p>
      <text:p text:style-name="P1"><text:s text:c="4"/>fi</text:p>
      <text:p text:style-name="P1">}</text:p>
      <text:p text:style-name="P1"/>
      <text:p text:style-name="P1">function get_hour {</text:p>
      <text:p text:style-name="P1"><text:s text:c="4"/>echo ${1%%:*}</text:p>
      <text:p text:style-name="P1">}</text:p>
      <text:p text:style-name="P1"/>
      <text:p text:style-name="P1">function get_min {</text:p>
      <text:p text:style-name="P1"><text:s text:c="4"/>echo $1 | cut -d: -f2</text:p>
      <text:p text:style-name="P1">}</text:p>
      <text:p text:style-name="P1"/>
      <text:p text:style-name="P1"><text:soft-page-break/>function get_sec {</text:p>
      <text:p text:style-name="P1"><text:s text:c="4"/>echo ${1##*:}</text:p>
      <text:p text:style-name="P1">}</text:p>
      <text:p text:style-name="P1"/>
      <text:p text:style-name="P1">function transform_seconds {</text:p>
      <text:p text:style-name="P1"><text:s text:c="4"/>echo $(($(get_hour $1) * 3600 +</text:p>
      <text:p text:style-name="P1"><text:s text:c="4"/>$(get_min $1) * 60 + $(get_sec $1)))</text:p>
      <text:p text:style-name="P1">}</text:p>
      <text:p text:style-name="P1"/>
      <text:p text:style-name="P1">function add_zero {</text:p>
      <text:p text:style-name="P1"><text:s text:c="4"/>if [ $1 -lt 10 ]; then</text:p>
      <text:p text:style-name="P1"><text:s text:c="8"/>echo -n 0$1</text:p>
      <text:p text:style-name="P1"><text:s text:c="4"/>else</text:p>
      <text:p text:style-name="P1"><text:s text:c="8"/>echo -n $1</text:p>
      <text:p text:style-name="P1"><text:s text:c="4"/>fi</text:p>
      <text:p text:style-name="P1">}</text:p>
      <text:p text:style-name="P1"/>
      <text:p text:style-name="P1">function format_seconds {</text:p>
      <text:p text:style-name="P1"><text:s text:c="4"/>hh=$(($1 / 3600))</text:p>
      <text:p text:style-name="P1"><text:s text:c="4"/>mm=$((($1 - hh * 3600)/60))</text:p>
      <text:p text:style-name="P1"><text:s text:c="4"/>ss=$(($1 - mm * 60 - hh * 3600))</text:p>
      <text:p text:style-name="P1"><text:s text:c="4"/>echo "$(add_zero $hh):$(add_zero $mm):$(add_zero $ss)"</text:p>
      <text:p text:style-name="P1">}</text:p>
      <text:p text:style-name="P1"/>
      <text:p text:style-name="P1">times=$(</text:p>
      <text:p text:style-name="P1"><text:s text:c="4"/>for time in $@; do</text:p>
      <text:p text:style-name="P1"><text:s text:c="9"/>if check_format $time ; then</text:p>
      <text:p text:style-name="P1"><text:soft-page-break/><text:s text:c="12"/>echo $time</text:p>
      <text:p text:style-name="P1"><text:s text:c="9"/>fi</text:p>
      <text:p text:style-name="P1"><text:s text:c="4"/>done | sort -n -t: -k1 -k2 -k3</text:p>
      <text:p text:style-name="P1">)</text:p>
      <text:p text:style-name="P1"><text:s text:c="8"/></text:p>
      <text:p text:style-name="P1">earliest=$(echo -e "$times" | head -1)</text:p>
      <text:p text:style-name="P1">latest=$(echo -e "$times" | tail -1)</text:p>
      <text:p text:style-name="P1"/>
      <text:p text:style-name="P1">secondsbetween=$(($(transform_seconds $latest) - $(transform_seconds $earliest)))</text:p>
      <text:p text:style-name="P1">echo "$latest - $earliest = $(format_seconds $secondsbetween)"</text:p>
      <text:p text:style-name="P1"/>
      <text:p text:style-name="P1"/>
      <text:p text:style-name="P1">#!/bin/bash</text:p>
      <text:p text:style-name="P1"/>
      <text:p text:style-name="P1">edad=$1</text:p>
      <text:p text:style-name="P1">mayoria_edad=18</text:p>
      <text:p text:style-name="P1"/>
      <text:p text:style-name="P1">if [ $# -ne 1 ] || echo $edad | grep -xvE "[0-9]+" &gt; /dev/null ; then</text:p>
      <text:p text:style-name="P1"><text:s text:c="4"/>&gt;&amp;2 echo "uso: kk edad (entero)"</text:p>
      <text:p text:style-name="P1"><text:s text:c="4"/>exit 1</text:p>
      <text:p text:style-name="P1">fi</text:p>
      <text:p text:style-name="P1"/>
      <text:p text:style-name="P1"/>
      <text:p text:style-name="P1">if [ $edad -lt $mayoria_edad ] ; then</text:p>
      <text:p text:style-name="P1"><text:s text:c="4"/>echo Eres menor de edad</text:p>
      <text:p text:style-name="P1">else</text:p>
      <text:p text:style-name="P1"><text:s text:c="4"/>echo Eres mayor de edad</text:p>
      <text:p text:style-name="P1"><text:soft-page-break/>fi</text:p>
      <text:p text:style-name="P1"/>
      <text:p text:style-name="P1"/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mail:x:8:8:mail:/var/mail:/usr/sbin/nologin</text:p>
      <text:p text:style-name="P1">news:x:9:9:news:/var/spool/news:/usr/sbin/nologin</text:p>
      <text:p text:style-name="P1"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:/usr/sbin/nologin</text:p>
      <text:p text:style-name="P1">systemd-resolve:x:101:103:systemd Resolver,,,:/run/systemd:/usr/sbin/nologin</text:p>
      <text:p text:style-name="P1">messagebus:x:102:105::/nonexistent:/usr/sbin/nologin</text:p>
      <text:p text:style-name="P1">systemd-timesync:x:103:106:systemd Time Synchronization,,,:/run/systemd:/usr/sbin/nologin</text:p>
      <text:p text:style-name="P1">syslog:x:104:111::/home/syslog:/usr/sbin/nologin</text:p>
      <text:p text:style-name="P1">_apt:x:105:65534::/nonexistent:/usr/sbin/nologin</text:p>
      <text:p text:style-name="P1"><text:soft-page-break/>tss:x:106:112:TPM software stack,,,:/var/lib/tpm:/bin/false</text:p>
      <text:p text:style-name="P1">rtkit:x:107:113:RealtimeKit,,,:/proc:/usr/sbin/nologin</text:p>
      <text:p text:style-name="P1">systemd-coredump:x:108:114:systemd Core Dumper,,,:/run/systemd:/usr/sbin/nologin</text:p>
      <text:p text:style-name="P1">kernoops:x:109:65534:Kernel Oops Tracking Daemon,,,:/:/usr/sbin/nologin</text:p>
      <text:p text:style-name="P1">uuidd:x:110:119::/run/uuidd:/usr/sbin/nologin</text:p>
      <text:p text:style-name="P1">cups-pk-helper:x:111:115:user for cups-pk-helper service,,,:/home/cups-pk-helper:/usr/sbin/nologin</text:p>
      <text:p text:style-name="P1">lightdm:x:112:120:Light Display Manager:/var/lib/lightdm:/bin/false</text:p>
      <text:p text:style-name="P1">tcpdump:x:113:122::/nonexistent:/usr/sbin/nologin</text:p>
      <text:p text:style-name="P1">avahi-autoipd:x:115:125:Avahi autoip daemon,,,:/var/lib/avahi-autoipd:/usr/sbin/nologin</text:p>
      <text:p text:style-name="P1">usbmux:x:116:46:usbmux daemon,,,:/var/lib/usbmux:/usr/sbin/nologin</text:p>
      <text:p text:style-name="P1">nm-openvpn:x:117:126:NetworkManager OpenVPN,,,:/var/lib/openvpn/chroot:/usr/sbin/nologin</text:p>
      <text:p text:style-name="P1">geoclue:x:118:127::/var/lib/geoclue:/usr/sbin/nologin</text:p>
      <text:p text:style-name="P1">dnsmasq:x:119:65534:dnsmasq,,,:/var/lib/misc:/usr/sbin/nologin</text:p>
      <text:p text:style-name="P1">pulse:x:120:128:PulseAudio daemon,,,:/run/pulse:/usr/sbin/nologin</text:p>
      <text:p text:style-name="P1">_flatpak:x:121:131:Flatpak system-wide installation helper,,,:/nonexistent:/usr/sbin/nologin</text:p>
      <text:p text:style-name="P1">avahi:x:122:132:Avahi mDNS daemon,,,:/run/avahi-daemon:/usr/sbin/nologin</text:p>
      <text:p text:style-name="P1">saned:x:123:133::/var/lib/saned:/usr/sbin/nologin</text:p>
      <text:p text:style-name="P1">colord:x:124:134:colord colour management daemon,,,:/var/lib/colord:/usr/sbin/nologin</text:p>
      <text:p text:style-name="P1">fwupd-refresh:x:125:135:fwupd-refresh user,,,:/run/systemd:/usr/sbin/nologin</text:p>
      <text:p text:style-name="P1">hplip:x:126:7:HPLIP system user,,,:/run/hplip:/bin/false</text:p>
      <text:p text:style-name="P1">usuario:x:1000:1000:usuario,,,:/home/usuario:/bin/bash</text:p>
      <text:p text:style-name="P1">sssd:x:127:137:SSSD system user,,,:/var/lib/sss:/usr/sbin/nologin</text:p>
      <text:p text:style-name="P1">surtich:x:1001:1001:surtich,,,:/home/surtich:/bin/bash</text:p>
      <text:p text:style-name="P1"/>
      <text:p text:style-name="P1">p@gmail.com</text:p>
      <text:p text:style-name="P1">pepe@gmail.com</text:p>
      <text:p text:style-name="P1">pepe.perez@gmail.com</text:p>
      <text:p text:style-name="P1"><text:soft-page-break/>pepe.perez@gmail.uk.com</text:p>
      <text:p text:style-name="P1">pepe88@gmail.com</text:p>
      <text:p text:style-name="P1">pepe88.perez@gmail.com</text:p>
      <text:p text:style-name="P1">pepe.perez.luis.lopez@gmail.com</text:p>
      <text:p text:style-name="P1">88@gmail.com</text:p>
      <text:p text:style-name="P1">pepe@gmail.c.com</text:p>
      <text:p text:style-name="P1"><text:a xlink:type="simple" xlink:href="mailto:pepe@gmail.c.uk.com" text:style-name="ListLabel_20_46" text:visited-style-name="ListLabel_20_46"><text:span text:style-name="T1">pepe@gmail.c.uk.com</text:span></text:a></text:p>
      <text:p text:style-name="P1"/>
      <text:p text:style-name="P3"/>
      <text:p text:style-name="P3"/>
      <text:p text:style-name="P23"><text:bookmark text:name="_heading=h.5b4s56c1mcjk"/><text:span text:style-name="T2">¡Ahora lo tengo claro! Aquí te paso la tabla completa con los códigos. Es una tabla organizada donde puedes ver el comando, la función y el código correspondient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bookmark text:name="_heading=h.5b4s56c1mcjk1"/><text:span text:style-name="T2">Comando/Función</text:span></text:p>
          </table:table-cell>
          <table:table-cell table:style-name="Table1.A1" office:value-type="string">
            <text:p text:style-name="P25"><text:bookmark text:name="_heading=h.5b4s56c1mcjk2"/><text:span text:style-name="T2">Descripción</text:span></text:p>
          </table:table-cell>
          <table:table-cell table:style-name="Table1.A1" office:value-type="string">
            <text:p text:style-name="P25"><text:bookmark text:name="_heading=h.5b4s56c1mcjk3"/><text:span text:style-name="T2">Código</text:span></text:p>
          </table:table-cell>
        </table:table-row>
        <table:table-row table:style-name="Table1.2">
          <table:table-cell table:style-name="Table1.A1" office:value-type="string">
            <text:p text:style-name="P26"><text:bookmark text:name="_heading=h.5b4s56c1mcjk4"/><text:span text:style-name="T2">Verificar primer y último carácter de un usuario</text:span></text:p>
          </table:table-cell>
          <table:table-cell table:style-name="Table1.A1" office:value-type="string">
            <text:p text:style-name="P26"><text:bookmark text:name="_heading=h.5b4s56c1mcjk5"/><text:span text:style-name="T2">Filtra usuarios con el mismo primer y último carácter.</text:span></text:p>
          </table:table-cell>
          <table:table-cell table:style-name="Table1.A1" office:value-type="string">
            <text:p text:style-name="P26"><text:bookmark text:name="_heading=h.5b4s56c1mcjk6"/><text:span text:style-name="T2">```bash #!/bin/bash cat /etc/passwd</text:span></text:p>
          </table:table-cell>
        </table:table-row>
        <table:table-row table:style-name="Table1.3">
          <table:table-cell table:style-name="Table1.A1" office:value-type="string">
            <text:p text:style-name="P26"><text:bookmark text:name="_heading=h.5b4s56c1mcjk7"/><text:span text:style-name="T2">Verificar formato de fecha</text:span></text:p>
          </table:table-cell>
          <table:table-cell table:style-name="Table1.A1" office:value-type="string">
            <text:p text:style-name="P26"><text:bookmark text:name="_heading=h.5b4s56c1mcjk8"/><text:span text:style-name="T2">Verifica si una fecha está en el formato </text:span><text:span text:style-name="T3">dd/mm/yyyy</text:span><text:span text:style-name="T2">.</text:span></text:p>
          </table:table-cell>
          <table:table-cell table:style-name="Table1.A1" office:value-type="string">
            <text:p text:style-name="P26"><text:bookmark text:name="_heading=h.5b4s56c1mcjk9"/><text:span text:style-name="T3">bash #!/bin/bash function check_format { if [[ "$1" =~ ^[0-9]{2}/[0-9]{2}/[0-9]{4}$ ]]; then echo "Fecha válida: $1" else echo "Fecha no válida: $1" fi } # Ejemplo de uso check_format "12/05/2025" check_format "2025-05-12"</text:span></text:p>
          </table:table-cell>
        </table:table-row>
        <table:table-row table:style-name="Table1.4">
          <table:table-cell table:style-name="Table1.A1" office:value-type="string">
            <text:p text:style-name="P26"><text:bookmark text:name="_heading=h.5b4s56c1mcjk10"/><text:span text:style-name="T2">Verificar formato de hora</text:span></text:p>
          </table:table-cell>
          <table:table-cell table:style-name="Table1.A1" office:value-type="string">
            <text:p text:style-name="P26"><text:bookmark text:name="_heading=h.5b4s56c1mcjk11"/><text:span text:style-name="T2">Verifica si una hora está en el formato </text:span><text:span text:style-name="T3">hh:mm:ss</text:span><text:span text:style-name="T2">.</text:span></text:p>
          </table:table-cell>
          <table:table-cell table:style-name="Table1.A1" office:value-type="string">
            <text:p text:style-name="P26"><text:bookmark text:name="_heading=h.5b4s56c1mcjk12"/><text:span text:style-name="T3">bash #!/bin/bash function check_format { if [[ "$1" =~ ^[0-9]{2}:[0-9]{2}:[0-9]{2}$ ]]; then echo "Hora válida: $1" else echo "Hora no válida: $1" fi } check_format "12:30:45" check_format "12-30-45"</text:span></text:p>
          </table:table-cell>
        </table:table-row>
        <table:table-row table:style-name="Table1.2">
          <table:table-cell table:style-name="Table1.A1" office:value-type="string">
            <text:p text:style-name="P26"><text:bookmark text:name="_heading=h.5b4s56c1mcjk13"/><text:span text:style-name="T2">Sumar segundos de una hora</text:span></text:p>
          </table:table-cell>
          <table:table-cell table:style-name="Table1.A1" office:value-type="string">
            <text:p text:style-name="P26"><text:bookmark text:name="_heading=h.5b4s56c1mcjk14"/><text:span text:style-name="T2">Convierte horas a segundos y realiza la suma.</text:span></text:p>
          </table:table-cell>
          <table:table-cell table:style-name="Table1.A1" office:value-type="string">
            <text:p text:style-name="P26"><text:bookmark text:name="_heading=h.5b4s56c1mcjk15"/><text:span text:style-name="T2">```bash #!/bin/bash function transform_seconds { echo $(($(get_hour $1) * 3600 + $(get_min $1) * 60 + $(get_sec $1))) } function get_hour { echo ${1%%:*} } function get_min { echo $1</text:span></text:p>
          </table:table-cell>
        </table:table-row>
        <table:table-row table:style-name="Table1.3">
          <table:table-cell table:style-name="Table1.A1" office:value-type="string">
            <text:p text:style-name="P26"><text:bookmark text:name="_heading=h.5b4s56c1mcjk16"/><text:span text:style-name="T2">Filtrar por horas mayores que una dada</text:span></text:p>
          </table:table-cell>
          <table:table-cell table:style-name="Table1.A1" office:value-type="string">
            <text:p text:style-name="P26"><text:bookmark text:name="_heading=h.5b4s56c1mcjk17"/><text:span text:style-name="T2">Filtra las horas que son mayores a una hora especificada.</text:span></text:p>
          </table:table-cell>
          <table:table-cell table:style-name="Table1.A1" office:value-type="string">
            <text:p text:style-name="P26"><text:bookmark text:name="_heading=h.5b4s56c1mcjk18"/><text:span text:style-name="T3">bash #!/bin/bash function check_ge { time1=$1 time2=$2 if [[ $(transform_seconds $time1) -ge $(transform_seconds $time2) ]]; then echo "$time1 es mayor o igual a $time2" fi } check_ge "12:30:45" "10:30:45"</text:span></text:p>
          </table:table-cell>
        </table:table-row>
        <table:table-row table:style-name="Table1.7">
          <table:table-cell table:style-name="Table1.A1" office:value-type="string">
            <text:p text:style-name="P26"><text:bookmark text:name="_heading=h.5b4s56c1mcjk19"/><text:span text:style-name="T2">Sumar horas en formato </text:span><text:span text:style-name="T3">hh:mm:ss</text:span></text:p>
          </table:table-cell>
          <table:table-cell table:style-name="Table1.A1" office:value-type="string">
            <text:p text:style-name="P26"><text:bookmark text:name="_heading=h.5b4s56c1mcjk20"/><text:span text:style-name="T2">Suma horas en formato </text:span><text:span text:style-name="T3">hh:mm:ss</text:span><text:span text:style-name="T2"> y retorna el resultado.</text:span></text:p>
          </table:table-cell>
          <table:table-cell table:style-name="Table1.A1" office:value-type="string">
            <text:p text:style-name="P26"><text:bookmark text:name="_heading=h.5b4s56c1mcjk21"/><text:span text:style-name="T3">bash #!/bin/bash function add_zero { if [ $1 -lt 10 ]; then echo -n 0$1 else echo -n $1 fi } function format_seconds { hh=$(($1 / 3600)) mm=$((($1 - hh * 3600)/60)) ss=$(($1 - mm * 60 - hh * 3600)) echo "$(add_zero $hh):$(add_zero $mm):$(add_zero $ss)" } function sum_hours { total_seconds=0 for hour in $@; do total_seconds=$(($total_seconds + $(transform_seconds $hour))) done format_seconds $total_seconds } sum_hours "12:30:45" "1:30:30"</text:span></text:p>
          </table:table-cell>
        </table:table-row>
        <table:table-row table:style-name="Table1.8">
          <table:table-cell table:style-name="Table1.A1" office:value-type="string">
            <text:p text:style-name="P26"><text:bookmark text:name="_heading=h.5b4s56c1mcjk22"/><text:span text:style-name="T2">Verificar si una dirección IP es válida</text:span></text:p>
          </table:table-cell>
          <table:table-cell table:style-name="Table1.A1" office:value-type="string">
            <text:p text:style-name="P26"><text:bookmark text:name="_heading=h.5b4s56c1mcjk23"/><text:span text:style-name="T2">Verifica si una dirección IP es válida, considerando los valores de los campos.</text:span></text:p>
          </table:table-cell>
          <table:table-cell table:style-name="Table1.A1" office:value-type="string">
            <text:p text:style-name="P26"><text:bookmark text:name="_heading=h.5b4s56c1mcjk24"/><text:span text:style-name="T2">```bash #!/bin/bash function check_ip { ip=$1 field_numbers=$(echo $ip</text:span></text:p>
          </table:table-cell>
        </table:table-row>
        <table:table-row table:style-name="Table1.9">
          <table:table-cell table:style-name="Table1.A1" office:value-type="string">
            <text:p text:style-name="P26"><text:bookmark text:name="_heading=h.5b4s56c1mcjk25"/><text:span text:style-name="T2">Formato de dirección IP</text:span></text:p>
          </table:table-cell>
          <table:table-cell table:style-name="Table1.A1" office:value-type="string">
            <text:p text:style-name="P26"><text:bookmark text:name="_heading=h.5b4s56c1mcjk26"/><text:span text:style-name="T2">Formatea las direcciones IP para asegurar que los campos estén en el rango adecuado.</text:span></text:p>
          </table:table-cell>
          <table:table-cell table:style-name="Table1.A1" office:value-type="string">
            <text:p text:style-name="P26"><text:bookmark text:name="_heading=h.5b4s56c1mcjk27"/><text:span text:style-name="T2">```bash #!/bin/bash function format_ip { ip=$1 echo $(echo $ip</text:span></text:p>
          </table:table-cell>
        </table:table-row>
        <table:table-row table:style-name="Table1.2">
          <table:table-cell table:style-name="Table1.A1" office:value-type="string">
            <text:p text:style-name="P26"><text:bookmark text:name="_heading=h.5b4s56c1mcjk28"/><text:span text:style-name="T2">Suma de edades</text:span></text:p>
          </table:table-cell>
          <table:table-cell table:style-name="Table1.A1" office:value-type="string">
            <text:p text:style-name="P26"><text:bookmark text:name="_heading=h.5b4s56c1mcjk29"/><text:span text:style-name="T2">Calcula si una persona es mayor o menor de edad.</text:span></text:p>
          </table:table-cell>
          <table:table-cell table:style-name="Table1.A1" office:value-type="string">
            <text:p text:style-name="P26"><text:bookmark text:name="_heading=h.5b4s56c1mcjk30"/><text:span text:style-name="T2">```bash #!/bin/bash edad=$1 mayoria_edad=18 if [ $# -ne 1 ]</text:span></text:p>
          </table:table-cell>
        </table:table-row>
      </table:table>
      <text:p text:style-name="P24"><text:bookmark text:name="_heading=h.q9c0abkg42j0"/></text:p>
      <text:p text:style-name="P27"><text:bookmark text:name="_heading=h.5b4s56c1mcjk31"/></text:p>
      <text:p text:style-name="P27"><text:bookmark text:name="_heading=h.xwp0atub1823"/></text:p>
      <text:p text:style-name="P26"><text:bookmark text:name="_heading=h.dl3my4kud4pd"/><text:span text:style-name="T2">Funciones y Expresiones Regular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7">Función/Expresión</text:span></text:p>
          </table:table-cell>
          <table:table-cell table:style-name="Table2.A1" office:value-type="string">
            <text:p text:style-name="P2"><text:span text:style-name="T7">Descripción</text:span></text:p>
          </table:table-cell>
          <table:table-cell table:style-name="Table2.A1" office:value-type="string">
            <text:p text:style-name="P2"><text:span text:style-name="T7">Código/Expresión</text:span></text:p>
          </table:table-cell>
          <table:table-cell table:style-name="Table2.A1" office:value-type="string">
            <text:p text:style-name="P2"><text:span text:style-name="T7">Ejemplo de uso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4">sumar_dias()</text:span></text:p>
          </table:table-cell>
          <table:table-cell table:style-name="Table2.A1" office:value-type="string">
            <text:p text:style-name="P1">Sumar días a una fecha</text:p>
          </table:table-cell>
          <table:table-cell table:style-name="Table2.A1" office:value-type="string">
            <text:p text:style-name="P1"><text:span text:style-name="T4">bash sumar_dias() { fecha=$1; dias=$2; date -d "$fecha + $dias days" +%Y-%m-%d; }</text:span></text:p>
          </table:table-cell>
          <table:table-cell table:style-name="Table2.A1" office:value-type="string">
            <text:p text:style-name="P1"><text:span text:style-name="T4">sumar_dias "2024-02-20" 5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4">restar_dias()</text:span></text:p>
          </table:table-cell>
          <table:table-cell table:style-name="Table2.A1" office:value-type="string">
            <text:p text:style-name="P1">Restar días a una fecha</text:p>
          </table:table-cell>
          <table:table-cell table:style-name="Table2.A1" office:value-type="string">
            <text:p text:style-name="P1"><text:span text:style-name="T4">bash restar_dias() { fecha=$1; dias=$2; date -d "$fecha - $dias days" +%Y-%m-%d; }</text:span></text:p>
          </table:table-cell>
          <table:table-cell table:style-name="Table2.A1" office:value-type="string">
            <text:p text:style-name="P1"><text:span text:style-name="T4">restar_dias "2024-02-20" 5</text:span></text:p>
          </table:table-cell>
        </table:table-row>
        <table:table-row table:style-name="Table2.4">
          <table:table-cell table:style-name="Table2.A1" office:value-type="string">
            <text:p text:style-name="P1"><text:span text:style-name="T4">diferencia_dias()</text:span></text:p>
          </table:table-cell>
          <table:table-cell table:style-name="Table2.A1" office:value-type="string">
            <text:p text:style-name="P1">Diferencia de días entre dos fechas</text:p>
          </table:table-cell>
          <table:table-cell table:style-name="Table2.A1" office:value-type="string">
            <text:p text:style-name="P1"><text:span text:style-name="T4">bash diferencia_dias() { fecha1=$1; fecha2=$2; echo $(( ( $(date -d "$fecha2" +%s) - $(date -d "$fecha1" +%s) ) / 86400 )); }</text:span></text:p>
          </table:table-cell>
          <table:table-cell table:style-name="Table2.A1" office:value-type="string">
            <text:p text:style-name="P1"><text:span text:style-name="T4">diferencia_dias "2024-02-15" "2024-02-20"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validar_fecha()</text:span></text:p>
          </table:table-cell>
          <table:table-cell table:style-name="Table2.A1" office:value-type="string">
            <text:p text:style-name="P1">Validar fecha en formato YYYY-MM-DD</text:p>
          </table:table-cell>
          <table:table-cell table:style-name="Table2.A1" office:value-type="string">
            <text:p text:style-name="P1"><text:span text:style-name="T4">bash validar_fecha() { if [[ "$1" =~ ^[0-9]{4}-[0-9]{2}-[0-9]{2}$ ]]; then echo "Fecha válida"; else echo "Fecha inválida"; fi }</text:span></text:p>
          </table:table-cell>
          <table:table-cell table:style-name="Table2.A1" office:value-type="string">
            <text:p text:style-name="P1"><text:span text:style-name="T4">validar_fecha "2024-02-30"</text:span></text:p>
          </table:table-cell>
        </table:table-row>
        <table:table-row table:style-name="Table2.4">
          <table:table-cell table:style-name="Table2.A1" office:value-type="string">
            <text:p text:style-name="P1"><text:span text:style-name="T4">validar_ip()</text:span></text:p>
          </table:table-cell>
          <table:table-cell table:style-name="Table2.A1" office:value-type="string">
            <text:p text:style-name="P1">Validar IP en formato estándar</text:p>
          </table:table-cell>
          <table:table-cell table:style-name="Table2.A1" office:value-type="string">
            <text:p text:style-name="P1"><text:span text:style-name="T4">bash validar_ip() { if [[ "$1" =~ ^([0-9]{1,3}\.){3}[0-9]{1,3}$ ]]; then echo "IP válida"; else echo "IP inválida"; fi }</text:span></text:p>
          </table:table-cell>
          <table:table-cell table:style-name="Table2.A1" office:value-type="string">
            <text:p text:style-name="P1"><text:span text:style-name="T4">validar_ip "192.168.1.1"</text:span></text:p>
          </table:table-cell>
        </table:table-row>
        <text:soft-page-break/>
        <table:table-row table:style-name="Table2.7">
          <table:table-cell table:style-name="Table2.A1" office:value-type="string">
            <text:p text:style-name="P1"><text:span text:style-name="T4">validar_ip_completa()</text:span></text:p>
          </table:table-cell>
          <table:table-cell table:style-name="Table2.A1" office:value-type="string">
            <text:p text:style-name="P1">Validar IP con valores entre 0 y 255</text:p>
          </table:table-cell>
          <table:table-cell table:style-name="Table2.A1" office:value-type="string">
            <text:p text:style-name="P1">```bash validar_ip_completa() { if [[ "$1" =~ ^((25[0-5]</text:p>
          </table:table-cell>
          <table:table-cell table:style-name="Table2.A1" office:value-type="string">
            <text:p text:style-name="P1">2[0-4][0-9]</text:p>
          </table:table-cell>
        </table:table-row>
        <table:table-row table:style-name="Table2.5">
          <table:table-cell table:style-name="Table2.A1" office:value-type="string">
            <text:p text:style-name="P1"><text:span text:style-name="T4">sumar_valores()</text:span></text:p>
          </table:table-cell>
          <table:table-cell table:style-name="Table2.A1" office:value-type="string">
            <text:p text:style-name="P1">Sumar valores de un archivo con números</text:p>
          </table:table-cell>
          <table:table-cell table:style-name="Table2.A1" office:value-type="string">
            <text:p text:style-name="P1"><text:span text:style-name="T4">bash sumar_valores() { awk '{s+=$1} END {print s}' $1; }</text:span></text:p>
          </table:table-cell>
          <table:table-cell table:style-name="Table2.A1" office:value-type="string">
            <text:p text:style-name="P1"><text:span text:style-name="T4">sumar_valores archivo.txt</text:span></text:p>
          </table:table-cell>
        </table:table-row>
        <table:table-row table:style-name="Table2.7">
          <table:table-cell table:style-name="Table2.A1" office:value-type="string">
            <text:p text:style-name="P1"><text:span text:style-name="T4">contar_lineas()</text:span></text:p>
          </table:table-cell>
          <table:table-cell table:style-name="Table2.A1" office:value-type="string">
            <text:p text:style-name="P1">Contar el número de líneas de un archivo</text:p>
          </table:table-cell>
          <table:table-cell table:style-name="Table2.A1" office:value-type="string">
            <text:p text:style-name="P1"><text:span text:style-name="T4">bash contar_lineas() { wc -l &lt; $1; }</text:span></text:p>
          </table:table-cell>
          <table:table-cell table:style-name="Table2.A1" office:value-type="string">
            <text:p text:style-name="P1"><text:span text:style-name="T4">contar_lineas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eliminar_espacios()</text:span></text:p>
          </table:table-cell>
          <table:table-cell table:style-name="Table2.A1" office:value-type="string">
            <text:p text:style-name="P1">Eliminar espacios al inicio y al final de cada línea</text:p>
          </table:table-cell>
          <table:table-cell table:style-name="Table2.A1" office:value-type="string">
            <text:p text:style-name="P1"><text:span text:style-name="T4">bash eliminar_espacios() { sed 's/^[ \t]*//;s/[ \t]*$//' $1; }</text:span></text:p>
          </table:table-cell>
          <table:table-cell table:style-name="Table2.A1" office:value-type="string">
            <text:p text:style-name="P1"><text:span text:style-name="T4">eliminar_espacios archivo.txt</text:span></text:p>
          </table:table-cell>
        </table:table-row>
        <table:table-row table:style-name="Table2.11">
          <table:table-cell table:style-name="Table2.A1" office:value-type="string">
            <text:p text:style-name="P1"><text:span text:style-name="T4">reemplazar_texto()</text:span></text:p>
          </table:table-cell>
          <table:table-cell table:style-name="Table2.A1" office:value-type="string">
            <text:p text:style-name="P1">Reemplazar texto en un archivo</text:p>
          </table:table-cell>
          <table:table-cell table:style-name="Table2.A1" office:value-type="string">
            <text:p text:style-name="P1"><text:span text:style-name="T4">bash reemplazar_texto() { sed 's/foo/bar/g' $1; }</text:span></text:p>
          </table:table-cell>
          <table:table-cell table:style-name="Table2.A1" office:value-type="string">
            <text:p text:style-name="P1"><text:span text:style-name="T4">reemplazar_texto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filtrar_archivo()</text:span></text:p>
          </table:table-cell>
          <table:table-cell table:style-name="Table2.A1" office:value-type="string">
            <text:p text:style-name="P1">Filtrar líneas de un archivo que contengan un patrón</text:p>
          </table:table-cell>
          <table:table-cell table:style-name="Table2.A1" office:value-type="string">
            <text:p text:style-name="P1"><text:span text:style-name="T4">bash filtrar_archivo() { grep "$1" $2; }</text:span></text:p>
          </table:table-cell>
          <table:table-cell table:style-name="Table2.A1" office:value-type="string">
            <text:p text:style-name="P1"><text:span text:style-name="T4">filtrar_archivo "foo" archivo.txt</text:span></text:p>
          </table:table-cell>
        </table:table-row>
        <text:soft-page-break/>
        <table:table-row table:style-name="Table2.5">
          <table:table-cell table:style-name="Table2.A1" office:value-type="string">
            <text:p text:style-name="P1"><text:span text:style-name="T4">eliminar_lineas_duplicadas()</text:span></text:p>
          </table:table-cell>
          <table:table-cell table:style-name="Table2.A1" office:value-type="string">
            <text:p text:style-name="P1">Eliminar líneas duplicadas en un archivo</text:p>
          </table:table-cell>
          <table:table-cell table:style-name="Table2.A1" office:value-type="string">
            <text:p text:style-name="P1">```bash eliminar_lineas_duplicadas() { sort $1</text:p>
          </table:table-cell>
          <table:table-cell table:style-name="Table2.A1" office:value-type="string">
            <text:p text:style-name="P1">uniq; } ```</text:p>
          </table:table-cell>
        </table:table-row>
        <table:table-row table:style-name="Table2.2">
          <table:table-cell table:style-name="Table2.A1" office:value-type="string">
            <text:p text:style-name="P1"><text:span text:style-name="T4">convertir_minusculas()</text:span></text:p>
          </table:table-cell>
          <table:table-cell table:style-name="Table2.A1" office:value-type="string">
            <text:p text:style-name="P1">Convertir texto a minúsculas</text:p>
          </table:table-cell>
          <table:table-cell table:style-name="Table2.A1" office:value-type="string">
            <text:p text:style-name="P1"><text:span text:style-name="T4">bash convertir_minusculas() { tr '[:upper:]' '[:lower:]' &lt; $1; }</text:span></text:p>
          </table:table-cell>
          <table:table-cell table:style-name="Table2.A1" office:value-type="string">
            <text:p text:style-name="P1"><text:span text:style-name="T4">convertir_minusculas archivo.txt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4">convertir_mayusculas()</text:span></text:p>
          </table:table-cell>
          <table:table-cell table:style-name="Table2.A1" office:value-type="string">
            <text:p text:style-name="P1">Convertir texto a mayúsculas</text:p>
          </table:table-cell>
          <table:table-cell table:style-name="Table2.A1" office:value-type="string">
            <text:p text:style-name="P1"><text:span text:style-name="T4">bash convertir_mayusculas() { tr '[:lower:]' '[:upper:]' &lt; $1; }</text:span></text:p>
          </table:table-cell>
          <table:table-cell table:style-name="Table2.A1" office:value-type="string">
            <text:p text:style-name="P1"><text:span text:style-name="T4">convertir_mayusculas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extraer_columna()</text:span></text:p>
          </table:table-cell>
          <table:table-cell table:style-name="Table2.A1" office:value-type="string">
            <text:p text:style-name="P1">Extraer una columna específica de un archivo</text:p>
          </table:table-cell>
          <table:table-cell table:style-name="Table2.A1" office:value-type="string">
            <text:p text:style-name="P1"><text:span text:style-name="T4">bash extraer_columna() { awk -v col=$1 '{print $col}' $2; }</text:span></text:p>
          </table:table-cell>
          <table:table-cell table:style-name="Table2.A1" office:value-type="string">
            <text:p text:style-name="P1"><text:span text:style-name="T4">extraer_columna 2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buscar_lineas()</text:span></text:p>
          </table:table-cell>
          <table:table-cell table:style-name="Table2.A1" office:value-type="string">
            <text:p text:style-name="P1">Buscar líneas que no contengan un patrón</text:p>
          </table:table-cell>
          <table:table-cell table:style-name="Table2.A1" office:value-type="string">
            <text:p text:style-name="P1"><text:span text:style-name="T4">bash buscar_lineas() { grep -v "$1" $2; }</text:span></text:p>
          </table:table-cell>
          <table:table-cell table:style-name="Table2.A1" office:value-type="string">
            <text:p text:style-name="P1"><text:span text:style-name="T4">buscar_lineas "foo" archivo.txt</text:span></text:p>
          </table:table-cell>
        </table:table-row>
        <table:table-row table:style-name="Table2.11">
          <table:table-cell table:style-name="Table2.A1" office:value-type="string">
            <text:p text:style-name="P1"><text:span text:style-name="T4">contar_palabras()</text:span></text:p>
          </table:table-cell>
          <table:table-cell table:style-name="Table2.A1" office:value-type="string">
            <text:p text:style-name="P1">Contar las palabras de un archivo</text:p>
          </table:table-cell>
          <table:table-cell table:style-name="Table2.A1" office:value-type="string">
            <text:p text:style-name="P1"><text:span text:style-name="T4">bash contar_palabras() { wc -w &lt; $1; }</text:span></text:p>
          </table:table-cell>
          <table:table-cell table:style-name="Table2.A1" office:value-type="string">
            <text:p text:style-name="P1"><text:span text:style-name="T4">contar_palabras archivo.txt</text:span></text:p>
          </table:table-cell>
        </table:table-row>
        <text:soft-page-break/>
        <table:table-row table:style-name="Table2.5">
          <table:table-cell table:style-name="Table2.A1" office:value-type="string">
            <text:p text:style-name="P1"><text:span text:style-name="T4">extraer_datos()</text:span></text:p>
          </table:table-cell>
          <table:table-cell table:style-name="Table2.A1" office:value-type="string">
            <text:p text:style-name="P1">Extraer datos con una expresión regular</text:p>
          </table:table-cell>
          <table:table-cell table:style-name="Table2.A1" office:value-type="string">
            <text:p text:style-name="P1"><text:span text:style-name="T4">bash extraer_datos() { grep -oP "$1" $2; }</text:span></text:p>
          </table:table-cell>
          <table:table-cell table:style-name="Table2.A1" office:value-type="string">
            <text:p text:style-name="P1"><text:span text:style-name="T4">extraer_datos "\d+" archivo.txt</text:span></text:p>
          </table:table-cell>
        </table:table-row>
        <table:table-row table:style-name="Table2.7">
          <table:table-cell table:style-name="Table2.A1" office:value-type="string">
            <text:p text:style-name="P1"><text:span text:style-name="T4">buscar_palabra()</text:span></text:p>
          </table:table-cell>
          <table:table-cell table:style-name="Table2.A1" office:value-type="string">
            <text:p text:style-name="P1">Buscar palabra específica en archivo</text:p>
          </table:table-cell>
          <table:table-cell table:style-name="Table2.A1" office:value-type="string">
            <text:p text:style-name="P1"><text:span text:style-name="T4">bash buscar_palabra() { grep -w "$1" $2; }</text:span></text:p>
          </table:table-cell>
          <table:table-cell table:style-name="Table2.A1" office:value-type="string">
            <text:p text:style-name="P1"><text:span text:style-name="T4">buscar_palabra "error" archivo.txt</text:span></text:p>
          </table:table-cell>
        </table:table-row>
        <table:table-row table:style-name="Table2.7">
          <table:table-cell table:style-name="Table2.A1" office:value-type="string">
            <text:p text:style-name="P1"><text:span text:style-name="T4">contar_lineas_con_patrón()</text:span></text:p>
          </table:table-cell>
          <table:table-cell table:style-name="Table2.A1" office:value-type="string">
            <text:p text:style-name="P1">Contar las líneas que contienen un patrón</text:p>
          </table:table-cell>
          <table:table-cell table:style-name="Table2.A1" office:value-type="string">
            <text:p text:style-name="P1"><text:span text:style-name="T4">bash contar_lineas_con_patrón() { grep -c "$1" $2; }</text:span></text:p>
          </table:table-cell>
          <table:table-cell table:style-name="Table2.A1" office:value-type="string">
            <text:p text:style-name="P1"><text:span text:style-name="T4">contar_lineas_con_patrón "foo" archivo.txt</text:span></text:p>
          </table:table-cell>
        </table:table-row>
        <table:table-row table:style-name="Table2.11">
          <table:table-cell table:style-name="Table2.A1" office:value-type="string">
            <text:p text:style-name="P1"><text:span text:style-name="T4">obtener_ip()</text:span></text:p>
          </table:table-cell>
          <table:table-cell table:style-name="Table2.A1" office:value-type="string">
            <text:p text:style-name="P1">Extraer dirección IP de un texto</text:p>
          </table:table-cell>
          <table:table-cell table:style-name="Table2.A1" office:value-type="string">
            <text:p text:style-name="P1"><text:span text:style-name="T4">bash obtener_ip() { grep -oP "(\d{1,3}\.){3}\d{1,3}" $1; }</text:span></text:p>
          </table:table-cell>
          <table:table-cell table:style-name="Table2.A1" office:value-type="string">
            <text:p text:style-name="P1"><text:span text:style-name="T4">obtener_ip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obtener_fecha()</text:span></text:p>
          </table:table-cell>
          <table:table-cell table:style-name="Table2.A1" office:value-type="string">
            <text:p text:style-name="P1">Extraer fechas en formato YYYY-MM-DD</text:p>
          </table:table-cell>
          <table:table-cell table:style-name="Table2.A1" office:value-type="string">
            <text:p text:style-name="P1"><text:span text:style-name="T4">bash obtener_fecha() { grep -oP "\d{4}-\d{2}-\d{2}" $1; }</text:span></text:p>
          </table:table-cell>
          <table:table-cell table:style-name="Table2.A1" office:value-type="string">
            <text:p text:style-name="P1"><text:span text:style-name="T4">obtener_fecha archivo.txt</text:span></text:p>
          </table:table-cell>
        </table:table-row>
        <table:table-row table:style-name="Table2.5">
          <table:table-cell table:style-name="Table2.A1" office:value-type="string">
            <text:p text:style-name="P1"><text:span text:style-name="T4">validar_email()</text:span></text:p>
          </table:table-cell>
          <table:table-cell table:style-name="Table2.A1" office:value-type="string">
            <text:p text:style-name="P1">Validar formato de email</text:p>
          </table:table-cell>
          <table:table-cell table:style-name="Table2.A1" office:value-type="string">
            <text:p text:style-name="P1"><text:span text:style-name="T4">bash validar_email() { if [[ "$1" =~ ^[a-z0-9._%+-]+@[a-z0-9.-]+\.[a-z]{2,}$ ]]; then echo "Email válido"; else echo "Email inválido"; fi }</text:span></text:p>
          </table:table-cell>
          <table:table-cell table:style-name="Table2.A1" office:value-type="string">
            <text:p text:style-name="P1"><text:span text:style-name="T4">validar_email "test@example.com"</text:span></text:p>
          </table:table-cell>
        </table:table-row>
        <text:soft-page-break/>
        <table:table-row table:style-name="Table2.5">
          <table:table-cell table:style-name="Table2.A1" office:value-type="string">
            <text:p text:style-name="P1"><text:span text:style-name="T4">validar_url()</text:span></text:p>
          </table:table-cell>
          <table:table-cell table:style-name="Table2.A1" office:value-type="string">
            <text:p text:style-name="P1">Validar formato de URL</text:p>
          </table:table-cell>
          <table:table-cell table:style-name="Table2.A1" office:value-type="string">
            <text:p text:style-name="P1"><text:span text:style-name="T4">bash validar_url() { if [[ "$1" =~ ^https?://[a-zA-Z0-9.-]+(\.[a-zA-Z]{2,})+$ ]]; then echo "URL válida"; else echo "URL inválida"; fi }</text:span></text:p>
          </table:table-cell>
          <table:table-cell table:style-name="Table2.A1" office:value-type="string">
            <text:p text:style-name="P1"><text:span text:style-name="T4">validar_url "https://example.com"</text:span></text:p>
          </table:table-cell>
        </table:table-row>
        <table:table-row table:style-name="Table2.11">
          <table:table-cell table:style-name="Table2.A1" office:value-type="string">
            <text:p text:style-name="P1"><text:span text:style-name="T4">remplazar_espacios()</text:span></text:p>
          </table:table-cell>
          <table:table-cell table:style-name="Table2.A1" office:value-type="string">
            <text:p text:style-name="P1">Eliminar espacios en un archivo</text:p>
          </table:table-cell>
          <table:table-cell table:style-name="Table2.A1" office:value-type="string">
            <text:p text:style-name="P1"><text:span text:style-name="T4">bash remplazar_espacios() { sed 's/ //g' $1; }</text:span></text:p>
          </table:table-cell>
          <table:table-cell table:style-name="Table2.A1" office:value-type="string">
            <text:p text:style-name="P1"><text:span text:style-name="T4">remplazar_espacios archivo.txt</text:span></text:p>
          </table:table-cell>
        </table:table-row>
        <table:table-row table:style-name="Table2.11">
          <table:table-cell table:style-name="Table2.A1" office:value-type="string">
            <text:p text:style-name="P1"><text:span text:style-name="T4">extraer_extension()</text:span></text:p>
          </table:table-cell>
          <table:table-cell table:style-name="Table2.A1" office:value-type="string">
            <text:p text:style-name="P1">Extraer la extensión de un archivo</text:p>
          </table:table-cell>
          <table:table-cell table:style-name="Table2.A1" office:value-type="string">
            <text:p text:style-name="P1">```bash extraer_extension() { echo "$1"</text:p>
          </table:table-cell>
          <table:table-cell table:style-name="Table2.A1" office:value-type="string">
            <text:p text:style-name="P1">rev</text:p>
          </table:table-cell>
        </table:table-row>
      </table:table>
      <text:p text:style-name="P1"><draw:rect text:anchor-type="as-char" style:rel-width="100%" draw:z-index="0" draw:style-name="gr1" draw:text-style-name="P28" svg:width="0.0012in" svg:height="0.0213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7">Sección</text:span></text:p>
          </table:table-cell>
          <table:table-cell table:style-name="Table3.A1" office:value-type="string">
            <text:p text:style-name="P2"><text:span text:style-name="T7">Descripción</text:span></text:p>
          </table:table-cell>
          <table:table-cell table:style-name="Table3.A1" office:value-type="string">
            <text:p text:style-name="P2"><text:span text:style-name="T7">Comando</text:span></text:p>
          </table:table-cell>
        </table:table-row>
        <table:table-row table:style-name="Table3.2">
          <table:table-cell table:style-name="Table3.A1" office:value-type="string">
            <text:p text:style-name="P1">Verificar directorio de trabajo</text:p>
          </table:table-cell>
          <table:table-cell table:style-name="Table3.A1" office:value-type="string">
            <text:p text:style-name="P1">Muestra la ruta del directorio actual</text:p>
          </table:table-cell>
          <table:table-cell table:style-name="Table3.A1" office:value-type="string">
            <text:p text:style-name="P1"><text:span text:style-name="T4">pwd</text:span></text:p>
          </table:table-cell>
        </table:table-row>
        <table:table-row table:style-name="Table3.3">
          <table:table-cell table:style-name="Table3.A1" office:value-type="string">
            <text:p text:style-name="P1">Usuario actual</text:p>
          </table:table-cell>
          <table:table-cell table:style-name="Table3.A1" office:value-type="string">
            <text:p text:style-name="P1">Muestra el usuario conectado</text:p>
          </table:table-cell>
          <table:table-cell table:style-name="Table3.A1" office:value-type="string">
            <text:p text:style-name="P1"><text:span text:style-name="T4">whoami</text:span></text:p>
          </table:table-cell>
        </table:table-row>
        <table:table-row table:style-name="Table3.2">
          <table:table-cell table:style-name="Table3.A1" office:value-type="string">
            <text:p text:style-name="P1">Usuario desde variable</text:p>
          </table:table-cell>
          <table:table-cell table:style-name="Table3.A1" office:value-type="string">
            <text:p text:style-name="P1">Muestra el usuario actual usando variables de entorno</text:p>
          </table:table-cell>
          <table:table-cell table:style-name="Table3.A1" office:value-type="string">
            <text:p text:style-name="P1"><text:span text:style-name="T4">echo $USER</text:span> o <text:span text:style-name="T4">echo $LOGNAME</text:span></text:p>
          </table:table-cell>
        </table:table-row>
        <table:table-row table:style-name="Table3.5">
          <table:table-cell table:style-name="Table3.A1" office:value-type="string">
            <text:p text:style-name="P1">Listar archivos con patrones</text:p>
          </table:table-cell>
          <table:table-cell table:style-name="Table3.A1" office:value-type="string">
            <text:p text:style-name="P1">Archivos en <text:span text:style-name="T4">/bin</text:span> que comiencen con 'x' y tengan al menos 3 caracteres</text:p>
          </table:table-cell>
          <table:table-cell table:style-name="Table3.A1" office:value-type="string">
            <text:p text:style-name="P1"><text:span text:style-name="T4">ls ../../bin/x???*</text:span></text:p>
          </table:table-cell>
        </table:table-row>
        <table:table-row table:style-name="Table3.2">
          <table:table-cell table:style-name="Table3.A1" office:value-type="string">
            <text:p text:style-name="P1">Listar archivos con vocales</text:p>
          </table:table-cell>
          <table:table-cell table:style-name="Table3.A1" office:value-type="string">
            <text:p text:style-name="P1">Archivos en <text:span text:style-name="T4">/bin</text:span> que comiencen y terminen en vocal</text:p>
          </table:table-cell>
          <table:table-cell table:style-name="Table3.A1" office:value-type="string">
            <text:p text:style-name="P1"><text:span text:style-name="T4">ls ../../bin/[aeiou]*[aeiou] ../../bin/[aeiou]</text:span></text:p>
          </table:table-cell>
        </table:table-row>
        <table:table-row table:style-name="Table3.3">
          <table:table-cell table:style-name="Table3.A1" office:value-type="string">
            <text:p text:style-name="P1">Crear directorio</text:p>
          </table:table-cell>
          <table:table-cell table:style-name="Table3.A1" office:value-type="string">
            <text:p text:style-name="P1">Crea un directorio llamado 'ejercicio'</text:p>
          </table:table-cell>
          <table:table-cell table:style-name="Table3.A1" office:value-type="string">
            <text:p text:style-name="P1"><text:span text:style-name="T4">mkdir ejercicio</text:span></text:p>
          </table:table-cell>
        </table:table-row>
        <table:table-row table:style-name="Table3.3">
          <table:table-cell table:style-name="Table3.A1" office:value-type="string">
            <text:p text:style-name="P1">Copiar archivo</text:p>
          </table:table-cell>
          <table:table-cell table:style-name="Table3.A1" office:value-type="string">
            <text:p text:style-name="P1">Copia <text:span text:style-name="T4">/etc/group</text:span> en 'ejercicio'</text:p>
          </table:table-cell>
          <table:table-cell table:style-name="Table3.A1" office:value-type="string">
            <text:p text:style-name="P1"><text:span text:style-name="T4">cp ../../etc/group ejercicio/grupos</text:span></text:p>
          </table:table-cell>
        </table:table-row>
        <text:soft-page-break/>
        <table:table-row table:style-name="Table3.3">
          <table:table-cell table:style-name="Table3.A1" office:value-type="string">
            <text:p text:style-name="P1">Crear subdirectorios</text:p>
          </table:table-cell>
          <table:table-cell table:style-name="Table3.A1" office:value-type="string">
            <text:p text:style-name="P1">Crea subdirectorios por año y mes</text:p>
          </table:table-cell>
          <table:table-cell table:style-name="Table3.A1" office:value-type="string">
            <text:p text:style-name="P1"><text:span text:style-name="T4">mkdir -p {2000..2100}/{01..12}</text:span></text:p>
          </table:table-cell>
        </table:table-row>
        <table:table-row table:style-name="Table3.3">
          <table:table-cell table:style-name="Table3.A1" office:value-type="string">
            <text:p text:style-name="P1">Crear archivos por día</text:p>
          </table:table-cell>
          <table:table-cell table:style-name="Table3.A1" office:value-type="string">
            <text:p text:style-name="P1">Genera archivos del 01 al 31 en cada mes y año</text:p>
          </table:table-cell>
          <table:table-cell table:style-name="Table3.A1" office:value-type="string">
            <text:p text:style-name="P1"><text:span text:style-name="T4">touch {2000..2100}/{01..12}/{01..31}</text:span></text:p>
          </table:table-cell>
        </table:table-row>
        <table:table-row table:style-name="Table3.3">
          <table:table-cell table:style-name="Table3.A1" office:value-type="string">
            <text:p text:style-name="P1">Eliminar días inexistentes</text:p>
          </table:table-cell>
          <table:table-cell table:style-name="Table3.A1" office:value-type="string">
            <text:p text:style-name="P1">Elimina los días 31 de los meses sin 31 días</text:p>
          </table:table-cell>
          <table:table-cell table:style-name="Table3.A1" office:value-type="string">
            <text:p text:style-name="P1"><text:span text:style-name="T4">rm {2000..2100}/{0{2,4,6,9},11}/31</text:span></text:p>
          </table:table-cell>
        </table:table-row>
        <table:table-row table:style-name="Table3.3">
          <table:table-cell table:style-name="Table3.A1" office:value-type="string">
            <text:p text:style-name="P1">Agregar días bisiestos</text:p>
          </table:table-cell>
          <table:table-cell table:style-name="Table3.A1" office:value-type="string">
            <text:p text:style-name="P1">Agrega el 29 de febrero a los años bisiestos</text:p>
          </table:table-cell>
          <table:table-cell table:style-name="Table3.A1" office:value-type="string">
            <text:p text:style-name="P1"><text:span text:style-name="T4">touch {2000,2004,2008,2012,....,2096}/02/29</text:span></text:p>
          </table:table-cell>
        </table:table-row>
        <table:table-row table:style-name="Table3.2">
          <table:table-cell table:style-name="Table3.A1" office:value-type="string">
            <text:p text:style-name="P1">Mostrar días 31</text:p>
          </table:table-cell>
          <table:table-cell table:style-name="Table3.A1" office:value-type="string">
            <text:p text:style-name="P1">Lista todos los días 31 en todos los meses y años</text:p>
          </table:table-cell>
          <table:table-cell table:style-name="Table3.A1" office:value-type="string">
            <text:p text:style-name="P1"><text:span text:style-name="T4">ls */*/31</text:span></text:p>
          </table:table-cell>
        </table:table-row>
        <table:table-row table:style-name="Table3.2">
          <table:table-cell table:style-name="Table3.A1" office:value-type="string">
            <text:p text:style-name="P1">Contar iniciales de usuario</text:p>
          </table:table-cell>
          <table:table-cell table:style-name="Table3.A1" office:value-type="string">
            <text:p text:style-name="P1">Cuenta cuántas veces se repite la inicial del nombre de usuario</text:p>
          </table:table-cell>
          <table:table-cell table:style-name="Table3.A1" office:value-type="string">
            <text:p text:style-name="P1">`cat /etc/passwd</text:p>
          </table:table-cell>
        </table:table-row>
        <table:table-row table:style-name="Table3.3">
          <table:table-cell table:style-name="Table3.A1" office:value-type="string">
            <text:p text:style-name="P1">Validar correos</text:p>
          </table:table-cell>
          <table:table-cell table:style-name="Table3.A1" office:value-type="string">
            <text:p text:style-name="P1">Extrae correos válidos de un archivo</text:p>
          </table:table-cell>
          <table:table-cell table:style-name="Table3.A1" office:value-type="string">
            <text:p text:style-name="P1">`cat emails</text:p>
          </table:table-cell>
        </table:table-row>
        <table:table-row table:style-name="Table3.3">
          <table:table-cell table:style-name="Table3.A1" office:value-type="string">
            <text:p text:style-name="P1">Filtrar usuarios por UID</text:p>
          </table:table-cell>
          <table:table-cell table:style-name="Table3.A1" office:value-type="string">
            <text:p text:style-name="P1">Lista usuarios con ID mayor que 9</text:p>
          </table:table-cell>
          <table:table-cell table:style-name="Table3.A1" office:value-type="string">
            <text:p text:style-name="P1">`cat /etc/passwd</text:p>
          </table:table-cell>
        </table:table-row>
        <text:soft-page-break/>
        <table:table-row table:style-name="Table3.2">
          <table:table-cell table:style-name="Table3.A1" office:value-type="string">
            <text:p text:style-name="P1">Usuarios con mismo UID</text:p>
          </table:table-cell>
          <table:table-cell table:style-name="Table3.A1" office:value-type="string">
            <text:p text:style-name="P1">Filtra usuarios que tengan el mismo UID y GID</text:p>
          </table:table-cell>
          <table:table-cell table:style-name="Table3.A1" office:value-type="string">
            <text:p text:style-name="P1">`cat /etc/passwd</text:p>
          </table:table-cell>
        </table:table-row>
        <table:table-row table:style-name="Table3.2">
          <table:table-cell table:style-name="Table3.A1" office:value-type="string">
            <text:p text:style-name="P1">Longitud de nombre de usuario</text:p>
          </table:table-cell>
          <table:table-cell table:style-name="Table3.A1" office:value-type="string">
            <text:p text:style-name="P1">Muestra la cantidad de caracteres en cada nombre de usuario</text:p>
          </table:table-cell>
          <table:table-cell table:style-name="Table3.A1" office:value-type="string">
            <text:p text:style-name="P1">`cat /etc/passwd</text:p>
          </table:table-cell>
        </table:table-row>
        <table:table-row table:style-name="Table3.3">
          <table:table-cell table:style-name="Table3.A1" office:value-type="string">
            <text:p text:style-name="P1">Usuario con nombre más largo</text:p>
          </table:table-cell>
          <table:table-cell table:style-name="Table3.A1" office:value-type="string">
            <text:p text:style-name="P1">Encuentra el nombre de usuario más largo</text:p>
          </table:table-cell>
          <table:table-cell table:style-name="Table3.A1" office:value-type="string">
            <text:p text:style-name="P1">`cat /etc/passwd</text:p>
          </table:table-cell>
        </table:table-row>
        <table:table-row table:style-name="Table3.3">
          <table:table-cell table:style-name="Table3.A1" office:value-type="string">
            <text:p text:style-name="P1">Tamaño total de archivos en /etc</text:p>
          </table:table-cell>
          <table:table-cell table:style-name="Table3.A1" office:value-type="string">
            <text:p text:style-name="P1">Suma el tamaño de todos los ficheros en /etc</text:p>
          </table:table-cell>
          <table:table-cell table:style-name="Table3.A1" office:value-type="string">
            <text:p text:style-name="P1">`echo $(ls -l /etc/</text:p>
          </table:table-cell>
        </table:table-row>
        <table:table-row table:style-name="Table3.2">
          <table:table-cell table:style-name="Table3.A1" office:value-type="string">
            <text:p text:style-name="P1">Tamaño de ficheros regulares en /etc</text:p>
          </table:table-cell>
          <table:table-cell table:style-name="Table3.A1" office:value-type="string">
            <text:p text:style-name="P1">Suma el tamaño de archivos regulares</text:p>
          </table:table-cell>
          <table:table-cell table:style-name="Table3.A1" office:value-type="string">
            <text:p text:style-name="P1">`echo $(ls -la /etc/</text:p>
          </table:table-cell>
        </table:table-row>
        <table:table-row table:style-name="Table3.2">
          <table:table-cell table:style-name="Table3.A1" office:value-type="string">
            <text:p text:style-name="P1">Tamaño con find</text:p>
          </table:table-cell>
          <table:table-cell table:style-name="Table3.A1" office:value-type="string">
            <text:p text:style-name="P1">Calcula el tamaño de ficheros regulares en <text:span text:style-name="T4">/etc/</text:span> con <text:span text:style-name="T4">find</text:span></text:p>
          </table:table-cell>
          <table:table-cell table:style-name="Table3.A1" office:value-type="string">
            <text:p text:style-name="P1">`echo $(find /etc -maxdepth 1 -type f -printf %s+)0</text:p>
          </table:table-cell>
        </table:table-row>
        <table:table-row table:style-name="Table3.2">
          <table:table-cell table:style-name="Table3.A1" office:value-type="string">
            <text:p text:style-name="P1">Mostrar grupos de usuario</text:p>
          </table:table-cell>
          <table:table-cell table:style-name="Table3.A1" office:value-type="string">
            <text:p text:style-name="P1">Lista los grupos a los que pertenece cada usuario</text:p>
          </table:table-cell>
          <table:table-cell table:style-name="Table3.A1" office:value-type="string">
            <text:p text:style-name="P1">`cut -d: -f1 /etc/passwd</text:p>
          </table:table-cell>
        </table:table-row>
        <table:table-row table:style-name="Table3.3">
          <table:table-cell table:style-name="Table3.A1" office:value-type="string">
            <text:p text:style-name="P1">Validar direcciones IP</text:p>
          </table:table-cell>
          <table:table-cell table:style-name="Table3.A1" office:value-type="string">
            <text:p text:style-name="P1">Verifica que una IP tenga formato correcto</text:p>
          </table:table-cell>
          <table:table-cell table:style-name="Table3.A1" office:value-type="string">
            <text:p text:style-name="P1">`grep -xE "[0-9]+.[0-9]+.[0-9]+.[0-9]+"</text:p>
          </table:table-cell>
        </table:table-row>
      </table:table>
      <text:p text:style-name="P3">Esta tabla resume los ejercicios y comandos esenciales del documento. Si necesitas otro formato o más detalles, dim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rect text:anchor-type="as-char" style:rel-width="100%" draw:z-index="1" draw:style-name="gr1" draw:text-style-name="P28" svg:width="0.0012in" svg:height="0.0213in"><text:p/></draw:rect></text:p>
      <text:p text:style-name="P26"><text:bookmark text:name="_heading=h.a3c5kw453ehe"/><text:span text:style-name="T2">1. Verificar el directorio de trabajo</text:span></text:p>
      <text:p text:style-name="P1">cd ~ <text:s/># Ir al directorio de trabajo del usuario</text:p>
      <text:p text:style-name="P1">pwd <text:s/># Mostrar la ruta del directorio actual</text:p>
      <text:p text:style-name="P1">whoami <text:s/># Mostrar el nombre del usuario conectado</text:p>
      <text:p text:style-name="P1">echo $USER <text:s/># Mostrar el nombre del usuario conectado</text:p>
      <text:p text:style-name="P1">echo $LOGNAME <text:s/># Mostrar el nombre del usuario conectado</text:p>
      <text:p text:style-name="P1">cat /etc/passwd <text:s/># Mostrar la configuración de usuarios en el sistema</text:p>
      <text:p text:style-name="P1"/>
      <text:p text:style-name="P1"><draw:rect text:anchor-type="as-char" style:rel-width="100%" draw:z-index="2" draw:style-name="gr1" draw:text-style-name="P28" svg:width="0.0012in" svg:height="0.0213in"><text:p/></draw:rect></text:p>
      <text:p text:style-name="P26"><text:bookmark text:name="_heading=h.zi746js3lp0e"/><text:span text:style-name="T2">2. Listar archivos con un patrón específico</text:span></text:p>
      <text:p text:style-name="P1">ls ../../bin/x???* <text:s/># Listar archivos que comienzan con "x" y tienen 3 o más caracteres</text:p>
      <text:p text:style-name="P1">ls ../../bin/[aeiou]*[aeiou] ../../bin/[aeiou] <text:s/># Listar archivos que comienzan y terminan con vocal</text:p>
      <text:p text:style-name="P1"/>
      <text:p text:style-name="P1"><draw:rect text:anchor-type="as-char" style:rel-width="100%" draw:z-index="3" draw:style-name="gr1" draw:text-style-name="P28" svg:width="0.0012in" svg:height="0.0213in"><text:p/></draw:rect></text:p>
      <text:p text:style-name="P26"><text:bookmark text:name="_heading=h.imgjqqacgkc0"/><text:span text:style-name="T2">3. Crear y trabajar con directorios y archivos</text:span></text:p>
      <text:p text:style-name="P1">mkdir ejercicio <text:s/># Crear un directorio llamado "ejercicio"</text:p>
      <text:p text:style-name="P1">cp ../../etc/group ejercicio/grupos <text:s/># Copiar el archivo "group" al directorio "ejercicio"</text:p>
      <text:p text:style-name="P1">cd ejercicio <text:s/># Cambiar al directorio "ejercicio"</text:p>
      <text:p text:style-name="P1">mkdir -p {2000..2100}/{01..12} <text:s/># Crear subdirectorios para cada año entre 2000 y 2100 y meses del 01 al 12</text:p>
      <text:p text:style-name="P1">touch {2000..2100}/{01..12}/{01..31} <text:s/># Crear archivos del 01 al 31 para cada mes y año</text:p>
      <text:p text:style-name="P1">rm {2000..2100}/{0{2,4,6,9},11}/31 <text:s/># Eliminar los días 31 de los meses que no tienen 31 días</text:p>
      <text:p text:style-name="P1">touch {2000,2004,2008,2012,......,2096}/02/29 <text:s/># Añadir el 29 de febrero para años bisiestos</text:p>
      <text:p text:style-name="P1"><text:soft-page-break/>ls */*/31 <text:s/># Mostrar todos los días 31 de meses con 31 días</text:p>
      <text:p text:style-name="P1"/>
      <text:p text:style-name="P1"><draw:rect text:anchor-type="as-char" style:rel-width="100%" draw:z-index="4" draw:style-name="gr1" draw:text-style-name="P28" svg:width="0.0012in" svg:height="0.0213in"><text:p/></draw:rect></text:p>
      <text:p text:style-name="P26"><text:bookmark text:name="_heading=h.a3lhadcd8m99"/><text:span text:style-name="T2">4. Contar la inicial más común entre los usuarios</text:span></text:p>
      <text:p text:style-name="P1">cat /etc/passwd | cut -c1 | sort | uniq -c | tr -s ' ' : | sort -t: -k2nr <text:s/>| head -1 | cut -f2 -d: <text:s/># Contar cuántas veces se repite la inicial de los usuarios</text:p>
      <text:p text:style-name="P1"/>
      <text:p text:style-name="P1"><draw:rect text:anchor-type="as-char" style:rel-width="100%" draw:z-index="5" draw:style-name="gr1" draw:text-style-name="P28" svg:width="0.0012in" svg:height="0.0213in"><text:p/></draw:rect></text:p>
      <text:p text:style-name="P26"><text:bookmark text:name="_heading=h.d1mt5a9lyo50"/><text:span text:style-name="T2">5. Validar y extraer correos electrónicos</text:span></text:p>
      <text:p text:style-name="P1">cat emails | grep -Eo "^[a-z0-9]+(\.+[a-z0-9]+)*@[a-z0-9]+(\.+[a-z0-9]+)*(\.+[a-z0-9]{2,})" <text:s/># Extraer correos válidos del archivo "emails"</text:p>
      <text:p text:style-name="P1"/>
      <text:p text:style-name="P1"><draw:rect text:anchor-type="as-char" style:rel-width="100%" draw:z-index="6" draw:style-name="gr1" draw:text-style-name="P28" svg:width="0.0012in" svg:height="0.0213in"><text:p/></draw:rect></text:p>
      <text:p text:style-name="P26"><text:bookmark text:name="_heading=h.2vi8umtkiauq"/><text:span text:style-name="T2">6. Filtrar usuarios según su ID numérico</text:span></text:p>
      <text:p text:style-name="P1">cat /etc/passwd | cut -d: -f1-3 | sort -n | grep :[0-9][0-9]$ |cut -d: -f1 <text:s/># Filtrar usuarios con ID numérico mayor que 9</text:p>
      <text:p text:style-name="P1"/>
      <text:p text:style-name="P1"><draw:rect text:anchor-type="as-char" style:rel-width="100%" draw:z-index="7" draw:style-name="gr1" draw:text-style-name="P28" svg:width="0.0012in" svg:height="0.0213in"><text:p/></draw:rect></text:p>
      <text:p text:style-name="P26"><text:bookmark text:name="_heading=h.suee6nk5h0u4"/><text:span text:style-name="T2">7. Listar usuarios con el mismo UID</text:span></text:p>
      <text:p text:style-name="P1">cat /etc/passwd | cut -f1,3,4 -d: | grep -Ev "^[^:]+:([^:]+):\1" <text:s/># Mostrar usuarios que no tengan el mismo UID</text:p>
      <text:p text:style-name="P1"/>
      <text:p text:style-name="P1"><draw:rect text:anchor-type="as-char" style:rel-width="100%" draw:z-index="8" draw:style-name="gr1" draw:text-style-name="P28" svg:width="0.0012in" svg:height="0.0213in"><text:p/></draw:rect></text:p>
      <text:p text:style-name="P26"><text:bookmark text:name="_heading=h.w7nv93z0hugi"/><text:span text:style-name="T2">8. Contar los caracteres de los nombres de usuario</text:span></text:p>
      <text:p text:style-name="P1">cat /etc/passwd | cut -f1 -d: | xargs -I{} bash -c "echo -n {}: ; echo {} | wc -c" <text:s/># Contar cuántos caracteres tiene cada nombre de usuario</text:p>
      <text:p text:style-name="P1"/>
      <text:p text:style-name="P1"><draw:rect text:anchor-type="as-char" style:rel-width="100%" draw:z-index="9" draw:style-name="gr1" draw:text-style-name="P28" svg:width="0.0012in" svg:height="0.0213in"><text:p/></draw:rect></text:p>
      <text:p text:style-name="P27"><text:bookmark text:name="_heading=h.3g7nun6be3h6"/></text:p>
      <text:p text:style-name="P27"><text:bookmark text:name="_heading=h.4jk3107f9hr6"/></text:p>
      <text:p text:style-name="P26"><text:bookmark text:name="_heading=h.ntfe9qa7tzhl"/><text:span text:style-name="T2">9. Buscar el nombre de usuario más largo</text:span></text:p>
      <text:p text:style-name="P1">cat /etc/passwd | cut -f1 -d: | xargs -Iuser bash -c 'echo -n user: ; echo -n user | wc -c' | sort -n -k2 -t: | tail -1 | cut -f1 -d: <text:s/># Buscar el nombre de usuario más largo</text:p>
      <text:p text:style-name="P1"><text:soft-page-break/></text:p>
      <text:p text:style-name="P1"><draw:rect text:anchor-type="as-char" style:rel-width="100%" draw:z-index="10" draw:style-name="gr1" draw:text-style-name="P28" svg:width="0.0012in" svg:height="0.0213in"><text:p/></draw:rect></text:p>
      <text:p text:style-name="P26"><text:bookmark text:name="_heading=h.5122djf0t6gm"/><text:span text:style-name="T2">10. Sumar el tamaño de los ficheros en "/etc/"</text:span></text:p>
      <text:p text:style-name="P1">echo $(ls -l /etc/ | tr -s ' ' | cut -f5 -d' ') | tr ' ' + | bc <text:s/># Sumar el tamaño de todos los ficheros en "/etc/"</text:p>
      <text:p text:style-name="P1"/>
      <text:p text:style-name="P1"><draw:rect text:anchor-type="as-char" style:rel-width="100%" draw:z-index="11" draw:style-name="gr1" draw:text-style-name="P28" svg:width="0.0012in" svg:height="0.0213in"><text:p/></draw:rect></text:p>
      <text:p text:style-name="P26"><text:bookmark text:name="_heading=h.5k0wm9jshohp"/><text:span text:style-name="T2">11. Sumar el tamaño de los ficheros regulares en "/etc/"</text:span></text:p>
      <text:p text:style-name="P1">echo $(ls -la /etc/ | grep "^-" | tr -s ' ' | cut -f5 -d' ') | tr ' ' + | bc <text:s/># Sumar el tamaño solo de los ficheros regulares en "/etc/"</text:p>
      <text:p text:style-name="P1"/>
      <text:p text:style-name="P1"><draw:rect text:anchor-type="as-char" style:rel-width="100%" draw:z-index="12" draw:style-name="gr1" draw:text-style-name="P28" svg:width="0.0012in" svg:height="0.0213in"><text:p/></draw:rect></text:p>
      <text:p text:style-name="P26"><text:bookmark text:name="_heading=h.5y44b1olr8q5"/><text:span text:style-name="T2">12. Sumar tamaños con </text:span><text:span text:style-name="T3">find</text:span></text:p>
      <text:p text:style-name="P1">echo $(find /etc -maxdepth 1 -type f -printf %s+)0 | bc <text:s/># Sumar los tamaños de ficheros regulares en "/etc/" usando find</text:p>
      <text:p text:style-name="P1"/>
      <text:p text:style-name="P1"><draw:rect text:anchor-type="as-char" style:rel-width="100%" draw:z-index="13" draw:style-name="gr1" draw:text-style-name="P28" svg:width="0.0012in" svg:height="0.0213in"><text:p/></draw:rect></text:p>
      <text:p text:style-name="P26"><text:bookmark text:name="_heading=h.erkuk09anfm"/><text:span text:style-name="T2">13. Obtener usuarios con el nombre más largo</text:span></text:p>
      <text:p text:style-name="P1">userlengths=$(cat users | cut -f1 -d: | xargs -Iuser bash -c 'echo -n user: ; echo -n user | wc -c')</text:p>
      <text:p text:style-name="P1">maxlength=$(echo -e "$userlengths" | cut -f2 -d: | sort -n | tail -1)</text:p>
      <text:p text:style-name="P1">echo -e "$userlengths" | grep ":$maxlength$" | cut -f1 -d: <text:s/># Obtener el nombre de usuario más largo</text:p>
      <text:p text:style-name="P1"><draw:rect text:anchor-type="as-char" style:rel-width="100%" draw:z-index="14" draw:style-name="gr1" draw:text-style-name="P28" svg:width="0.0012in" svg:height="0.0213in"><text:p/></draw:rect></text:p>
      <text:p text:style-name="P26"><text:bookmark text:name="_heading=h.7xm8szwro1t8"/><text:span text:style-name="T2">14. Mostrar grupos a los que pertenece un usuario</text:span></text:p>
      <text:p text:style-name="P1">cat /etc/passwd | cut -d: -f1 | xargs -I{} bash -c 'groups {}' <text:s/># Mostrar los grupos de cada usuario</text:p>
      <text:p text:style-name="P1"/>
      <text:p text:style-name="P1"><draw:rect text:anchor-type="as-char" style:rel-width="100%" draw:z-index="15" draw:style-name="gr1" draw:text-style-name="P28" svg:width="0.0012in" svg:height="0.0213in"><text:p/></draw:rect></text:p>
      <text:p text:style-name="P26"><text:bookmark text:name="_heading=h.q4mka03xhktw"/><text:span text:style-name="T2">15. Mostrar grupos de usuarios con formato adecuado</text:span></text:p>
      <text:p text:style-name="P1">paste -d: &lt;(cut -d: -f1 /etc/passwd) &lt;(id -Gn $(cut -d: -f1 /etc/passwd) | tr ' ' ,) <text:s/># Mostrar los grupos de cada usuario</text:p>
      <text:p text:style-name="P1"/>
      <text:p text:style-name="P1"><draw:rect text:anchor-type="as-char" style:rel-width="100%" draw:z-index="16" draw:style-name="gr1" draw:text-style-name="P28" svg:width="0.0012in" svg:height="0.0213in"><text:p/></draw:rect></text:p>
      <text:p text:style-name="P26"><text:bookmark text:name="_heading=h.jifcpsbxukxb"/><text:soft-page-break/><text:span text:style-name="T2">16. Verificar direcciones de correo electrónico con un formato específico</text:span></text:p>
      <text:p text:style-name="P1">cat emails | grep -Eo "^[a-z0-9]+(\.+[a-z0-9]+)*@[a-z0-9]+(\.+[a-z0-9]+)*(\.+[a-z0-9]{2,})" <text:s/># Verificar direcciones de correo electrónico válidas</text:p>
      <text:p text:style-name="P1"/>
      <text:p text:style-name="P1"><draw:rect text:anchor-type="as-char" style:rel-width="100%" draw:z-index="17" draw:style-name="gr1" draw:text-style-name="P28" svg:width="0.0012in" svg:height="0.0213in"><text:p/></draw:rect></text:p>
      <text:p text:style-name="P26"><text:bookmark text:name="_heading=h.7lyv1pfx082z"/><text:span text:style-name="T2">17. Comprobar que un campo IP es válido</text:span></text:p>
      <text:p text:style-name="P1">cat /etc/passwd | cut -f1 -d: | xargs -I{} bash -c 'echo {} | grep -xE "(.).*\1"' <text:s/># Comprobar que un campo IP es válido</text:p>
      <text:p text:style-name="P1"/>
      <text:p text:style-name="P1"><draw:rect text:anchor-type="as-char" style:rel-width="100%" draw:z-index="18" draw:style-name="gr1" draw:text-style-name="P28" svg:width="0.0012in" svg:height="0.0213in"><text:p/></draw:rect></text:p>
      <text:p text:style-name="P3">Claro, te proporcionaré algunas funciones de <text:span text:style-name="T7">filtro</text:span>, <text:span text:style-name="T7">mapeo</text:span>, <text:span text:style-name="T7">validación</text:span> y <text:span text:style-name="T7">cambio de formato</text:span> basadas en los ejercicios que me diste. Estas funciones pueden ser útiles para implementar en tu práctica de Bash. Las funciones serán lo suficientemente generales como para poder adaptarlas fácilmente a diferentes escenarios. Aquí tienes algunas:</text:p>
      <text:p text:style-name="P27"><text:bookmark text:name="_heading=h.1afark2wsqn8"/></text:p>
      <text:p text:style-name="P27"><text:bookmark text:name="_heading=h.9gmg485uc6qo"/></text:p>
      <text:p text:style-name="P27"><text:bookmark text:name="_heading=h.65jnczpbcqyt"/></text:p>
      <text:p text:style-name="P27"><text:bookmark text:name="_heading=h.awf8npro0vym"/></text:p>
      <text:p text:style-name="P27"><text:bookmark text:name="_heading=h.ey5x9fhuwnjj"/></text:p>
      <text:p text:style-name="P27"><text:bookmark text:name="_heading=h.npslc0v1901z"/></text:p>
      <text:p text:style-name="P26"><text:bookmark text:name="_heading=h.7lii1yb1oijz"/><text:span text:style-name="T2">Función de Filtro: Validar Correos Electrónicos</text:span></text:p>
      <text:p text:style-name="P3"># Función para validar correos electrónicos (acepta correos válidos según el patrón).</text:p>
      <text:p text:style-name="P3">validar_correo() {</text:p>
      <text:p text:style-name="P3"><text:s text:c="2"/>echo "$1" | grep -Eq "^[a-z0-9]+(\.+[a-z0-9]+)*@[a-z0-9]+(\.+[a-z0-9]+)*(\.+[a-z0-9]{2,})$"</text:p>
      <text:p text:style-name="P3"><text:s text:c="2"/>if [ $? -eq 0 ]; then</text:p>
      <text:p text:style-name="P3"><text:s text:c="4"/>echo "Correo válido: $1"</text:p>
      <text:p text:style-name="P3"><text:s text:c="2"/>else</text:p>
      <text:p text:style-name="P3"><text:s text:c="4"/>echo "Correo inválido: $1"</text:p>
      <text:p text:style-name="P3"><text:s text:c="2"/>fi</text:p>
      <text:p text:style-name="P3">}</text:p>
      <text:p text:style-name="P3"/>
      <text:p text:style-name="P3"># Ejemplo de uso</text:p>
      <text:p text:style-name="P3"><text:soft-page-break/>validar_correo "usuario@dominio.com"</text:p>
      <text:p text:style-name="P3">validar_correo "usuario@dominio"</text:p>
      <text:p text:style-name="P3"/>
      <text:p text:style-name="P26"><text:bookmark text:name="_heading=h.ov1uvfldq418"/><text:span text:style-name="T2">Función de Mapeo: Calcular Longitud de Nombres de Usuarios</text:span></text:p>
      <text:p text:style-name="P3"># Función para mostrar el nombre de usuario y su longitud</text:p>
      <text:p text:style-name="P3">mapear_longitud_usuario() {</text:p>
      <text:p text:style-name="P3"><text:s text:c="2"/>cat /etc/passwd | cut -f1 -d: | while read usuario; do</text:p>
      <text:p text:style-name="P3"><text:s text:c="4"/>echo "$usuario: $(echo -n $usuario | wc -c)"</text:p>
      <text:p text:style-name="P3"><text:s text:c="2"/>done</text:p>
      <text:p text:style-name="P3">}</text:p>
      <text:p text:style-name="P3"/>
      <text:p text:style-name="P3"># Ejemplo de uso</text:p>
      <text:p text:style-name="P3">mapear_longitud_usuario</text:p>
      <text:p text:style-name="P3"/>
      <text:p text:style-name="P26"><text:bookmark text:name="_heading=h.kt8dmmkfo7it"/><text:span text:style-name="T2">Función de Validación: Verificar UID y GID Coincidentes</text:span></text:p>
      <text:p text:style-name="P3"># Función para verificar si el UID y GID coinciden</text:p>
      <text:p text:style-name="P3">validar_uid_gid() {</text:p>
      <text:p text:style-name="P3"><text:s text:c="2"/>cat /etc/passwd | cut -f1,3,4 -d: | while read linea; do</text:p>
      <text:p text:style-name="P3"><text:s text:c="4"/>usuario=$(echo $linea | cut -d: -f1)</text:p>
      <text:p text:style-name="P3"><text:s text:c="4"/>uid=$(echo $linea | cut -d: -f2)</text:p>
      <text:p text:style-name="P3"><text:s text:c="4"/>gid=$(echo $linea | cut -d: -f3)</text:p>
      <text:p text:style-name="P3"><text:s text:c="4"/>if [ "$uid" -eq "$gid" ]; then</text:p>
      <text:p text:style-name="P3"><text:s text:c="6"/>echo "$usuario tiene UID y GID coincidentes"</text:p>
      <text:p text:style-name="P3"><text:s text:c="4"/>fi</text:p>
      <text:p text:style-name="P3"><text:s text:c="2"/>done</text:p>
      <text:p text:style-name="P3">}</text:p>
      <text:p text:style-name="P3"/>
      <text:p text:style-name="P3"><text:soft-page-break/># Ejemplo de uso</text:p>
      <text:p text:style-name="P3">validar_uid_gid</text:p>
      <text:p text:style-name="P3"/>
      <text:p text:style-name="P26"><text:bookmark text:name="_heading=h.e6ld0iqxc5h9"/><text:span text:style-name="T2">Función de Cambio de Formato: Transformar Fecha de Formato DD/MM/YYYY a YYYY-MM-DD</text:span></text:p>
      <text:p text:style-name="P3"># Función para cambiar el formato de fecha (DD/MM/YYYY a YYYY-MM-DD)</text:p>
      <text:p text:style-name="P3">cambiar_formato_fecha() {</text:p>
      <text:p text:style-name="P3"><text:s text:c="2"/>echo "$1" | sed -E 's/([0-9]{2})\/([0-9]{2})\/([0-9]{4})/\3-\2-\1/'</text:p>
      <text:p text:style-name="P3">}</text:p>
      <text:p text:style-name="P3"/>
      <text:p text:style-name="P3"># Ejemplo de uso</text:p>
      <text:p text:style-name="P3">cambiar_formato_fecha "20/02/2025"</text:p>
      <text:p text:style-name="P3"/>
      <text:p text:style-name="P26"><text:bookmark text:name="_heading=h.6typqsr81lml"/><text:span text:style-name="T2">Función de Filtro: Filtrar Archivos con Nombre que Empiecen con 'x' y Tengan al Menos Tres Caracteres</text:span></text:p>
      <text:p text:style-name="P3"># Función para filtrar archivos que empiecen con 'x' y tengan 3 o más caracteres</text:p>
      <text:p text:style-name="P3">filtrar_archivos_x() {</text:p>
      <text:p text:style-name="P3"><text:s text:c="2"/>ls "$1" | grep -E "^x.{2,}$"</text:p>
      <text:p text:style-name="P3">}</text:p>
      <text:p text:style-name="P3"/>
      <text:p text:style-name="P3"># Ejemplo de uso</text:p>
      <text:p text:style-name="P3">filtrar_archivos_x "/bin"</text:p>
      <text:p text:style-name="P3"/>
      <text:p text:style-name="P26"><text:bookmark text:name="_heading=h.xjrfid1zaapd"/><text:span text:style-name="T2">Función de Mapeo: Sumar Tamaño de Archivos</text:span></text:p>
      <text:p text:style-name="P3"># Función para sumar el tamaño de los archivos en un directorio dado</text:p>
      <text:p text:style-name="P3">sumar_tamano_archivos() {</text:p>
      <text:p text:style-name="P3"><text:s text:c="2"/>total=0</text:p>
      <text:p text:style-name="P3"><text:s text:c="2"/>for archivo in "$1"/*; do</text:p>
      <text:p text:style-name="P3"><text:s text:c="4"/>if [ -f "$archivo" ]; then</text:p>
      <text:p text:style-name="P3"><text:soft-page-break/><text:s text:c="6"/>tamano=$(stat --format=%s "$archivo")</text:p>
      <text:p text:style-name="P3"><text:s text:c="6"/>total=$((total + tamano))</text:p>
      <text:p text:style-name="P3"><text:s text:c="4"/>fi</text:p>
      <text:p text:style-name="P3"><text:s text:c="2"/>done</text:p>
      <text:p text:style-name="P3"><text:s text:c="2"/>echo "El tamaño total de los archivos es: $total bytes"</text:p>
      <text:p text:style-name="P3">}</text:p>
      <text:p text:style-name="P3"/>
      <text:p text:style-name="P3"># Ejemplo de uso</text:p>
      <text:p text:style-name="P3">sumar_tamano_archivos "/etc"</text:p>
      <text:p text:style-name="P3"/>
      <text:p text:style-name="P26"><text:bookmark text:name="_heading=h.g5oszu9352up"/><text:span text:style-name="T2">Función de Validación: Verificar Archivos Regulares en un Directorio</text:span></text:p>
      <text:p text:style-name="P3"># Función para verificar si un archivo es regular en un directorio dado</text:p>
      <text:p text:style-name="P3">verificar_archivos_regulares() {</text:p>
      <text:p text:style-name="P3"><text:s text:c="2"/>find "$1" -maxdepth 1 -type f | while read archivo; do</text:p>
      <text:p text:style-name="P3"><text:s text:c="4"/>echo "$archivo es un archivo regular"</text:p>
      <text:p text:style-name="P3"><text:s text:c="2"/>done</text:p>
      <text:p text:style-name="P3">}</text:p>
      <text:p text:style-name="P3"/>
      <text:p text:style-name="P3"># Ejemplo de uso</text:p>
      <text:p text:style-name="P3">verificar_archivos_regulares "/etc"</text:p>
      <text:p text:style-name="P3"/>
      <text:p text:style-name="P26"><text:bookmark text:name="_heading=h.uoakyx5yhg70"/><text:span text:style-name="T2">Función de Filtro: Mostrar Archivos con Permisos de Solo Lectura</text:span></text:p>
      <text:p text:style-name="P3"># Función para filtrar archivos con permisos de solo lectura</text:p>
      <text:p text:style-name="P3">filtrar_solo_lectura() {</text:p>
      <text:p text:style-name="P3"><text:s text:c="2"/>ls -l "$1" | grep -E '^.r--'</text:p>
      <text:p text:style-name="P3">}</text:p>
      <text:p text:style-name="P3"/>
      <text:p text:style-name="P3"><text:soft-page-break/># Ejemplo de uso</text:p>
      <text:p text:style-name="P3">filtrar_solo_lectura "/etc"</text:p>
      <text:p text:style-name="P3"/>
      <text:p text:style-name="P26"><text:bookmark text:name="_heading=h.hbnk5mietcuw"/><text:span text:style-name="T2">Función de Mapeo: Extraer Solo Usuarios de /etc/passwd</text:span></text:p>
      <text:p text:style-name="P3"># Función para extraer los usuarios del archivo /etc/passwd</text:p>
      <text:p text:style-name="P3">extraer_usuarios() {</text:p>
      <text:p text:style-name="P3"><text:s text:c="2"/>cat /etc/passwd | cut -f1 -d:</text:p>
      <text:p text:style-name="P3">}</text:p>
      <text:p text:style-name="P3"/>
      <text:p text:style-name="P3"># Ejemplo de uso</text:p>
      <text:p text:style-name="P3">extraer_usuarios</text:p>
      <text:p text:style-name="P3"/>
      <text:p text:style-name="P26"><text:bookmark text:name="_heading=h.ssvhpyi0qgch"/><text:span text:style-name="T2">Función de Cambio de Formato: Convertir Texto a Mayúsculas</text:span></text:p>
      <text:p text:style-name="P3"># Función para convertir el texto a mayúsculas</text:p>
      <text:p text:style-name="P3">convertir_mayusculas() {</text:p>
      <text:p text:style-name="P3"><text:s text:c="2"/>echo "$1" | tr 'a-z' 'A-Z'</text:p>
      <text:p text:style-name="P3">}</text:p>
      <text:p text:style-name="P3"/>
      <text:p text:style-name="P3"># Ejemplo de uso</text:p>
      <text:p text:style-name="P3">convertir_mayusculas "hola mundo"</text:p>
      <text:p text:style-name="P3"/>
      <text:p text:style-name="P26"><text:bookmark text:name="_heading=h.s0pubqko88k6"/><text:span text:style-name="T2">Función de Filtro: Mostrar Archivos con Expresión Regular</text:span></text:p>
      <text:p text:style-name="P3"># Función para filtrar archivos con una expresión regular</text:p>
      <text:p text:style-name="P3">filtrar_archivos_regex() {</text:p>
      <text:p text:style-name="P3"><text:s text:c="2"/>ls "$1" | grep -E "$2"</text:p>
      <text:p text:style-name="P3">}</text:p>
      <text:p text:style-name="P3"/>
      <text:p text:style-name="P3"><text:soft-page-break/># Ejemplo de uso</text:p>
      <text:p text:style-name="P3">filtrar_archivos_regex "/bin" "^x"</text:p>
      <text:p text:style-name="P3"/>
      <text:p text:style-name="P3"><draw:rect text:anchor-type="as-char" style:rel-width="100%" draw:z-index="19" draw:style-name="gr2" draw:text-style-name="P28" svg:width="0.0012in" svg:height="0.0213in"><text:p/></draw:rect></text:p>
      <text:p text:style-name="P3">Con estas funciones puedes realizar tareas específicas de <text:span text:style-name="T7">filtro</text:span>, <text:span text:style-name="T7">mapeo</text:span>, <text:span text:style-name="T7">validación</text:span> y <text:span text:style-name="T7">cambio de formato</text:span> para trabajar con archivos, directorios y cadenas. Son fácilmente adaptables a nuevos casos de uso, solo necesitas cambiar los parámetros de entrada o adaptar la lógica.</text:p>
      <text:p text:style-name="P26"><text:bookmark text:name="_heading=h.ccwft7aupczy"/><text:span text:style-name="T2">Función de Filtro: Filtrar Directorios Vacíos</text:span></text:p>
      <text:p text:style-name="P3"># Función para filtrar directorios vacíos</text:p>
      <text:p text:style-name="P3">filtrar_directorios_vacios() {</text:p>
      <text:p text:style-name="P3"><text:s text:c="2"/>find "$1" -type d -empty</text:p>
      <text:p text:style-name="P3">}</text:p>
      <text:p text:style-name="P3"/>
      <text:p text:style-name="P3"># Ejemplo de uso</text:p>
      <text:p text:style-name="P3">filtrar_directorios_vacios "/ruta/del/directorio"</text:p>
      <text:p text:style-name="P3"/>
      <text:p text:style-name="P26"><text:bookmark text:name="_heading=h.38a5hd82vdgh"/><text:span text:style-name="T2">Función de Mapeo: Convertir una Lista de Archivos a Formato CSV</text:span></text:p>
      <text:p text:style-name="P3"># Función para convertir la lista de archivos en un directorio a formato CSV</text:p>
      <text:p text:style-name="P3">convertir_a_csv() {</text:p>
      <text:p text:style-name="P3"><text:s text:c="2"/>ls "$1" | tr '\n' ',' | sed 's/,$/\n/'</text:p>
      <text:p text:style-name="P3">}</text:p>
      <text:p text:style-name="P3"/>
      <text:p text:style-name="P3"># Ejemplo de uso</text:p>
      <text:p text:style-name="P3">convertir_a_csv "/etc"</text:p>
      <text:p text:style-name="P3"/>
      <text:p text:style-name="P26"><text:bookmark text:name="_heading=h.eqk3k6jnrqzj"/><text:span text:style-name="T2">Función de Validación: Verificar si el Archivo es Ejecutable</text:span></text:p>
      <text:p text:style-name="P3"># Función para verificar si un archivo es ejecutable</text:p>
      <text:p text:style-name="P3">verificar_ejecutable() {</text:p>
      <text:p text:style-name="P3"><text:s text:c="2"/>if [ -x "$1" ]; then</text:p>
      <text:p text:style-name="P3"><text:soft-page-break/><text:s text:c="4"/>echo "$1 es ejecutable"</text:p>
      <text:p text:style-name="P3"><text:s text:c="2"/>else</text:p>
      <text:p text:style-name="P3"><text:s text:c="4"/>echo "$1 no es ejecutable"</text:p>
      <text:p text:style-name="P3"><text:s text:c="2"/>fi</text:p>
      <text:p text:style-name="P3">}</text:p>
      <text:p text:style-name="P3"/>
      <text:p text:style-name="P3"># Ejemplo de uso</text:p>
      <text:p text:style-name="P3">verificar_ejecutable "/bin/bash"</text:p>
      <text:p text:style-name="P3"/>
      <text:p text:style-name="P26"><text:bookmark text:name="_heading=h.yz5ra28rjpho"/><text:span text:style-name="T2">Función de Cambio de Formato: Reemplazar Espacios por Guiones</text:span></text:p>
      <text:p text:style-name="P3"># Función para reemplazar espacios por guiones en una cadena</text:p>
      <text:p text:style-name="P3">reemplazar_espacios() {</text:p>
      <text:p text:style-name="P3"><text:s text:c="2"/>echo "$1" | sed 's/ /-/g'</text:p>
      <text:p text:style-name="P3">}</text:p>
      <text:p text:style-name="P3"/>
      <text:p text:style-name="P3"># Ejemplo de uso</text:p>
      <text:p text:style-name="P3">reemplazar_espacios "nombre del archivo"</text:p>
      <text:p text:style-name="P3"/>
      <text:p text:style-name="P26"><text:bookmark text:name="_heading=h.ghb0ms2avs9n"/><text:span text:style-name="T2">Función de Filtro: Filtrar Archivos Modificados Hoy</text:span></text:p>
      <text:p text:style-name="P3"># Función para filtrar archivos modificados hoy</text:p>
      <text:p text:style-name="P3">filtrar_archivos_modificados_hoy() {</text:p>
      <text:p text:style-name="P3"><text:s text:c="2"/>find "$1" -type f -mtime -1</text:p>
      <text:p text:style-name="P3">}</text:p>
      <text:p text:style-name="P3"/>
      <text:p text:style-name="P3"># Ejemplo de uso</text:p>
      <text:p text:style-name="P3">filtrar_archivos_modificados_hoy "/var/log"</text:p>
      <text:p text:style-name="P3"/>
      <text:p text:style-name="P26"><text:bookmark text:name="_heading=h.d1k6t5rbtwjs"/><text:soft-page-break/><text:span text:style-name="T2">Función de Mapeo: Crear un Resumen de Tamaño de Archivos y Directorios</text:span></text:p>
      <text:p text:style-name="P3"># Función para crear un resumen del tamaño de archivos y directorios</text:p>
      <text:p text:style-name="P3">resumen_tamano_directorio() {</text:p>
      <text:p text:style-name="P3"><text:s text:c="2"/>du -sh "$1"/* | sort -rh</text:p>
      <text:p text:style-name="P3">}</text:p>
      <text:p text:style-name="P3"/>
      <text:p text:style-name="P3"># Ejemplo de uso</text:p>
      <text:p text:style-name="P3">resumen_tamano_directorio "/home/usuario"</text:p>
      <text:p text:style-name="P3"/>
      <text:p text:style-name="P26"><text:bookmark text:name="_heading=h.v4b86zsfax63"/><text:span text:style-name="T2">Función de Validación: Verificar si una Carpeta Existe</text:span></text:p>
      <text:p text:style-name="P3"># Función para verificar si una carpeta existe</text:p>
      <text:p text:style-name="P3">verificar_carpeta_existe() {</text:p>
      <text:p text:style-name="P3"><text:s text:c="2"/>if [ -d "$1" ]; then</text:p>
      <text:p text:style-name="P3"><text:s text:c="4"/>echo "La carpeta $1 existe"</text:p>
      <text:p text:style-name="P3"><text:s text:c="2"/>else</text:p>
      <text:p text:style-name="P3"><text:s text:c="4"/>echo "La carpeta $1 no existe"</text:p>
      <text:p text:style-name="P3"><text:s text:c="2"/>fi</text:p>
      <text:p text:style-name="P3">}</text:p>
      <text:p text:style-name="P3"/>
      <text:p text:style-name="P3"># Ejemplo de uso</text:p>
      <text:p text:style-name="P3">verificar_carpeta_existe "/home/usuario/documentos"</text:p>
      <text:p text:style-name="P3"/>
      <text:p text:style-name="P26"><text:bookmark text:name="_heading=h.j4q19geshub0"/><text:span text:style-name="T2">Función de Filtro: Filtrar Archivos Según su Extensión</text:span></text:p>
      <text:p text:style-name="P3"># Función para filtrar archivos por su extensión</text:p>
      <text:p text:style-name="P3">filtrar_por_extension() {</text:p>
      <text:p text:style-name="P3"><text:s text:c="2"/>find "$1" -type f -name "*.$2"</text:p>
      <text:p text:style-name="P3">}</text:p>
      <text:p text:style-name="P3"><text:soft-page-break/></text:p>
      <text:p text:style-name="P3"># Ejemplo de uso</text:p>
      <text:p text:style-name="P3">filtrar_por_extension "/home/usuario" "txt"</text:p>
      <text:p text:style-name="P3"/>
      <text:p text:style-name="P26"><text:bookmark text:name="_heading=h.f9zz64mss0f7"/><text:span text:style-name="T2">Función de Mapeo: Contar el Número de Palabras en un Archivo</text:span></text:p>
      <text:p text:style-name="P3"># Función para contar el número de palabras en un archivo</text:p>
      <text:p text:style-name="P3">contar_palabras_archivo() {</text:p>
      <text:p text:style-name="P3"><text:s text:c="2"/>wc -w "$1"</text:p>
      <text:p text:style-name="P3">}</text:p>
      <text:p text:style-name="P3"/>
      <text:p text:style-name="P3"># Ejemplo de uso</text:p>
      <text:p text:style-name="P3">contar_palabras_archivo "/home/usuario/documento.txt"</text:p>
      <text:p text:style-name="P3"/>
      <text:p text:style-name="P26"><text:bookmark text:name="_heading=h.hu6m17c4diwg"/><text:span text:style-name="T2">Función de Validación: Verificar si un Archivo Existe y es Regular</text:span></text:p>
      <text:p text:style-name="P3"># Función para verificar si un archivo existe y es regular</text:p>
      <text:p text:style-name="P3">verificar_archivo_regular() {</text:p>
      <text:p text:style-name="P3"><text:s text:c="2"/>if [ -f "$1" ]; then</text:p>
      <text:p text:style-name="P3"><text:s text:c="4"/>echo "$1 es un archivo regular"</text:p>
      <text:p text:style-name="P3"><text:s text:c="2"/>else</text:p>
      <text:p text:style-name="P3"><text:s text:c="4"/>echo "$1 no es un archivo regular"</text:p>
      <text:p text:style-name="P3"><text:s text:c="2"/>fi</text:p>
      <text:p text:style-name="P3">}</text:p>
      <text:p text:style-name="P3"/>
      <text:p text:style-name="P3"># Ejemplo de uso</text:p>
      <text:p text:style-name="P3">verificar_archivo_regular "/etc/passwd"</text:p>
      <text:p text:style-name="P3"/>
      <text:p text:style-name="P26"><text:bookmark text:name="_heading=h.y8odb48ljvhb"/><text:span text:style-name="T2">Función de Cambio de Formato: Convertir Texto a Minúsculas</text:span></text:p>
      <text:p text:style-name="P3"><text:soft-page-break/># Función para convertir el texto a minúsculas</text:p>
      <text:p text:style-name="P3">convertir_minusculas() {</text:p>
      <text:p text:style-name="P3"><text:s text:c="2"/>echo "$1" | tr 'A-Z' 'a-z'</text:p>
      <text:p text:style-name="P3">}</text:p>
      <text:p text:style-name="P3"/>
      <text:p text:style-name="P3"># Ejemplo de uso</text:p>
      <text:p text:style-name="P3">convertir_minusculas "HOLA MUNDO"</text:p>
      <text:p text:style-name="P3"/>
      <text:p text:style-name="P26"><text:bookmark text:name="_heading=h.wz5kdjtyl8ck"/><text:span text:style-name="T2">Función de Filtro: Filtrar Directorios con Permisos de Escritura</text:span></text:p>
      <text:p text:style-name="P3"># Función para filtrar directorios con permisos de escritura</text:p>
      <text:p text:style-name="P3">filtrar_directorios_con_escritura() {</text:p>
      <text:p text:style-name="P3"><text:s text:c="2"/>find "$1" -type d -perm /u=w</text:p>
      <text:p text:style-name="P3">}</text:p>
      <text:p text:style-name="P3"/>
      <text:p text:style-name="P3"># Ejemplo de uso</text:p>
      <text:p text:style-name="P3">filtrar_directorios_con_escritura "/home/usuario"</text:p>
      <text:p text:style-name="P3"/>
      <text:p text:style-name="P26"><text:bookmark text:name="_heading=h.qpbgzf4brwcr"/><text:span text:style-name="T2">Función de Mapeo: Mostrar el Número de Archivos en un Directorio</text:span></text:p>
      <text:p text:style-name="P3"># Función para contar el número de archivos en un directorio</text:p>
      <text:p text:style-name="P3">contar_archivos() {</text:p>
      <text:p text:style-name="P3"><text:s text:c="2"/>find "$1" -type f | wc -l</text:p>
      <text:p text:style-name="P3">}</text:p>
      <text:p text:style-name="P3"/>
      <text:p text:style-name="P3"># Ejemplo de uso</text:p>
      <text:p text:style-name="P3">contar_archivos "/etc"</text:p>
      <text:p text:style-name="P3"/>
      <text:p text:style-name="P26"><text:bookmark text:name="_heading=h.ryjpsnscgsd5"/><text:span text:style-name="T2">Función de Validación: Comprobar si un Usuario Está Logueado</text:span></text:p>
      <text:p text:style-name="P3"><text:soft-page-break/># Función para comprobar si un usuario está logueado</text:p>
      <text:p text:style-name="P3">usuario_logueado() {</text:p>
      <text:p text:style-name="P3"><text:s text:c="2"/>who | grep -q "$1"</text:p>
      <text:p text:style-name="P3"><text:s text:c="2"/>if [ $? -eq 0 ]; then</text:p>
      <text:p text:style-name="P3"><text:s text:c="4"/>echo "El usuario $1 está logueado"</text:p>
      <text:p text:style-name="P3"><text:s text:c="2"/>else</text:p>
      <text:p text:style-name="P3"><text:s text:c="4"/>echo "El usuario $1 no está logueado"</text:p>
      <text:p text:style-name="P3"><text:s text:c="2"/>fi</text:p>
      <text:p text:style-name="P3">}</text:p>
      <text:p text:style-name="P3"/>
      <text:p text:style-name="P3"># Ejemplo de uso</text:p>
      <text:p text:style-name="P3">usuario_logueado "root"</text:p>
      <text:p text:style-name="P3"/>
      <text:p text:style-name="P26"><text:bookmark text:name="_heading=h.qczt2yjbzbzx"/><text:span text:style-name="T2">Función de Filtro: Filtrar Archivos de un Usuario Específico</text:span></text:p>
      <text:p text:style-name="P3"># Función para filtrar archivos creados por un usuario específico</text:p>
      <text:p text:style-name="P3">filtrar_archivos_usuario() {</text:p>
      <text:p text:style-name="P3"><text:s text:c="2"/>find "$1" -type f -user "$2"</text:p>
      <text:p text:style-name="P3">}</text:p>
      <text:p text:style-name="P3"/>
      <text:p text:style-name="P3"># Ejemplo de uso</text:p>
      <text:p text:style-name="P3">filtrar_archivos_usuario "/home/usuario" "usuario1"</text:p>
      <text:p text:style-name="P3"/>
      <text:p text:style-name="P3"><draw:rect text:anchor-type="as-char" style:rel-width="100%" draw:z-index="20" draw:style-name="gr2" draw:text-style-name="P28" svg:width="0.0012in" svg:height="0.0213in"><text:p/></draw:rect></text:p>
      <text:p text:style-name="P26"><text:bookmark text:name="_heading=h.z0068837qwj"/><text:span text:style-name="T2">Consejos Adicionales:</text:span></text:p>
      <text:list xml:id="list1968670137" text:style-name="WWNum1">
        <text:list-item>
          <text:p text:style-name="P5"><text:span text:style-name="T7">Filtrado de directorios/archivos:</text:span> Utiliza <text:span text:style-name="T4">find</text:span> para localizar archivos con patrones específicos (como extensión o permisos) y <text:span text:style-name="T4">grep</text:span> para hacer búsquedas dentro de los archivos.</text:p>
        </text:list-item>
        <text:list-item>
          <text:p text:style-name="P10"><text:span text:style-name="T7">Mapeo:</text:span> Puedes usar comandos como <text:span text:style-name="T4">wc</text:span>, <text:span text:style-name="T4">cut</text:span>, <text:span text:style-name="T4">awk</text:span>, y <text:span text:style-name="T4">sed</text:span> para procesar y transformar información, como contar palabras, extraer partes de un archivo, etc.</text:p>
        </text:list-item>
        <text:list-item>
          <text:p text:style-name="P10"><text:span text:style-name="T7">Validación:</text:span> Es importante usar combinaciones de condicionales <text:span text:style-name="T4">if</text:span> y comandos como <text:span text:style-name="T4">test</text:span>, <text:span text:style-name="T4">-e</text:span>, <text:span text:style-name="T4">-d</text:span>, <text:span text:style-name="T4">-f</text:span>, y <text:span text:style-name="T4">-x</text:span> para verificar si archivos, directorios o usuarios existen, son regulares o tienen permisos específicos.</text:p>
        </text:list-item>
        <text:list-item>
          <text:p text:style-name="P13"><text:soft-page-break/><text:span text:style-name="T7">Cambio de formato:</text:span> <text:span text:style-name="T4">sed</text:span>, <text:span text:style-name="T4">tr</text:span>, y <text:span text:style-name="T4">awk</text:span> son tus aliados cuando necesitas modificar cadenas o formatos, como convertir texto a mayúsculas/minúsculas o reemplazar caracteres.</text:p>
        </text:list-item>
      </text:list>
      <text:p text:style-name="P3">Con estas funciones adicionales, puedes estar mejor preparado para cualquier ejercicio que involucre manipulación de archivos y directorios, validación de datos, o transformación de texto en tu examen de Bash. Si necesitas ejemplos específicos de cómo integrarlas en un caso de examen o más detalles, ¡déjame saber!</text:p>
      <text:p text:style-name="P3"/>
      <text:p text:style-name="P1"><draw:rect text:anchor-type="as-char" style:rel-width="100%" draw:z-index="21" draw:style-name="gr1" draw:text-style-name="P28" svg:width="0.0012in" svg:height="0.0213in"><text:p/></draw:rect></text:p>
      <text:p text:style-name="P22"><text:bookmark text:name="_heading=h.er13i2fm5xuh"/><text:span text:style-name="T8">📌 Generar URLs de imágenes desde claves</text:span></text:p>
      <text:p text:style-name="P1">generate_urls() {</text:p>
      <text:p text:style-name="P1"><text:s text:c="4"/>local prefix="$1"</text:p>
      <text:p text:style-name="P1"><text:s text:c="4"/>local suffix="default.jpg"</text:p>
      <text:p text:style-name="P1"><text:s text:c="4"/>while read id; do</text:p>
      <text:p text:style-name="P1"><text:s text:c="8"/>echo "$prefix/$id/$suffix"</text:p>
      <text:p text:style-name="P1"><text:s text:c="4"/>done</text:p>
      <text:p text:style-name="P1">}</text:p>
      <text:p text:style-name="P1"/>
      <text:p text:style-name="P3">🔹 <text:span text:style-name="T7">Uso:</text:span></text:p>
      <text:p text:style-name="P1">cat claves | generate_urls "https://i.ytimg.com/vi"</text:p>
      <text:p text:style-name="P1"/>
      <text:p text:style-name="P1"><draw:rect text:anchor-type="as-char" style:rel-width="100%" draw:z-index="22" draw:style-name="gr1" draw:text-style-name="P28" svg:width="0.0012in" svg:height="0.0213in"><text:p/></draw:rect></text:p>
      <text:p text:style-name="P22"><text:bookmark text:name="_heading=h.8ont82axb6m8"/><text:span text:style-name="T8">📌 Extraer claves desde URLs</text:span></text:p>
      <text:p text:style-name="P1">extract_keys() {</text:p>
      <text:p text:style-name="P1"><text:s text:c="4"/>while read url; do</text:p>
      <text:p text:style-name="P1"><text:s text:c="8"/>echo "$url" | cut -d'/' -f5</text:p>
      <text:p text:style-name="P1"><text:s text:c="4"/>done</text:p>
      <text:p text:style-name="P1">}</text:p>
      <text:p text:style-name="P1"/>
      <text:p text:style-name="P3">🔹 <text:span text:style-name="T7">Uso:</text:span></text:p>
      <text:p text:style-name="P1">cat urls | extract_keys</text:p>
      <text:p text:style-name="P1"/>
      <text:p text:style-name="P1"><text:soft-page-break/><draw:rect text:anchor-type="as-char" style:rel-width="100%" draw:z-index="23" draw:style-name="gr1" draw:text-style-name="P28" svg:width="0.0012in" svg:height="0.0213in"><text:p/></draw:rect></text:p>
      <text:p text:style-name="P22"><text:bookmark text:name="_heading=h.ip0rljdk6dpk"/><text:span text:style-name="T8">📌 Extraer extensión de archivos desde URLs</text:span></text:p>
      <text:p text:style-name="P1">extract_extension() {</text:p>
      <text:p text:style-name="P1"><text:s text:c="4"/>while read url; do</text:p>
      <text:p text:style-name="P1"><text:s text:c="8"/>echo "$url" | rev | cut -d'.' -f1 | rev</text:p>
      <text:p text:style-name="P1"><text:s text:c="4"/>done</text:p>
      <text:p text:style-name="P1">}</text:p>
      <text:p text:style-name="P1"/>
      <text:p text:style-name="P3">🔹 <text:span text:style-name="T7">Uso:</text:span></text:p>
      <text:p text:style-name="P1">cat urls | extract_extension</text:p>
      <text:p text:style-name="P1"/>
      <text:p text:style-name="P1"><draw:rect text:anchor-type="as-char" style:rel-width="100%" draw:z-index="24" draw:style-name="gr1" draw:text-style-name="P28" svg:width="0.0012in" svg:height="0.0213in"><text:p/></draw:rect></text:p>
      <text:p text:style-name="P22"><text:bookmark text:name="_heading=h.a2iqcuawcrhi"/><text:span text:style-name="T8">📌 Validar direcciones IP (0-255 en cada octeto)</text:span></text:p>
      <text:p text:style-name="P1">validate_ip() {</text:p>
      <text:p text:style-name="P1"><text:s text:c="4"/>while read ip; do</text:p>
      <text:p text:style-name="P1"><text:s text:c="8"/>echo "$ip" | grep -xE "([0-9]{1,3}\.){3}[0-9]{1,3}" | while read valid_ip; do</text:p>
      <text:p text:style-name="P1"><text:s text:c="12"/>IFS='.' read -r o1 o2 o3 o4 &lt;&lt;&lt; "$valid_ip"</text:p>
      <text:p text:style-name="P1"><text:s text:c="12"/>if (( o1 &lt;= 255 &amp;&amp; o2 &lt;= 255 &amp;&amp; o3 &lt;= 255 &amp;&amp; o4 &lt;= 255 )); then</text:p>
      <text:p text:style-name="P1"><text:s text:c="16"/>echo "$valid_ip"</text:p>
      <text:p text:style-name="P1"><text:s text:c="12"/>fi</text:p>
      <text:p text:style-name="P1"><text:s text:c="8"/>done</text:p>
      <text:p text:style-name="P1"><text:s text:c="4"/>done</text:p>
      <text:p text:style-name="P1">}</text:p>
      <text:p text:style-name="P1"/>
      <text:p text:style-name="P3">🔹 <text:span text:style-name="T7">Uso:</text:span></text:p>
      <text:p text:style-name="P1">cat ips | validate_ip</text:p>
      <text:p text:style-name="P1"/>
      <text:p text:style-name="P1"><text:soft-page-break/><draw:rect text:anchor-type="as-char" style:rel-width="100%" draw:z-index="25" draw:style-name="gr1" draw:text-style-name="P28" svg:width="0.0012in" svg:height="0.0213in"><text:p/></draw:rect></text:p>
      <text:p text:style-name="P22"><text:bookmark text:name="_heading=h.b5uzo771nhim"/><text:span text:style-name="T8">📌 Ordenar IPs eliminando ceros a la izquierda</text:span></text:p>
      <text:p text:style-name="P1">format_and_sort_ips() {</text:p>
      <text:p text:style-name="P1"><text:s text:c="4"/>while read ip; do</text:p>
      <text:p text:style-name="P1"><text:s text:c="8"/>formatted_ip=$(echo "$ip" | awk -F '.' '{printf "%d.%d.%d.%d\n", $1, $2, $3, $4}')</text:p>
      <text:p text:style-name="P1"><text:s text:c="8"/>echo "$formatted_ip"</text:p>
      <text:p text:style-name="P1"><text:s text:c="4"/>done | sort -t. -k1,1n -k2,2n -k3,3n -k4,4n</text:p>
      <text:p text:style-name="P1">}</text:p>
      <text:p text:style-name="P1"/>
      <text:p text:style-name="P3">🔹 <text:span text:style-name="T7">Uso:</text:span></text:p>
      <text:p text:style-name="P1">cat ips_validas | format_and_sort_ips</text:p>
      <text:p text:style-name="P1"/>
      <text:p text:style-name="P1"><draw:rect text:anchor-type="as-char" style:rel-width="100%" draw:z-index="26" draw:style-name="gr1" draw:text-style-name="P28" svg:width="0.0012in" svg:height="0.0213in"><text:p/></draw:rect></text:p>
      <text:p text:style-name="P22"><text:bookmark text:name="_heading=h.ahcqy0a3j3oz"/><text:span text:style-name="T8">📌 Expresiones Regulares Útiles</text:span></text:p>
      <text:p text:style-name="P3">🔸 <text:span text:style-name="T7">Extraer claves de URLs:</text:span></text:p>
      <text:p text:style-name="P1">https?:\/\/[^\/]+\/vi\/([^\/]+)\/</text:p>
      <text:p text:style-name="P1"/>
      <text:p text:style-name="P3">🔸 <text:span text:style-name="T7">Validar IPs de 0-255:</text:span></text:p>
      <text:p text:style-name="P1">^([0-9]{1,3}\.){3}[0-9]{1,3}$</text:p>
      <text:p text:style-name="P1"/>
      <text:p text:style-name="P3">🔸 <text:span text:style-name="T7">Extraer extensiones de archivos:</text:span></text:p>
      <text:p text:style-name="P1">\.[^.]+$</text:p>
      <text:p text:style-name="P3"/>
      <text:p text:style-name="P1"><draw:rect text:anchor-type="as-char" style:rel-width="100%" draw:z-index="27" draw:style-name="gr1" draw:text-style-name="P28" svg:width="0.0012in" svg:height="0.0213in"><text:p/></draw:rect></text:p>
      <text:p text:style-name="P22"><text:bookmark text:name="_heading=h.sxif5tw5523"/><text:span text:style-name="T8">📌 Manipulación de Archivos y Texto</text:span></text:p>
      <text:p text:style-name="P26"><text:bookmark text:name="_heading=h.464809lzoa7z"/><text:span text:style-name="T2">📂 Listar archivos de un tipo específico</text:span></text:p>
      <text:p text:style-name="P1">list_files_by_extension() {</text:p>
      <text:p text:style-name="P1"><text:soft-page-break/><text:s text:c="4"/>local ext="$1"</text:p>
      <text:p text:style-name="P1"><text:s text:c="4"/>find . -type f -name "*.$ext"</text:p>
      <text:p text:style-name="P1">}</text:p>
      <text:p text:style-name="P1"/>
      <text:p text:style-name="P3">🔹 <text:span text:style-name="T7">Uso:</text:span></text:p>
      <text:p text:style-name="P1">list_files_by_extension "txt"</text:p>
      <text:p text:style-name="P1"/>
      <text:p text:style-name="P1"><draw:rect text:anchor-type="as-char" style:rel-width="100%" draw:z-index="28" draw:style-name="gr1" draw:text-style-name="P28" svg:width="0.0012in" svg:height="0.0213in"><text:p/></draw:rect></text:p>
      <text:p text:style-name="P26"><text:bookmark text:name="_heading=h.wzuiwcx94omd"/><text:span text:style-name="T2">📂 Contar líneas, palabras y caracteres en un archivo</text:span></text:p>
      <text:p text:style-name="P1">count_file_content() {</text:p>
      <text:p text:style-name="P1"><text:s text:c="4"/>local file="$1"</text:p>
      <text:p text:style-name="P1"><text:s text:c="4"/>wc "$file"</text:p>
      <text:p text:style-name="P1">}</text:p>
      <text:p text:style-name="P1"/>
      <text:p text:style-name="P3">🔹 <text:span text:style-name="T7">Uso:</text:span></text:p>
      <text:p text:style-name="P1">count_file_content "archivo.txt"</text:p>
      <text:p text:style-name="P1"/>
      <text:p text:style-name="P1"><draw:rect text:anchor-type="as-char" style:rel-width="100%" draw:z-index="29" draw:style-name="gr1" draw:text-style-name="P28" svg:width="0.0012in" svg:height="0.0213in"><text:p/></draw:rect></text:p>
      <text:p text:style-name="P26"><text:bookmark text:name="_heading=h.d1twkdpi6qm7"/><text:span text:style-name="T2">📝 Convertir un texto a mayúsculas o minúsculas</text:span></text:p>
      <text:p text:style-name="P1">to_uppercase() {</text:p>
      <text:p text:style-name="P1"><text:s text:c="4"/>tr '[:lower:]' '[:upper:]'</text:p>
      <text:p text:style-name="P1">}</text:p>
      <text:p text:style-name="P1"/>
      <text:p text:style-name="P1">to_lowercase() {</text:p>
      <text:p text:style-name="P1"><text:s text:c="4"/>tr '[:upper:]' '[:lower:]'</text:p>
      <text:p text:style-name="P1">}</text:p>
      <text:p text:style-name="P1"/>
      <text:p text:style-name="P3"><text:soft-page-break/>🔹 <text:span text:style-name="T7">Uso:</text:span></text:p>
      <text:p text:style-name="P1">echo "Hola Mundo" | to_uppercase <text:s text:c="2"/># HOLA MUNDO</text:p>
      <text:p text:style-name="P1">echo "Hola Mundo" | to_lowercase <text:s text:c="2"/># hola mundo</text:p>
      <text:p text:style-name="P1"/>
      <text:p text:style-name="P1"><draw:rect text:anchor-type="as-char" style:rel-width="100%" draw:z-index="30" draw:style-name="gr1" draw:text-style-name="P28" svg:width="0.0012in" svg:height="0.0213in"><text:p/></draw:rect></text:p>
      <text:p text:style-name="P26"><text:bookmark text:name="_heading=h.p3mwdcksy2"/><text:span text:style-name="T2">📂 Reemplazar texto en un archivo</text:span></text:p>
      <text:p text:style-name="P1">replace_text() {</text:p>
      <text:p text:style-name="P1"><text:s text:c="4"/>local old="$1"</text:p>
      <text:p text:style-name="P1"><text:s text:c="4"/>local new="$2"</text:p>
      <text:p text:style-name="P1"><text:s text:c="4"/>local file="$3"</text:p>
      <text:p text:style-name="P1"><text:s text:c="4"/>sed -i "s/$old/$new/g" "$file"</text:p>
      <text:p text:style-name="P1">}</text:p>
      <text:p text:style-name="P1"/>
      <text:p text:style-name="P3">🔹 <text:span text:style-name="T7">Uso:</text:span></text:p>
      <text:p text:style-name="P1">replace_text "error" "solución" "log.txt"</text:p>
      <text:p text:style-name="P1"/>
      <text:p text:style-name="P1"><draw:rect text:anchor-type="as-char" style:rel-width="100%" draw:z-index="31" draw:style-name="gr1" draw:text-style-name="P28" svg:width="0.0012in" svg:height="0.0213in"><text:p/></draw:rect></text:p>
      <text:p text:style-name="P26"><text:bookmark text:name="_heading=h.e7o5cwk894un"/><text:span text:style-name="T2">📂 Buscar líneas que contienen una palabra en un archivo</text:span></text:p>
      <text:p text:style-name="P1">search_word() {</text:p>
      <text:p text:style-name="P1"><text:s text:c="4"/>grep -i "$1" "$2"</text:p>
      <text:p text:style-name="P1">}</text:p>
      <text:p text:style-name="P1"/>
      <text:p text:style-name="P3">🔹 <text:span text:style-name="T7">Uso:</text:span></text:p>
      <text:p text:style-name="P1">search_word "error" "log.txt"</text:p>
      <text:p text:style-name="P1"/>
      <text:p text:style-name="P1"><draw:rect text:anchor-type="as-char" style:rel-width="100%" draw:z-index="32" draw:style-name="gr1" draw:text-style-name="P28" svg:width="0.0012in" svg:height="0.0213in"><text:p/></draw:rect></text:p>
      <text:p text:style-name="P26"><text:bookmark text:name="_heading=h.aqseezs2ahws"/><text:span text:style-name="T2">📂 Extraer solo los nombres de archivos sin la ruta</text:span></text:p>
      <text:p text:style-name="P1"><text:soft-page-break/>extract_filenames() {</text:p>
      <text:p text:style-name="P1"><text:s text:c="4"/>ls -1 | awk -F '/' '{print $NF}'</text:p>
      <text:p text:style-name="P1">}</text:p>
      <text:p text:style-name="P1"/>
      <text:p text:style-name="P1"><draw:rect text:anchor-type="as-char" style:rel-width="100%" draw:z-index="33" draw:style-name="gr1" draw:text-style-name="P28" svg:width="0.0012in" svg:height="0.0213in"><text:p/></draw:rect></text:p>
      <text:p text:style-name="P22"><text:bookmark text:name="_heading=h.ef928xsw88xy"/><text:span text:style-name="T8">📌 Validaciones en Bash</text:span></text:p>
      <text:p text:style-name="P26"><text:bookmark text:name="_heading=h.1kixa5jmm9nx"/><text:span text:style-name="T2">🔢 Validar si una variable es un número</text:span></text:p>
      <text:p text:style-name="P1">is_number() {</text:p>
      <text:p text:style-name="P1"><text:s text:c="4"/>[[ "$1" =~ ^[0-9]+$ ]]</text:p>
      <text:p text:style-name="P1">}</text:p>
      <text:p text:style-name="P1"/>
      <text:p text:style-name="P3">🔹 <text:span text:style-name="T7">Uso:</text:span></text:p>
      <text:p text:style-name="P1">is_number "123" &amp;&amp; echo "Es número" || echo "No es número"</text:p>
      <text:p text:style-name="P1"/>
      <text:p text:style-name="P1"><draw:rect text:anchor-type="as-char" style:rel-width="100%" draw:z-index="34" draw:style-name="gr1" draw:text-style-name="P28" svg:width="0.0012in" svg:height="0.0213in"><text:p/></draw:rect></text:p>
      <text:p text:style-name="P26"><text:bookmark text:name="_heading=h.4ejpawlwwysz"/><text:span text:style-name="T2">📅 Validar formato de fecha (YYYY-MM-DD)</text:span></text:p>
      <text:p text:style-name="P1">is_valid_date() {</text:p>
      <text:p text:style-name="P1"><text:s text:c="4"/>[[ "$1" =~ ^[0-9]{4}-[0-9]{2}-[0-9]{2}$ ]]</text:p>
      <text:p text:style-name="P1">}</text:p>
      <text:p text:style-name="P1"/>
      <text:p text:style-name="P3">🔹 <text:span text:style-name="T7">Uso:</text:span></text:p>
      <text:p text:style-name="P1">is_valid_date "2024-02-19" &amp;&amp; echo "Fecha válida" || echo "Fecha inválida"</text:p>
      <text:p text:style-name="P1"/>
      <text:p text:style-name="P1"><draw:rect text:anchor-type="as-char" style:rel-width="100%" draw:z-index="35" draw:style-name="gr1" draw:text-style-name="P28" svg:width="0.0012in" svg:height="0.0213in"><text:p/></draw:rect></text:p>
      <text:p text:style-name="P26"><text:bookmark text:name="_heading=h.ri9clhxichp2"/><text:span text:style-name="T2">📂 Validar si un archivo existe</text:span></text:p>
      <text:p text:style-name="P1">file_exists() {</text:p>
      <text:p text:style-name="P1"><text:s text:c="4"/>[[ -f "$1" ]]</text:p>
      <text:p text:style-name="P1"><text:soft-page-break/>}</text:p>
      <text:p text:style-name="P1"/>
      <text:p text:style-name="P3">🔹 <text:span text:style-name="T7">Uso:</text:span></text:p>
      <text:p text:style-name="P1">file_exists "archivo.txt" &amp;&amp; echo "Existe" || echo "No existe"</text:p>
      <text:p text:style-name="P1"/>
      <text:p text:style-name="P1"><draw:rect text:anchor-type="as-char" style:rel-width="100%" draw:z-index="36" draw:style-name="gr1" draw:text-style-name="P28" svg:width="0.0012in" svg:height="0.0213in"><text:p/></draw:rect></text:p>
      <text:p text:style-name="P22"><text:bookmark text:name="_heading=h.dvcw7pf7r9vm"/><text:span text:style-name="T8">📌 Formatos y Filtros Útiles</text:span></text:p>
      <text:p text:style-name="P26"><text:bookmark text:name="_heading=h.cdkjyuvck1k8"/><text:span text:style-name="T2">📂 Formatear números con separadores de miles</text:span></text:p>
      <text:p text:style-name="P1">format_number() {</text:p>
      <text:p text:style-name="P1"><text:s text:c="4"/>printf "%'d\n" "$1"</text:p>
      <text:p text:style-name="P1">}</text:p>
      <text:p text:style-name="P1"/>
      <text:p text:style-name="P3">🔹 <text:span text:style-name="T7">Uso:</text:span></text:p>
      <text:p text:style-name="P1">format_number 1000000 <text:s/># 1,000,000</text:p>
      <text:p text:style-name="P1"/>
      <text:p text:style-name="P1"><draw:rect text:anchor-type="as-char" style:rel-width="100%" draw:z-index="37" draw:style-name="gr1" draw:text-style-name="P28" svg:width="0.0012in" svg:height="0.0213in"><text:p/></draw:rect></text:p>
      <text:p text:style-name="P26"><text:bookmark text:name="_heading=h.nwpxslfy26f6"/><text:span text:style-name="T2">📅 Obtener la fecha en diferentes formatos</text:span></text:p>
      <text:p text:style-name="P1">get_date() {</text:p>
      <text:p text:style-name="P1"><text:s text:c="4"/>date "+%Y-%m-%d"</text:p>
      <text:p text:style-name="P1">}</text:p>
      <text:p text:style-name="P1"/>
      <text:p text:style-name="P1">get_time() {</text:p>
      <text:p text:style-name="P1"><text:s text:c="4"/>date "+%H:%M:%S"</text:p>
      <text:p text:style-name="P1">}</text:p>
      <text:p text:style-name="P1"/>
      <text:p text:style-name="P3">🔹 <text:span text:style-name="T7">Uso:</text:span></text:p>
      <text:p text:style-name="P1">get_date <text:s/># 2024-02-19</text:p>
      <text:p text:style-name="P1"><text:soft-page-break/>get_time <text:s/># 14:45:30</text:p>
      <text:p text:style-name="P1"/>
      <text:p text:style-name="P1"/>
      <text:p text:style-name="P1"><draw:rect text:anchor-type="as-char" style:rel-width="100%" draw:z-index="38" draw:style-name="gr1" draw:text-style-name="P28" svg:width="0.0012in" svg:height="0.0213in"><text:p/></draw:rect></text:p>
      <text:p text:style-name="P26"><text:bookmark text:name="_heading=h.k3t98vmm70qn"/><text:span text:style-name="T2">📂 Filtrar solo líneas con números en un archivo</text:span></text:p>
      <text:p text:style-name="P1">filter_numbers() {</text:p>
      <text:p text:style-name="P1"><text:s text:c="4"/>grep -E "^[0-9]+$"</text:p>
      <text:p text:style-name="P1">}</text:p>
      <text:p text:style-name="P1"/>
      <text:p text:style-name="P3">🔹 <text:span text:style-name="T7">Uso:</text:span></text:p>
      <text:p text:style-name="P1">cat archivo.txt | filter_numbers</text:p>
      <text:p text:style-name="P1"/>
      <text:p text:style-name="P1"><draw:rect text:anchor-type="as-char" style:rel-width="100%" draw:z-index="39" draw:style-name="gr1" draw:text-style-name="P28" svg:width="0.0012in" svg:height="0.0213in"><text:p/></draw:rect></text:p>
      <text:p text:style-name="P26"><text:bookmark text:name="_heading=h.u98yi05z0fos"/><text:span text:style-name="T2">📂 Ordenar líneas de un archivo alfabéticamente y eliminar duplicados</text:span></text:p>
      <text:p text:style-name="P1">sort_unique() {</text:p>
      <text:p text:style-name="P1"><text:s text:c="4"/>sort | uniq</text:p>
      <text:p text:style-name="P1">}</text:p>
      <text:p text:style-name="P1"/>
      <text:p text:style-name="P3">🔹 <text:span text:style-name="T7">Uso:</text:span></text:p>
      <text:p text:style-name="P1">cat archivo.txt | sort_unique</text:p>
      <text:p text:style-name="P1"/>
      <text:p text:style-name="P1"><draw:rect text:anchor-type="as-char" style:rel-width="100%" draw:z-index="40" draw:style-name="gr1" draw:text-style-name="P28" svg:width="0.0012in" svg:height="0.0213in"><text:p/></draw:rect></text:p>
      <text:p text:style-name="P26"><text:bookmark text:name="_heading=h.34cujq2w1gd3"/><text:span text:style-name="T2">📂 Extraer direcciones de correo electrónico</text:span></text:p>
      <text:p text:style-name="P1">extract_emails() {</text:p>
      <text:p text:style-name="P1"><text:s text:c="4"/>grep -Eo "[a-zA-Z0-9._%+-]+@[a-zA-Z0-9.-]+\.[a-zA-Z]{2,}"</text:p>
      <text:p text:style-name="P1">}</text:p>
      <text:p text:style-name="P1"/>
      <text:p text:style-name="P3"><text:soft-page-break/>🔹 <text:span text:style-name="T7">Uso:</text:span></text:p>
      <text:p text:style-name="P1">cat correos.txt | extract_emails</text:p>
      <text:p text:style-name="P1"/>
      <text:p text:style-name="P1"><draw:rect text:anchor-type="as-char" style:rel-width="100%" draw:z-index="41" draw:style-name="gr1" draw:text-style-name="P28" svg:width="0.0012in" svg:height="0.0213in"><text:p/></draw:rect></text:p>
      <text:p text:style-name="P26"><text:bookmark text:name="_heading=h.onte5ua5580j"/><text:span text:style-name="T2">📂 Extraer números de teléfono</text:span></text:p>
      <text:p text:style-name="P1">extract_phone_numbers() {</text:p>
      <text:p text:style-name="P1"><text:s text:c="4"/>grep -Eo "[0-9]{3}-[0-9]{3}-[0-9]{4}"</text:p>
      <text:p text:style-name="P1">}</text:p>
      <text:p text:style-name="P1"/>
      <text:p text:style-name="P3">🔹 <text:span text:style-name="T7">Uso:</text:span></text:p>
      <text:p text:style-name="P1">cat agenda.txt | extract_phone_numbers</text:p>
      <text:p text:style-name="P1"/>
      <text:p text:style-name="P1"><draw:rect text:anchor-type="as-char" style:rel-width="100%" draw:z-index="42" draw:style-name="gr1" draw:text-style-name="P28" svg:width="0.0012in" svg:height="0.0213in"><text:p/></draw:rect></text:p>
      <text:p text:style-name="P22"><text:bookmark text:name="_heading=h.2w0o8di1oezk"/><text:span text:style-name="T8">📌 Expresiones Regulares Útiles</text:span></text:p>
      <text:p text:style-name="P3">🔸 <text:span text:style-name="T7">Validar dirección IP</text:span></text:p>
      <text:p text:style-name="P1">^([0-9]{1,3}\.){3}[0-9]{1,3}$</text:p>
      <text:p text:style-name="P1"/>
      <text:p text:style-name="P3">🔸 <text:span text:style-name="T7">Validar fecha (YYYY-MM-DD)</text:span></text:p>
      <text:p text:style-name="P1">^[0-9]{4}-[0-9]{2}-[0-9]{2}$</text:p>
      <text:p text:style-name="P1"/>
      <text:p text:style-name="P3">🔸 <text:span text:style-name="T7">Extraer extensión de archivo</text:span></text:p>
      <text:p text:style-name="P1">\.[^.]+$</text:p>
      <text:p text:style-name="P1"/>
      <text:p text:style-name="P3">🔸 <text:span text:style-name="T7">Buscar palabras en un archivo ignorando mayúsculas/minúsculas</text:span></text:p>
      <text:p text:style-name="P1">(?i)palabra</text:p>
      <text:p text:style-name="P1"/>
      <text:p text:style-name="P1"><draw:rect text:anchor-type="as-char" style:rel-width="100%" draw:z-index="43" draw:style-name="gr1" draw:text-style-name="P28" svg:width="0.0012in" svg:height="0.0213in"><text:p/></draw:rect></text:p>
      <text:p text:style-name="P1"><text:soft-page-break/></text:p>
      <text:p text:style-name="P1"/>
      <text:p text:style-name="P1"/>
      <text:p text:style-name="P1"/>
      <text:p text:style-name="P3">¡Por supuesto! Aquí tienes un <text:span text:style-name="T7">resumen de la sintaxis</text:span> de los comandos, estructuras y operadores más usados en Bash, para que no cometas errores en el examen.</text:p>
      <text:p text:style-name="P1"><draw:rect text:anchor-type="as-char" style:rel-width="100%" draw:z-index="44" draw:style-name="gr1" draw:text-style-name="P28" svg:width="0.0012in" svg:height="0.0213in"><text:p/></draw:rect></text:p>
      <text:p text:style-name="P20"><text:bookmark text:name="_heading=h.s9c0i2ccl6u3"/><text:span text:style-name="T9">📌 Sintaxis en Bash</text:span></text:p>
      <text:p text:style-name="P22"><text:bookmark text:name="_heading=h.iyeqfv2ucqog"/><text:span text:style-name="T8">🔹 Estructura de un script en Bash</text:span></text:p>
      <text:p text:style-name="P1">#!/bin/bash</text:p>
      <text:p text:style-name="P1"># Comentario en Bash</text:p>
      <text:p text:style-name="P1"/>
      <text:p text:style-name="P1">echo "Hola, mundo" <text:s/># Imprimir en pantalla</text:p>
      <text:p text:style-name="P1"/>
      <text:p text:style-name="P1"><draw:rect text:anchor-type="as-char" style:rel-width="100%" draw:z-index="45" draw:style-name="gr1" draw:text-style-name="P28" svg:width="0.0012in" svg:height="0.0213in"><text:p/></draw:rect></text:p>
      <text:p text:style-name="P22"><text:bookmark text:name="_heading=h.q8amowtiaexs"/><text:span text:style-name="T8">🔹 Variables</text:span></text:p>
      <text:p text:style-name="P1">nombre="Juan" <text:s text:c="3"/># Asignar variable (sin espacios)</text:p>
      <text:p text:style-name="P1">echo "$nombre" <text:s text:c="2"/># Mostrar valor de la variable</text:p>
      <text:p text:style-name="P1"/>
      <text:p text:style-name="P1">numero=10</text:p>
      <text:p text:style-name="P1">echo $((numero + 5)) <text:s/># Operaciones aritméticas</text:p>
      <text:p text:style-name="P1"/>
      <text:p text:style-name="P3">📌 <text:span text:style-name="T7">IMPORTANTE:</text:span> No usar <text:span text:style-name="T4">$</text:span> al asignar valores.</text:p>
      <text:p text:style-name="P1"><draw:rect text:anchor-type="as-char" style:rel-width="100%" draw:z-index="46" draw:style-name="gr1" draw:text-style-name="P28" svg:width="0.0012in" svg:height="0.0213in"><text:p/></draw:rect></text:p>
      <text:p text:style-name="P22"><text:bookmark text:name="_heading=h.vr2ubut4bmt0"/><text:span text:style-name="T8">🔹 Leer entrada del usuario</text:span></text:p>
      <text:p text:style-name="P1">read -p "Introduce tu nombre: " nombre</text:p>
      <text:p text:style-name="P1">echo "Hola, $nombre"</text:p>
      <text:p text:style-name="P1"/>
      <text:p text:style-name="P1"><text:soft-page-break/><draw:rect text:anchor-type="as-char" style:rel-width="100%" draw:z-index="47" draw:style-name="gr1" draw:text-style-name="P28" svg:width="0.0012in" svg:height="0.0213in"><text:p/></draw:rect></text:p>
      <text:p text:style-name="P22"><text:bookmark text:name="_heading=h.xc0bk4txako3"/><text:span text:style-name="T8">🔹 Condiciones (if, elif, else)</text:span></text:p>
      <text:p text:style-name="P1">if [ "$nombre" == "Juan" ]; then</text:p>
      <text:p text:style-name="P1"><text:s text:c="4"/>echo "Hola, Juan"</text:p>
      <text:p text:style-name="P1">elif [ "$nombre" == "Maria" ]; then</text:p>
      <text:p text:style-name="P1"><text:s text:c="4"/>echo "Hola, Maria"</text:p>
      <text:p text:style-name="P1">else</text:p>
      <text:p text:style-name="P1"><text:s text:c="4"/>echo "No te conozco"</text:p>
      <text:p text:style-name="P1">fi</text:p>
      <text:p text:style-name="P1"/>
      <text:p text:style-name="P3">📌 <text:span text:style-name="T7">IMPORTANTE:</text:span></text:p>
      <text:list xml:id="list3276626164" text:style-name="WWNum4">
        <text:list-item>
          <text:p text:style-name="P6"><text:span text:style-name="T7">Espacios obligatorios</text:span> dentro de <text:span text:style-name="T4">[ ]</text:span></text:p>
        </text:list-item>
        <text:list-item>
          <text:p text:style-name="P11"><text:span text:style-name="T7">Comparaciones correctas:</text:span></text:p>
          <text:list>
            <text:list-item>
              <text:p text:style-name="P17">Cadenas: <text:span text:style-name="T4">==</text:span>, <text:span text:style-name="T4">!=</text:span></text:p>
            </text:list-item>
            <text:list-item>
              <text:p text:style-name="P17">Números: <text:span text:style-name="T4">-eq</text:span>, <text:span text:style-name="T4">-ne</text:span>, <text:span text:style-name="T4">-lt</text:span>, <text:span text:style-name="T4">-le</text:span>, <text:span text:style-name="T4">-gt</text:span>, <text:span text:style-name="T4">-ge</text:span></text:p>
            </text:list-item>
            <text:list-item>
              <text:p text:style-name="P18">Archivos: <text:span text:style-name="T4">-f</text:span> (existe), <text:span text:style-name="T4">-d</text:span> (es directorio)</text:p>
            </text:list-item>
          </text:list>
        </text:list-item>
      </text:list>
      <text:p text:style-name="P1"><draw:rect text:anchor-type="as-char" style:rel-width="100%" draw:z-index="48" draw:style-name="gr1" draw:text-style-name="P28" svg:width="0.0012in" svg:height="0.0213in"><text:p/></draw:rect></text:p>
      <text:p text:style-name="P22"><text:bookmark text:name="_heading=h.3y9q4y3ppf9a"/><text:span text:style-name="T8">🔹 Bucles</text:span></text:p>
      <text:p text:style-name="P26"><text:bookmark text:name="_heading=h.istrcwge3sqb"/><text:span text:style-name="T2">Bucle </text:span><text:span text:style-name="T3">for</text:span></text:p>
      <text:p text:style-name="P1">for i in {1..5}; do</text:p>
      <text:p text:style-name="P1"><text:s text:c="4"/>echo "Número $i"</text:p>
      <text:p text:style-name="P1">done</text:p>
      <text:p text:style-name="P1"/>
      <text:p text:style-name="P26"><text:bookmark text:name="_heading=h.ywnhvvvon7ap"/><text:span text:style-name="T2">Bucle </text:span><text:span text:style-name="T3">while</text:span></text:p>
      <text:p text:style-name="P1">contador=1</text:p>
      <text:p text:style-name="P1">while [ $contador -le 5 ]; do</text:p>
      <text:p text:style-name="P1"><text:s text:c="4"/>echo "Intento $contador"</text:p>
      <text:p text:style-name="P1"><text:soft-page-break/><text:s text:c="4"/>((contador++))</text:p>
      <text:p text:style-name="P1">done</text:p>
      <text:p text:style-name="P1"/>
      <text:p text:style-name="P3">📌 <text:span text:style-name="T7">IMPORTANTE:</text:span></text:p>
      <text:list xml:id="list2809622598" text:style-name="WWNum5">
        <text:list-item>
          <text:p text:style-name="P7"><text:span text:style-name="T4">$((contador++))</text:span> ✅ <text:span text:style-name="T7">Correcto</text:span></text:p>
        </text:list-item>
        <text:list-item>
          <text:p text:style-name="P14"><text:span text:style-name="T4">contador++</text:span> ❌ <text:span text:style-name="T7">Error en Bash</text:span></text:p>
        </text:list-item>
      </text:list>
      <text:p text:style-name="P1"><draw:rect text:anchor-type="as-char" style:rel-width="100%" draw:z-index="49" draw:style-name="gr1" draw:text-style-name="P28" svg:width="0.0012in" svg:height="0.0213in"><text:p/></draw:rect></text:p>
      <text:p text:style-name="P22"><text:bookmark text:name="_heading=h.5qvj74yau2m"/><text:span text:style-name="T8">🔹 Funciones</text:span></text:p>
      <text:p text:style-name="P1">mi_funcion() {</text:p>
      <text:p text:style-name="P1"><text:s text:c="4"/>echo "Hola desde la función"</text:p>
      <text:p text:style-name="P1">}</text:p>
      <text:p text:style-name="P1">mi_funcion <text:s/># Llamar a la función</text:p>
      <text:p text:style-name="P1"/>
      <text:p text:style-name="P3">📌 <text:span text:style-name="T7">IMPORTANTE:</text:span></text:p>
      <text:list xml:id="list1306799649" text:style-name="WWNum2">
        <text:list-item>
          <text:p text:style-name="P8">Se define sin <text:span text:style-name="T4">()</text:span> en los parámetros.</text:p>
        </text:list-item>
        <text:list-item>
          <text:p text:style-name="P15">Se llama sin <text:span text:style-name="T4">()</text:span> (diferente de otros lenguajes).</text:p>
        </text:list-item>
      </text:list>
      <text:p text:style-name="P1"><draw:rect text:anchor-type="as-char" style:rel-width="100%" draw:z-index="50" draw:style-name="gr1" draw:text-style-name="P28" svg:width="0.0012in" svg:height="0.0213in"><text:p/></draw:rect></text:p>
      <text:p text:style-name="P22"><text:bookmark text:name="_heading=h.kflbxsuc42eg"/><text:span text:style-name="T8">🔹 Operaciones con archivos</text:span></text:p>
      <text:p text:style-name="P26"><text:bookmark text:name="_heading=h.41hxxxvv3bw8"/><text:span text:style-name="T2">Verificar si un archivo existe</text:span></text:p>
      <text:p text:style-name="P1">if [ -f "archivo.txt" ]; then</text:p>
      <text:p text:style-name="P1"><text:s text:c="4"/>echo "El archivo existe"</text:p>
      <text:p text:style-name="P1">fi</text:p>
      <text:p text:style-name="P1"/>
      <text:p text:style-name="P26"><text:bookmark text:name="_heading=h.cw4orsmavar"/><text:span text:style-name="T2">Leer un archivo línea por línea</text:span></text:p>
      <text:p text:style-name="P1">while read linea; do</text:p>
      <text:p text:style-name="P1"><text:s text:c="4"/>echo "Línea: $linea"</text:p>
      <text:p text:style-name="P1">done &lt; archivo.txt</text:p>
      <text:p text:style-name="P1"><text:soft-page-break/></text:p>
      <text:p text:style-name="P1"><draw:rect text:anchor-type="as-char" style:rel-width="100%" draw:z-index="51" draw:style-name="gr1" draw:text-style-name="P28" svg:width="0.0012in" svg:height="0.0213in"><text:p/></draw:rect></text:p>
      <text:p text:style-name="P22"><text:bookmark text:name="_heading=h.7p6gfupge9p0"/><text:span text:style-name="T8">🔹 Redirecciones y Tuberías</text:span></text:p>
      <text:p text:style-name="P26"><text:bookmark text:name="_heading=h.3wbffhpzauve"/><text:span text:style-name="T2">Redirigir salida a un archivo</text:span></text:p>
      <text:p text:style-name="P1">echo "Hola" &gt; archivo.txt <text:s/># Sobreescribe</text:p>
      <text:p text:style-name="P1">echo "Mundo" &gt;&gt; archivo.txt <text:s/># Añade</text:p>
      <text:p text:style-name="P1"/>
      <text:p text:style-name="P26"><text:bookmark text:name="_heading=h.hjjdeg6yd54d"/><text:span text:style-name="T2">Redirigir entrada desde un archivo</text:span></text:p>
      <text:p text:style-name="P1">sort &lt; archivo.txt <text:s/># Ordena contenido del archivo</text:p>
      <text:p text:style-name="P1"/>
      <text:p text:style-name="P26"><text:bookmark text:name="_heading=h.hvqff1g02r6i"/><text:span text:style-name="T2">Encadenar comandos con tuberías</text:span></text:p>
      <text:p text:style-name="P1">cat archivo.txt | grep "error" | sort</text:p>
      <text:p text:style-name="P1"/>
      <text:p text:style-name="P3">📌 <text:span text:style-name="T7">IMPORTANTE:</text:span> Se recomienda usar</text:p>
      <text:p text:style-name="P1">grep "error" archivo.txt | sort</text:p>
      <text:p text:style-name="P1"/>
      <text:p text:style-name="P3">en lugar de <text:span text:style-name="T4">cat archivo.txt | grep "error"</text:span>.</text:p>
      <text:p text:style-name="P1"><draw:rect text:anchor-type="as-char" style:rel-width="100%" draw:z-index="52" draw:style-name="gr1" draw:text-style-name="P28" svg:width="0.0012in" svg:height="0.0213in"><text:p/></draw:rect></text:p>
      <text:p text:style-name="P22"><text:bookmark text:name="_heading=h.w4tophrw7i4m"/><text:span text:style-name="T8">🔹 Expresiones regulares con </text:span><text:span text:style-name="T5">grep</text:span><text:span text:style-name="T8">, </text:span><text:span text:style-name="T5">sed</text:span><text:span text:style-name="T8"> y </text:span><text:span text:style-name="T5">awk</text:span></text:p>
      <text:p text:style-name="P26"><text:bookmark text:name="_heading=h.d7a3ao4r87zj"/><text:span text:style-name="T2">Buscar texto en un archivo</text:span></text:p>
      <text:p text:style-name="P1">grep "error" archivo.txt <text:s/># Busca "error" en el archivo</text:p>
      <text:p text:style-name="P1">grep -i "error" archivo.txt <text:s/># Ignora mayúsculas/minúsculas</text:p>
      <text:p text:style-name="P1">grep -E "[0-9]{3}-[0-9]{3}-[0-9]{4}" archivo.txt <text:s/># Expresión regular</text:p>
      <text:p text:style-name="P1"/>
      <text:p text:style-name="P26"><text:bookmark text:name="_heading=h.5430goauknf8"/><text:span text:style-name="T2">Reemplazar texto en un archivo</text:span></text:p>
      <text:p text:style-name="P1">sed -i 's/error/solución/g' archivo.txt <text:s/># Reemplaza "error" por "solución"</text:p>
      <text:p text:style-name="P1"/>
      <text:p text:style-name="P26"><text:bookmark text:name="_heading=h.18he77k6016z"/><text:soft-page-break/><text:span text:style-name="T2">Extraer columna de un archivo</text:span></text:p>
      <text:p text:style-name="P1">awk '{print $2}' archivo.txt <text:s/># Muestra la segunda columna</text:p>
      <text:p text:style-name="P1"/>
      <text:p text:style-name="P1"><draw:rect text:anchor-type="as-char" style:rel-width="100%" draw:z-index="53" draw:style-name="gr1" draw:text-style-name="P28" svg:width="0.0012in" svg:height="0.0213in"><text:p/></draw:rect></text:p>
      <text:p text:style-name="P22"><text:bookmark text:name="_heading=h.dlm0mylyxwoh"/><text:span text:style-name="T8">🔹 Manipulación de Fechas</text:span></text:p>
      <text:p text:style-name="P26"><text:bookmark text:name="_heading=h.g8moy08gkwln"/><text:span text:style-name="T2">Obtener la fecha y hora actual</text:span></text:p>
      <text:p text:style-name="P1">date "+%Y-%m-%d %H:%M:%S"</text:p>
      <text:p text:style-name="P1"/>
      <text:p text:style-name="P26"><text:bookmark text:name="_heading=h.6b60pxbk59jy"/><text:span text:style-name="T2">Sumar días a la fecha actual</text:span></text:p>
      <text:p text:style-name="P1">date -d "+3 days" "+%Y-%m-%d"</text:p>
      <text:p text:style-name="P1"/>
      <text:p text:style-name="P26"><text:bookmark text:name="_heading=h.lpypibuylu4s"/><text:span text:style-name="T2">Restar días a la fecha actual</text:span></text:p>
      <text:p text:style-name="P1">date -d "-3 days" "+%Y-%m-%d"</text:p>
      <text:p text:style-name="P1"/>
      <text:p text:style-name="P1"><draw:rect text:anchor-type="as-char" style:rel-width="100%" draw:z-index="54" draw:style-name="gr1" draw:text-style-name="P28" svg:width="0.0012in" svg:height="0.0213in"><text:p/></draw:rect></text:p>
      <text:p text:style-name="P22"><text:bookmark text:name="_heading=h.uap32wugn1fn"/><text:span text:style-name="T8">🔹 Operaciones con Números</text:span></text:p>
      <text:p text:style-name="P26"><text:bookmark text:name="_heading=h.r7qjr89q8hhg"/><text:span text:style-name="T2">Suma y Resta</text:span></text:p>
      <text:p text:style-name="P1">echo $((5 + 3)) <text:s/># 8</text:p>
      <text:p text:style-name="P1">echo $((5 - 3)) <text:s/># 2</text:p>
      <text:p text:style-name="P1"/>
      <text:p text:style-name="P26"><text:bookmark text:name="_heading=h.qtofeqka2ll4"/><text:span text:style-name="T2">Multiplicación y División</text:span></text:p>
      <text:p text:style-name="P1">echo $((5 * 3)) <text:s/># 15</text:p>
      <text:p text:style-name="P1">echo $((10 / 2)) <text:s/># 5</text:p>
      <text:p text:style-name="P1"/>
      <text:p text:style-name="P1"><draw:rect text:anchor-type="as-char" style:rel-width="100%" draw:z-index="55" draw:style-name="gr1" draw:text-style-name="P28" svg:width="0.0012in" svg:height="0.0213in"><text:p/></draw:rect></text:p>
      <text:p text:style-name="P22"><text:bookmark text:name="_heading=h.sgqti7ozbl86"/><text:span text:style-name="T8">🔹 Ordenar y Filtrar Datos</text:span></text:p>
      <text:p text:style-name="P26"><text:bookmark text:name="_heading=h.1vswfpunmbi0"/><text:span text:style-name="T2">Ordenar alfabéticamente</text:span></text:p>
      <text:p text:style-name="P1"><text:soft-page-break/>sort archivo.txt</text:p>
      <text:p text:style-name="P1"/>
      <text:p text:style-name="P26"><text:bookmark text:name="_heading=h.mhr1gydl970i"/><text:span text:style-name="T2">Ordenar numéricamente</text:span></text:p>
      <text:p text:style-name="P1">sort -n archivo.txt</text:p>
      <text:p text:style-name="P1"/>
      <text:p text:style-name="P26"><text:bookmark text:name="_heading=h.kaq8swpg9sii"/><text:span text:style-name="T2">Eliminar duplicados</text:span></text:p>
      <text:p text:style-name="P1">sort archivo.txt | uniq</text:p>
      <text:p text:style-name="P1"/>
      <text:p text:style-name="P1"><draw:rect text:anchor-type="as-char" style:rel-width="100%" draw:z-index="56" draw:style-name="gr1" draw:text-style-name="P28" svg:width="0.0012in" svg:height="0.0213in"><text:p/></draw:rect></text:p>
      <text:p text:style-name="P22"><text:bookmark text:name="_heading=h.806tzxid5fop"/><text:span text:style-name="T8">🔹 Expresiones Regulares Útiles</text:span></text:p>
      <text:p text:style-name="P3">📌 <text:span text:style-name="T7">Validar direcciones IP</text:span></text:p>
      <text:p text:style-name="P1">^([0-9]{1,3}\.){3}[0-9]{1,3}$</text:p>
      <text:p text:style-name="P1"/>
      <text:p text:style-name="P3">📌 <text:span text:style-name="T7">Validar fechas (YYYY-MM-DD)</text:span></text:p>
      <text:p text:style-name="P1">^[0-9]{4}-[0-9]{2}-[0-9]{2}$</text:p>
      <text:p text:style-name="P1"/>
      <text:p text:style-name="P3">📌 <text:span text:style-name="T7">Extraer extensión de archivo</text:span></text:p>
      <text:p text:style-name="P1">\.[^.]+$</text:p>
      <text:p text:style-name="P1"/>
      <text:p text:style-name="P3">📌 <text:span text:style-name="T7">Validar correos electrónicos</text:span></text:p>
      <text:p text:style-name="P1">[a-zA-Z0-9._%+-]+@[a-zA-Z0-9.-]+\.[a-zA-Z]{2,}</text:p>
      <text:p text:style-name="P1"/>
      <text:p text:style-name="P1"><draw:rect text:anchor-type="as-char" style:rel-width="100%" draw:z-index="57" draw:style-name="gr1" draw:text-style-name="P28" svg:width="0.0012in" svg:height="0.0213in"><text:p/></draw:rect></text:p>
      <text:p text:style-name="P1"/>
      <text:p text:style-name="P1"/>
      <text:p text:style-name="P1"/>
      <text:p text:style-name="P1"/>
      <text:p text:style-name="P3"><text:soft-page-break/>¡Por supuesto! Aquí tienes funciones en <text:span text:style-name="T7">Bash</text:span> para <text:span text:style-name="T7">sumar y restar fechas</text:span>, además de validaciones y filtros útiles que pueden servirte en el examen.</text:p>
      <text:p text:style-name="P1"><draw:rect text:anchor-type="as-char" style:rel-width="100%" draw:z-index="58" draw:style-name="gr1" draw:text-style-name="P28" svg:width="0.0012in" svg:height="0.0213in"><text:p/></draw:rect></text:p>
      <text:p text:style-name="P20"><text:bookmark text:name="_heading=h.hy9053wceetg"/><text:span text:style-name="T9">📌 Funciones para Fechas en Bash</text:span></text:p>
      <text:p text:style-name="P22"><text:bookmark text:name="_heading=h.lsnp2s9k5euo"/><text:span text:style-name="T8">🔹 Sumar días a una fecha</text:span></text:p>
      <text:p text:style-name="P1">sumar_dias() {</text:p>
      <text:p text:style-name="P1"><text:s text:c="4"/>fecha="$1" <text:s text:c="2"/># Fecha en formato YYYY-MM-DD</text:p>
      <text:p text:style-name="P1"><text:s text:c="4"/>dias="$2" <text:s text:c="3"/># Número de días a sumar</text:p>
      <text:p text:style-name="P1"><text:s text:c="4"/>date -d "$fecha +$dias days" "+%Y-%m-%d"</text:p>
      <text:p text:style-name="P1">}</text:p>
      <text:p text:style-name="P1"/>
      <text:p text:style-name="P1"># Ejemplo:</text:p>
      <text:p text:style-name="P1">sumar_dias "2024-02-20" 5 <text:s/># Salida: 2024-02-25</text:p>
      <text:p text:style-name="P1"/>
      <text:p text:style-name="P1"><draw:rect text:anchor-type="as-char" style:rel-width="100%" draw:z-index="59" draw:style-name="gr1" draw:text-style-name="P28" svg:width="0.0012in" svg:height="0.0213in"><text:p/></draw:rect></text:p>
      <text:p text:style-name="P22"><text:bookmark text:name="_heading=h.hu4g7sck6j1a"/><text:span text:style-name="T8">🔹 Restar días a una fecha</text:span></text:p>
      <text:p text:style-name="P1">restar_dias() {</text:p>
      <text:p text:style-name="P1"><text:s text:c="4"/>fecha="$1"</text:p>
      <text:p text:style-name="P1"><text:s text:c="4"/>dias="$2"</text:p>
      <text:p text:style-name="P1"><text:s text:c="4"/>date -d "$fecha -$dias days" "+%Y-%m-%d"</text:p>
      <text:p text:style-name="P1">}</text:p>
      <text:p text:style-name="P1"/>
      <text:p text:style-name="P1"># Ejemplo:</text:p>
      <text:p text:style-name="P1">restar_dias "2024-02-20" 5 <text:s/># Salida: 2024-02-15</text:p>
      <text:p text:style-name="P1"/>
      <text:p text:style-name="P1"><draw:rect text:anchor-type="as-char" style:rel-width="100%" draw:z-index="60" draw:style-name="gr1" draw:text-style-name="P28" svg:width="0.0012in" svg:height="0.0213in"><text:p/></draw:rect></text:p>
      <text:p text:style-name="P22"><text:bookmark text:name="_heading=h.9iu57j30l0ej"/><text:span text:style-name="T8">🔹 Diferencia de días entre dos fechas</text:span></text:p>
      <text:p text:style-name="P1">diferencia_dias() {</text:p>
      <text:p text:style-name="P1"><text:soft-page-break/><text:s text:c="4"/>fecha1=$(date -d "$1" "+%s")</text:p>
      <text:p text:style-name="P1"><text:s text:c="4"/>fecha2=$(date -d "$2" "+%s")</text:p>
      <text:p text:style-name="P1"><text:s text:c="4"/>echo $(( (fecha2 - fecha1) / 86400 )) <text:s/># 86400 segundos en un día</text:p>
      <text:p text:style-name="P1">}</text:p>
      <text:p text:style-name="P1"/>
      <text:p text:style-name="P1"># Ejemplo:</text:p>
      <text:p text:style-name="P1">diferencia_dias "2024-02-15" "2024-02-20" <text:s/># Salida: 5</text:p>
      <text:p text:style-name="P1"/>
      <text:p text:style-name="P1"><draw:rect text:anchor-type="as-char" style:rel-width="100%" draw:z-index="61" draw:style-name="gr1" draw:text-style-name="P28" svg:width="0.0012in" svg:height="0.0213in"><text:p/></draw:rect></text:p>
      <text:p text:style-name="P22"><text:bookmark text:name="_heading=h.tgoq10n1i3hj"/><text:span text:style-name="T8">🔹 Validar formato de fecha (YYYY-MM-DD)</text:span></text:p>
      <text:p text:style-name="P1">validar_fecha() {</text:p>
      <text:p text:style-name="P1"><text:s text:c="4"/>if [[ "$1" =~ ^[0-9]{4}-[0-9]{2}-[0-9]{2}$ ]]; then</text:p>
      <text:p text:style-name="P1"><text:s text:c="8"/>date -d "$1" "+%Y-%m-%d" &amp;&gt;/dev/null</text:p>
      <text:p text:style-name="P1"><text:s text:c="8"/>if [ $? -eq 0 ]; then</text:p>
      <text:p text:style-name="P1"><text:s text:c="12"/>echo "Fecha válida"</text:p>
      <text:p text:style-name="P1"><text:s text:c="8"/>else</text:p>
      <text:p text:style-name="P1"><text:s text:c="12"/>echo "Fecha inválida"</text:p>
      <text:p text:style-name="P1"><text:s text:c="8"/>fi</text:p>
      <text:p text:style-name="P1"><text:s text:c="4"/>else</text:p>
      <text:p text:style-name="P1"><text:s text:c="8"/>echo "Formato incorrecto. Use YYYY-MM-DD"</text:p>
      <text:p text:style-name="P1"><text:s text:c="4"/>fi</text:p>
      <text:p text:style-name="P1">}</text:p>
      <text:p text:style-name="P1"/>
      <text:p text:style-name="P1"># Ejemplo:</text:p>
      <text:p text:style-name="P1">validar_fecha "2024-02-30" <text:s/># Salida: Fecha inválida</text:p>
      <text:p text:style-name="P1">validar_fecha "2024-02-28" <text:s/># Salida: Fecha válida</text:p>
      <text:p text:style-name="P1"/>
      <text:p text:style-name="P1"><text:soft-page-break/><draw:rect text:anchor-type="as-char" style:rel-width="100%" draw:z-index="62" draw:style-name="gr1" draw:text-style-name="P28" svg:width="0.0012in" svg:height="0.0213in"><text:p/></draw:rect></text:p>
      <text:p text:style-name="P20"><text:bookmark text:name="_heading=h.lewi3tr8o9fc"/><text:span text:style-name="T9">📌 Filtros y Validaciones Útiles</text:span></text:p>
      <text:p text:style-name="P22"><text:bookmark text:name="_heading=h.f1k6lvczx8z9"/><text:span text:style-name="T8">🔹 Filtrar solo fechas válidas de un archivo</text:span></text:p>
      <text:p text:style-name="P1">grep -E "^[0-9]{4}-[0-9]{2}-[0-9]{2}$" archivo.txt | while read fecha; do</text:p>
      <text:p text:style-name="P1"><text:s text:c="4"/>date -d "$fecha" "+%Y-%m-%d" &amp;&gt;/dev/null</text:p>
      <text:p text:style-name="P1"><text:s text:c="4"/>if [ $? -eq 0 ]; then</text:p>
      <text:p text:style-name="P1"><text:s text:c="8"/>echo "$fecha"</text:p>
      <text:p text:style-name="P1"><text:s text:c="4"/>fi</text:p>
      <text:p text:style-name="P1">done</text:p>
      <text:p text:style-name="P1"/>
      <text:p text:style-name="P1"><draw:rect text:anchor-type="as-char" style:rel-width="100%" draw:z-index="63" draw:style-name="gr1" draw:text-style-name="P28" svg:width="0.0012in" svg:height="0.0213in"><text:p/></draw:rect></text:p>
      <text:p text:style-name="P22"><text:bookmark text:name="_heading=h.hpqia7h4pezc"/><text:span text:style-name="T8">🔹 Filtrar IPs válidas de un archivo</text:span></text:p>
      <text:p text:style-name="P1">grep -E "^([0-9]{1,3}\.){3}[0-9]{1,3}$" archivo.txt | awk -F. '$1&lt;=255 &amp;&amp; $2&lt;=255 &amp;&amp; $3&lt;=255 &amp;&amp; $4&lt;=255'</text:p>
      <text:p text:style-name="P1"/>
      <text:p text:style-name="P1"><draw:rect text:anchor-type="as-char" style:rel-width="100%" draw:z-index="64" draw:style-name="gr1" draw:text-style-name="P28" svg:width="0.0012in" svg:height="0.0213in"><text:p/></draw:rect></text:p>
      <text:p text:style-name="P22"><text:bookmark text:name="_heading=h.csdvrtt50fjo"/><text:span text:style-name="T8">🔹 Filtrar líneas con números y ordenarlos numéricamente</text:span></text:p>
      <text:p text:style-name="P1">grep -E "^[0-9]+$" archivo.txt | sort -n</text:p>
      <text:p text:style-name="P1"/>
      <text:p text:style-name="P1"><draw:rect text:anchor-type="as-char" style:rel-width="100%" draw:z-index="65" draw:style-name="gr1" draw:text-style-name="P28" svg:width="0.0012in" svg:height="0.0213in"><text:p/></draw:rect></text:p>
      <text:p text:style-name="P22"><text:bookmark text:name="_heading=h.wcnacm9xjpdp"/><text:span text:style-name="T8">🔹 Eliminar líneas duplicadas en un archivo</text:span></text:p>
      <text:p text:style-name="P1">sort archivo.txt | uniq</text:p>
      <text:p text:style-name="P1"/>
      <text:p text:style-name="P1"><draw:rect text:anchor-type="as-char" style:rel-width="100%" draw:z-index="66" draw:style-name="gr1" draw:text-style-name="P28" svg:width="0.0012in" svg:height="0.0213in"><text:p/></draw:rect></text:p>
      <text:p text:style-name="P3">¡Claro! Aquí tienes una lista de <text:span text:style-name="T7">expresiones regulares útiles</text:span> que te pueden servir en tu examen de <text:span text:style-name="T7">Bash</text:span> para validaciones, filtros y manipulaciones de texto.</text:p>
      <text:p text:style-name="P3"><draw:rect text:anchor-type="as-char" style:rel-width="100%" draw:z-index="67" draw:style-name="gr2" draw:text-style-name="P28" svg:width="0.0012in" svg:height="0.0213in"><text:p/></draw:rect></text:p>
      <text:p text:style-name="P22"><text:bookmark text:name="_heading=h.qwzknr2qok0o"/><text:span text:style-name="T8">🔹 EXPRESIONES REGULARES ÚTILES EN BASH</text:span></text:p>
      <text:p text:style-name="P26"><text:bookmark text:name="_heading=h.hdhdylsunemz"/><text:span text:style-name="T2">1️⃣ Validaciones de formatos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4"><text:span text:style-name="T7">Expresión Regular</text:span></text:p>
          </table:table-cell>
          <table:table-cell table:style-name="Table4.A1" office:value-type="string">
            <text:p text:style-name="P4"><text:span text:style-name="T7">Descripción</text:span></text:p>
          </table:table-cell>
          <table:table-cell table:style-name="Table4.A1" office:value-type="string">
            <text:p text:style-name="P4"><text:span text:style-name="T7">Ejemplo de uso</text:span></text:p>
          </table:table-cell>
        </table:table-row>
        <table:table-row table:style-name="Table4.2">
          <table:table-cell table:style-name="Table4.A1" office:value-type="string">
            <text:p text:style-name="P3"><text:span text:style-name="T4">^[0-9]+$</text:span></text:p>
          </table:table-cell>
          <table:table-cell table:style-name="Table4.A1" office:value-type="string">
            <text:p text:style-name="P3">Solo números enteros positivos</text:p>
          </table:table-cell>
          <table:table-cell table:style-name="Table4.A1" office:value-type="string">
            <text:p text:style-name="P3"><text:span text:style-name="T4">grep -E "^[0-9]+$" archivo.txt</text:span></text:p>
          </table:table-cell>
        </table:table-row>
        <table:table-row table:style-name="Table4.2">
          <table:table-cell table:style-name="Table4.A1" office:value-type="string">
            <text:p text:style-name="P3"><text:span text:style-name="T4">^-?[0-9]+$</text:span></text:p>
          </table:table-cell>
          <table:table-cell table:style-name="Table4.A1" office:value-type="string">
            <text:p text:style-name="P3">Números enteros (positivos y negativos)</text:p>
          </table:table-cell>
          <table:table-cell table:style-name="Table4.A1" office:value-type="string">
            <text:p text:style-name="P3"><text:span text:style-name="T4">grep -E "^-?[0-9]+$" archivo.txt</text:span></text:p>
          </table:table-cell>
        </table:table-row>
        <table:table-row table:style-name="Table4.4">
          <table:table-cell table:style-name="Table4.A1" office:value-type="string">
            <text:p text:style-name="P3"><text:span text:style-name="T4">^[0-9]+\.[0-9]+$</text:span></text:p>
          </table:table-cell>
          <table:table-cell table:style-name="Table4.A1" office:value-type="string">
            <text:p text:style-name="P3">Números decimales</text:p>
          </table:table-cell>
          <table:table-cell table:style-name="Table4.A1" office:value-type="string">
            <text:p text:style-name="P3"><text:span text:style-name="T4">grep -E "^[0-9]+\.[0-9]+$" archivo.txt</text:span></text:p>
          </table:table-cell>
        </table:table-row>
        <table:table-row table:style-name="Table4.2">
          <table:table-cell table:style-name="Table4.A1" office:value-type="string">
            <text:p text:style-name="P3"><text:span text:style-name="T4">^[a-zA-Z]+$</text:span></text:p>
          </table:table-cell>
          <table:table-cell table:style-name="Table4.A1" office:value-type="string">
            <text:p text:style-name="P3">Solo letras (mayúsculas y minúsculas)</text:p>
          </table:table-cell>
          <table:table-cell table:style-name="Table4.A1" office:value-type="string">
            <text:p text:style-name="P3"><text:span text:style-name="T4">grep -E "^[a-zA-Z]+$" archivo.txt</text:span></text:p>
          </table:table-cell>
        </table:table-row>
        <table:table-row table:style-name="Table4.2">
          <table:table-cell table:style-name="Table4.A1" office:value-type="string">
            <text:p text:style-name="P3"><text:span text:style-name="T4">^[a-zA-Z0-9]+$</text:span></text:p>
          </table:table-cell>
          <table:table-cell table:style-name="Table4.A1" office:value-type="string">
            <text:p text:style-name="P3">Solo letras y números (sin espacios ni símbolos)</text:p>
          </table:table-cell>
          <table:table-cell table:style-name="Table4.A1" office:value-type="string">
            <text:p text:style-name="P3"><text:span text:style-name="T4">grep -E "^[a-zA-Z0-9]+$" archivo.txt</text:span></text:p>
          </table:table-cell>
        </table:table-row>
        <table:table-row table:style-name="Table4.7">
          <table:table-cell table:style-name="Table4.A1" office:value-type="string">
            <text:p text:style-name="P3"><text:span text:style-name="T4">^[a-z0-9._%+-]+@[a-z0-9.-]+\.[a-z]{2,}$</text:span></text:p>
          </table:table-cell>
          <table:table-cell table:style-name="Table4.A1" office:value-type="string">
            <text:p text:style-name="P3">Validar email</text:p>
          </table:table-cell>
          <table:table-cell table:style-name="Table4.A1" office:value-type="string">
            <text:p text:style-name="P3"><text:span text:style-name="T4">grep -E "^[a-z0-9._%+-]+@[a-z0-9.-]+\.[a-z]{2,}$" archivo.txt</text:span></text:p>
          </table:table-cell>
        </table:table-row>
      </table:table>
      <text:p text:style-name="P3"><draw:rect text:anchor-type="as-char" style:rel-width="100%" draw:z-index="68" draw:style-name="gr2" draw:text-style-name="P28" svg:width="0.0012in" svg:height="0.0213in"><text:p/></draw:rect></text:p>
      <text:p text:style-name="P26"><text:bookmark text:name="_heading=h.y2l6o6fxncuj"/><text:span text:style-name="T2">2️⃣ Validación de Fechas y Hora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7">Expresión Regular</text:span></text:p>
          </table:table-cell>
          <table:table-cell table:style-name="Table5.A1" office:value-type="string">
            <text:p text:style-name="P4"><text:span text:style-name="T7">Descripción</text:span></text:p>
          </table:table-cell>
          <table:table-cell table:style-name="Table5.A1" office:value-type="string">
            <text:p text:style-name="P4"><text:span text:style-name="T7">Ejemplo de uso</text:span></text:p>
          </table:table-cell>
        </table:table-row>
        <table:table-row table:style-name="Table5.2">
          <table:table-cell table:style-name="Table5.A1" office:value-type="string">
            <text:p text:style-name="P3"><text:span text:style-name="T4">^[0-9]{4}-[0-9]{2}-[0-9]{2}$</text:span></text:p>
          </table:table-cell>
          <table:table-cell table:style-name="Table5.A1" office:value-type="string">
            <text:p text:style-name="P3">Fecha en formato YYYY-MM-DD</text:p>
          </table:table-cell>
          <table:table-cell table:style-name="Table5.A1" office:value-type="string">
            <text:p text:style-name="P3"><text:span text:style-name="T4">grep -E "^[0-9]{4}-[0-9]{2}-[0-9]{2}$" archivo.txt</text:span></text:p>
          </table:table-cell>
        </table:table-row>
        <table:table-row table:style-name="Table5.2">
          <table:table-cell table:style-name="Table5.A1" office:value-type="string">
            <text:p text:style-name="P3"><text:span text:style-name="T4">^[0-9]{2}/[0-9]{2}/[0-9]{4}$</text:span></text:p>
          </table:table-cell>
          <table:table-cell table:style-name="Table5.A1" office:value-type="string">
            <text:p text:style-name="P3">Fecha en formato DD/MM/YYYY</text:p>
          </table:table-cell>
          <table:table-cell table:style-name="Table5.A1" office:value-type="string">
            <text:p text:style-name="P3"><text:span text:style-name="T4">grep -E "^[0-9]{2}/[0-9]{2}/[0-9]{4}$" archivo.txt</text:span></text:p>
          </table:table-cell>
        </table:table-row>
        <table:table-row table:style-name="Table5.1">
          <table:table-cell table:style-name="Table5.A1" office:value-type="string">
            <text:p text:style-name="P3">`^([01][0-9]</text:p>
          </table:table-cell>
          <table:table-cell table:style-name="Table5.A1" office:value-type="string">
            <text:p text:style-name="P3">2[0-3]):[0-5][0-9]$`</text:p>
          </table:table-cell>
          <table:table-cell table:style-name="Table5.A1" office:value-type="string">
            <text:p text:style-name="P3">Hora en formato 24h (HH:MM)</text:p>
          </table:table-cell>
        </table:table-row>
      </table:table>
      <text:p text:style-name="P3"><draw:rect text:anchor-type="as-char" style:rel-width="100%" draw:z-index="69" draw:style-name="gr2" draw:text-style-name="P28" svg:width="0.0012in" svg:height="0.0213in"><text:p/></draw:rect></text:p>
      <text:p text:style-name="P26"><text:bookmark text:name="_heading=h.mwp3s35g12ly"/><text:span text:style-name="T2">3️⃣ Validación de Direcciones IP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<text:span text:style-name="T7">Expresión Regular</text:span></text:p>
          </table:table-cell>
          <table:table-cell table:style-name="Table6.A1" office:value-type="string">
            <text:p text:style-name="P4"><text:span text:style-name="T7">Descripción</text:span></text:p>
          </table:table-cell>
          <table:table-cell table:style-name="Table6.A1" office:value-type="string">
            <text:p text:style-name="P4"><text:span text:style-name="T7">Ejemplo de uso</text:span></text:p>
          </table:table-cell>
        </table:table-row>
        <table:table-row table:style-name="Table6.2">
          <table:table-cell table:style-name="Table6.A1" office:value-type="string">
            <text:p text:style-name="P3"><text:span text:style-name="T4">^([0-9]{1,3}\.){3}[0-9]{1,3}$</text:span></text:p>
          </table:table-cell>
          <table:table-cell table:style-name="Table6.A1" office:value-type="string">
            <text:p text:style-name="P3">Formato básico de IP (sin validar valores)</text:p>
          </table:table-cell>
          <table:table-cell table:style-name="Table6.A1" office:value-type="string">
            <text:p text:style-name="P3"><text:span text:style-name="T4">grep -E "^([0-9]{1,3}\.){3}[0-9]{1,3}$" archivo.txt</text:span></text:p>
          </table:table-cell>
        </table:table-row>
        <table:table-row table:style-name="Table6.1">
          <table:table-cell table:style-name="Table6.A1" office:value-type="string">
            <text:p text:style-name="P3">`^((25[0-5]</text:p>
          </table:table-cell>
          <table:table-cell table:style-name="Table6.A1" office:value-type="string">
            <text:p text:style-name="P3">2[0-4][0-9]</text:p>
          </table:table-cell>
          <table:table-cell table:style-name="Table6.A1" office:value-type="string">
            <text:p text:style-name="P3">[01]?[0-9][0-9]?).){3}(25[0-5]</text:p>
          </table:table-cell>
        </table:table-row>
      </table:table>
      <text:p text:style-name="P3"><draw:rect text:anchor-type="as-char" style:rel-width="100%" draw:z-index="70" draw:style-name="gr2" draw:text-style-name="P28" svg:width="0.0012in" svg:height="0.0213in"><text:p/></draw:rect></text:p>
      <text:p text:style-name="P26"><text:bookmark text:name="_heading=h.yzmxj3anrjtr"/><text:span text:style-name="T2">4️⃣ Manipulación de Archivos y Ruta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"><text:span text:style-name="T7">Expresión Regular</text:span></text:p>
          </table:table-cell>
          <table:table-cell table:style-name="Table7.A1" office:value-type="string">
            <text:p text:style-name="P4"><text:span text:style-name="T7">Descripción</text:span></text:p>
          </table:table-cell>
          <table:table-cell table:style-name="Table7.A1" office:value-type="string">
            <text:p text:style-name="P4"><text:span text:style-name="T7">Ejemplo de uso</text:span></text:p>
          </table:table-cell>
        </table:table-row>
        <table:table-row table:style-name="Table7.2">
          <table:table-cell table:style-name="Table7.A1" office:value-type="string">
            <text:p text:style-name="P3"><text:span text:style-name="T4">^/([^/\0]+/)*[^/\0]+$</text:span></text:p>
          </table:table-cell>
          <table:table-cell table:style-name="Table7.A1" office:value-type="string">
            <text:p text:style-name="P3">Ruta absoluta de archivo o carpeta</text:p>
          </table:table-cell>
          <table:table-cell table:style-name="Table7.A1" office:value-type="string">
            <text:p text:style-name="P3"><text:span text:style-name="T4">grep -E "^/([^/\0]+/)*[^/\0]+$" archivo.txt</text:span></text:p>
          </table:table-cell>
        </table:table-row>
        <table:table-row table:style-name="Table7.3">
          <table:table-cell table:style-name="Table7.A1" office:value-type="string">
            <text:p text:style-name="P3"><text:span text:style-name="T4">^([a-zA-Z]:\\)?(\\[a-zA-Z0-9_.-]+)+\\?$</text:span></text:p>
          </table:table-cell>
          <table:table-cell table:style-name="Table7.A1" office:value-type="string">
            <text:p text:style-name="P3">Ruta en Windows</text:p>
          </table:table-cell>
          <table:table-cell table:style-name="Table7.A1" office:value-type="string">
            <text:p text:style-name="P3"><text:span text:style-name="T4">grep -E "^([a-zA-Z]:\\)?(\\[a-zA-Z0-9_.-]+)+\\?$" archivo.txt</text:span></text:p>
          </table:table-cell>
        </table:table-row>
        <table:table-row table:style-name="Table7.2">
          <table:table-cell table:style-name="Table7.A1" office:value-type="string">
            <text:p text:style-name="P3"><text:span text:style-name="T4">^[a-zA-Z0-9_.-]+\.[a-zA-Z0-9]+$</text:span></text:p>
          </table:table-cell>
          <table:table-cell table:style-name="Table7.A1" office:value-type="string">
            <text:p text:style-name="P3">Nombre de archivo con extensión</text:p>
          </table:table-cell>
          <table:table-cell table:style-name="Table7.A1" office:value-type="string">
            <text:p text:style-name="P3"><text:span text:style-name="T4">grep -E "^[a-zA-Z0-9_.-]+\.[a-zA-Z0-9]+$" archivo.txt</text:span></text:p>
          </table:table-cell>
        </table:table-row>
      </table:table>
      <text:p text:style-name="P3"><draw:rect text:anchor-type="as-char" style:rel-width="100%" draw:z-index="71" draw:style-name="gr2" draw:text-style-name="P28" svg:width="0.0012in" svg:height="0.0213in"><text:p/></draw:rect></text:p>
      <text:p text:style-name="P26"><text:bookmark text:name="_heading=h.razo6tpd1m7o"/><text:span text:style-name="T2">5️⃣ Filtrado de Palabras y Caracter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<text:span text:style-name="T7">Expresión Regular</text:span></text:p>
          </table:table-cell>
          <table:table-cell table:style-name="Table8.A1" office:value-type="string">
            <text:p text:style-name="P4"><text:span text:style-name="T7">Descripción</text:span></text:p>
          </table:table-cell>
          <table:table-cell table:style-name="Table8.A1" office:value-type="string">
            <text:p text:style-name="P4"><text:span text:style-name="T7">Ejemplo de uso</text:span></text:p>
          </table:table-cell>
        </table:table-row>
        <table:table-row table:style-name="Table8.2">
          <table:table-cell table:style-name="Table8.A1" office:value-type="string">
            <text:p text:style-name="P3"><text:span text:style-name="T4">\bpalabra\b</text:span></text:p>
          </table:table-cell>
          <table:table-cell table:style-name="Table8.A1" office:value-type="string">
            <text:p text:style-name="P3">Buscar una palabra exacta</text:p>
          </table:table-cell>
          <table:table-cell table:style-name="Table8.A1" office:value-type="string">
            <text:p text:style-name="P3"><text:span text:style-name="T4">grep -E "\berror\b" archivo.txt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4">[^a-zA-Z0-9]</text:span></text:p>
          </table:table-cell>
          <table:table-cell table:style-name="Table8.A1" office:value-type="string">
            <text:p text:style-name="P3">Caracteres especiales (no alfanuméricos)</text:p>
          </table:table-cell>
          <table:table-cell table:style-name="Table8.A1" office:value-type="string">
            <text:p text:style-name="P3"><text:span text:style-name="T4">grep -E "[^a-zA-Z0-9]" archivo.txt</text:span></text:p>
          </table:table-cell>
        </table:table-row>
        <table:table-row table:style-name="Table8.4">
          <table:table-cell table:style-name="Table8.A1" office:value-type="string">
            <text:p text:style-name="P3"><text:span text:style-name="T4">^$</text:span></text:p>
          </table:table-cell>
          <table:table-cell table:style-name="Table8.A1" office:value-type="string">
            <text:p text:style-name="P3">Líneas en blanco</text:p>
          </table:table-cell>
          <table:table-cell table:style-name="Table8.A1" office:value-type="string">
            <text:p text:style-name="P3"><text:span text:style-name="T4">grep -E "^$" archivo.txt</text:span></text:p>
          </table:table-cell>
        </table:table-row>
        <table:table-row table:style-name="Table8.4">
          <table:table-cell table:style-name="Table8.A1" office:value-type="string">
            <text:p text:style-name="P3"><text:span text:style-name="T4">\s+</text:span></text:p>
          </table:table-cell>
          <table:table-cell table:style-name="Table8.A1" office:value-type="string">
            <text:p text:style-name="P3">Espacios en blanco (uno o más)</text:p>
          </table:table-cell>
          <table:table-cell table:style-name="Table8.A1" office:value-type="string">
            <text:p text:style-name="P3"><text:span text:style-name="T4">grep -E "\s+" archivo.txt</text:span></text:p>
          </table:table-cell>
        </table:table-row>
        <table:table-row table:style-name="Table8.4">
          <table:table-cell table:style-name="Table8.A1" office:value-type="string">
            <text:p text:style-name="P3">`^\s+</text:p>
          </table:table-cell>
          <table:table-cell table:style-name="Table8.A1" office:value-type="string">
            <text:p text:style-name="P3">\s+$`</text:p>
          </table:table-cell>
          <table:table-cell table:style-name="Table8.A1" office:value-type="string">
            <text:p text:style-name="P3">Espacios al inicio o final de línea</text:p>
          </table:table-cell>
        </table:table-row>
      </table:table>
      <text:p text:style-name="P3"><draw:rect text:anchor-type="as-char" style:rel-width="100%" draw:z-index="72" draw:style-name="gr2" draw:text-style-name="P28" svg:width="0.0012in" svg:height="0.0213in"><text:p/></draw:rect></text:p>
      <text:p text:style-name="P26"><text:bookmark text:name="_heading=h.zg891okkr8er"/><text:soft-page-break/><text:span text:style-name="T2">6️⃣ Expresiones para Comandos </text:span><text:span text:style-name="T3">sed</text:span><text:span text:style-name="T2">, </text:span><text:span text:style-name="T3">awk</text:span><text:span text:style-name="T2">, </text:span><text:span text:style-name="T3">grep</text:span></text:p>
      <text:p text:style-name="P21"><text:bookmark text:name="_heading=h.irnfe58r3hk2"/><text:span text:style-name="T10">🔹 Eliminar espacios en blanco al inicio y final</text:span></text:p>
      <text:p text:style-name="P3">sed 's/^[ \t]*//;s/[ \t]*$//'</text:p>
      <text:p text:style-name="P3"/>
      <text:p text:style-name="P21"><text:bookmark text:name="_heading=h.twjsq6vd0eit"/><text:span text:style-name="T10">🔹 Reemplazar todas las ocurrencias de "foo" por "bar"</text:span></text:p>
      <text:p text:style-name="P3">sed 's/foo/bar/g'</text:p>
      <text:p text:style-name="P3"/>
      <text:p text:style-name="P21"><text:bookmark text:name="_heading=h.2qahd36kx5xt"/><text:span text:style-name="T10">🔹 Extraer la primera columna de un archivo separado por espacios</text:span></text:p>
      <text:p text:style-name="P3">awk '{print $1}'</text:p>
      <text:p text:style-name="P3"/>
      <text:p text:style-name="P21"><text:bookmark text:name="_heading=h.5uf1p3xtifzt"/><text:span text:style-name="T10">🔹 Eliminar líneas duplicadas</text:span></text:p>
      <text:p text:style-name="P3">sort archivo.txt | uniq</text:p>
      <text:p text:style-name="P3"/>
      <text:p text:style-name="P21"><text:bookmark text:name="_heading=h.m6z66f8nkz4t"/><text:span text:style-name="T10">🔹 Mostrar líneas que no contengan un patrón</text:span></text:p>
      <text:p text:style-name="P3">grep -v "patrón" archivo.txt</text:p>
      <text:p text:style-name="P3"/>
      <text:p text:style-name="P3"><draw:rect text:anchor-type="as-char" style:rel-width="100%" draw:z-index="73" draw:style-name="gr2" draw:text-style-name="P28" svg:width="0.0012in" svg:height="0.0213in"><text:p/></draw:rect></text:p>
      <text:p text:style-name="P26"><text:bookmark text:name="_heading=h.sj3gh96cuq1a"/><text:span text:style-name="T2">7️⃣ Expresiones para Formatos Específicos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"><text:span text:style-name="T7">Expresión Regular</text:span></text:p>
          </table:table-cell>
          <table:table-cell table:style-name="Table9.A1" office:value-type="string">
            <text:p text:style-name="P4"><text:span text:style-name="T7">Descripción</text:span></text:p>
          </table:table-cell>
          <table:table-cell table:style-name="Table9.A1" office:value-type="string">
            <text:p text:style-name="P4"><text:span text:style-name="T7">Ejemplo de uso</text:span></text:p>
          </table:table-cell>
        </table:table-row>
        <table:table-row table:style-name="Table9.2">
          <table:table-cell table:style-name="Table9.A1" office:value-type="string">
            <text:p text:style-name="P3"><text:span text:style-name="T4">^[A-Z][a-z]+$</text:span></text:p>
          </table:table-cell>
          <table:table-cell table:style-name="Table9.A1" office:value-type="string">
            <text:p text:style-name="P3">Nombre propio (primera mayúscula, resto minúsculas)</text:p>
          </table:table-cell>
          <table:table-cell table:style-name="Table9.A1" office:value-type="string">
            <text:p text:style-name="P3"><text:span text:style-name="T4">grep -E "^[A-Z][a-z]+$" archivo.txt</text:span></text:p>
          </table:table-cell>
        </table:table-row>
        <table:table-row table:style-name="Table9.2">
          <table:table-cell table:style-name="Table9.A1" office:value-type="string">
            <text:p text:style-name="P3"><text:span text:style-name="T4">^\+?[0-9]{1,3}-?[0-9]{6,10}$</text:span></text:p>
          </table:table-cell>
          <table:table-cell table:style-name="Table9.A1" office:value-type="string">
            <text:p text:style-name="P3">Número de teléfono internacional</text:p>
          </table:table-cell>
          <table:table-cell table:style-name="Table9.A1" office:value-type="string">
            <text:p text:style-name="P3"><text:span text:style-name="T4">grep -E "^\+?[0-9]{1,3}-?[0-9]{6,10}$" archivo.txt</text:span></text:p>
          </table:table-cell>
        </table:table-row>
        <table:table-row table:style-name="Table9.2">
          <table:table-cell table:style-name="Table9.A1" office:value-type="string">
            <text:p text:style-name="P3"><text:span text:style-name="T4">^#[0-9A-Fa-f]{6}$</text:span></text:p>
          </table:table-cell>
          <table:table-cell table:style-name="Table9.A1" office:value-type="string">
            <text:p text:style-name="P3">Código de color HEX (ej. <text:span text:style-name="T4">#FFA07A</text:span>)</text:p>
          </table:table-cell>
          <table:table-cell table:style-name="Table9.A1" office:value-type="string">
            <text:p text:style-name="P3"><text:span text:style-name="T4">grep -E "^#[0-9A-Fa-f]{6}$" archivo.txt</text:span></text:p>
          </table:table-cell>
        </table:table-row>
      </table:table>
      <text:p text:style-name="P3"><draw:rect text:anchor-type="as-char" style:rel-width="100%" draw:z-index="74" draw:style-name="gr2" draw:text-style-name="P28" svg:width="0.0012in" svg:height="0.0213in"><text:p/></draw:rect></text:p>
      <text:p text:style-name="P22"><text:bookmark text:name="_heading=h.9zd7mu3zxr6t"/><text:span text:style-name="T8">📌 CONSEJOS PARA EL EXAMEN</text:span></text:p>
      <text:list xml:id="list1810183701" text:style-name="WWNum3">
        <text:list-item>
          <text:p text:style-name="P9"><text:span text:style-name="T7">Usa </text:span><text:span text:style-name="T6">grep -E</text:span> para aplicar expresiones regulares extendidas.</text:p>
        </text:list-item>
        <text:list-item>
          <text:p text:style-name="P12"><text:span text:style-name="T7">Usa </text:span><text:span text:style-name="T6">sed</text:span><text:span text:style-name="T7"> y </text:span><text:span text:style-name="T6">awk</text:span> para manipular texto de manera eficiente.</text:p>
        </text:list-item>
        <text:list-item>
          <text:p text:style-name="P16"><text:span text:style-name="T7">Combina con </text:span><text:span text:style-name="T6">sort</text:span><text:span text:style-name="T7">, </text:span><text:span text:style-name="T6">uniq</text:span><text:span text:style-name="T7">, </text:span><text:span text:style-name="T6">cut</text:span><text:span text:style-name="T7">, </text:span><text:span text:style-name="T6">tr</text:span> para procesar archivos de texto.</text:p>
        </text:list-item>
      </text:list>
      <text:p text:style-name="P3"><text:soft-page-break/><text:span text:style-name="T7">Prueba las expresiones con </text:span><text:span text:style-name="T6">echo</text:span><text:span text:style-name="T7"> antes de usarlas en archivos reales</text:span>:<text:line-break/> echo "Texto a probar" | grep -E "expresión"</text:p>
      <text:list xml:id="list170918289716218" text:continue-numbering="true" text:style-name="WWNum3">
        <text:list-item>
          <text:p text:style-name="P9"/>
        </text:list-item>
        <text:list-item>
          <text:p text:style-name="P16"><text:span text:style-name="T7">Si tienes dudas en el examen, usa </text:span><text:span text:style-name="T6">man comando</text:span> para ver la documentación.</text:p>
        </text:list-item>
      </text:list>
      <text:p text:style-name="P3"><draw:rect text:anchor-type="as-char" style:rel-width="100%" draw:z-index="75" draw:style-name="gr2" draw:text-style-name="P28" svg:width="0.0012in" svg:height="0.0213in"><text:p/></draw:rect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tos" svg:font-family="Apto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Aptos1" style:font-size-asian="12pt" style:language-asian="zh" style:country-asian="CN" style:font-name-complex="Apto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false" style:font-name-asian="Aptos1" style:font-size-asian="12pt" style:language-asian="zh" style:country-asian="CN" style:font-name-complex="Apto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0T07:51:00</meta:creation-date>
    <meta:initial-creator>Bryan Zavala</meta:initial-creator>
    <meta:document-statistic meta:table-count="9" meta:image-count="0" meta:object-count="0" meta:page-count="75" meta:paragraph-count="1684" meta:word-count="7736" meta:character-count="51237" meta:non-whitespace-character-count="42294"/>
    <meta:generator>LibreOfficeDev/6.0.5.2$Linux_X86_64 LibreOffice_project/</meta:generator>
  </office:meta>
</office:document-meta>
</file>